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82">
            <text:p>4.82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8">
            <text:p>2.98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table:number-columns-repeated="3"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table:number-columns-repeated="3" office:value-type="float" office:value="1">
            <text:p>1</text:p>
          </table:table-cell>
          <table:table-cell office:value-type="float" office:value="7.25">
            <text:p>7.25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7">
            <text:p>2.87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2">
            <text:p>2.72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.895">
            <text:p>2.89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.81">
            <text:p>11.81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table:number-columns-repeated="3" office:value-type="float" office:value="1">
            <text:p>1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table:number-columns-repeated="3" office:value-type="float" office:value="1">
            <text:p>1</text:p>
          </table:table-cell>
          <table:table-cell office:value-type="float" office:value="4.12">
            <text:p>4.12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340">
            <text:p>3340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table:number-columns-repeated="3" office:value-type="float" office:value="1">
            <text:p>1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table:number-columns-repeated="3" office:value-type="float" office:value="1">
            <text:p>1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95">
            <text:p>2.19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25">
            <text:p>2.425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35">
            <text:p>2.435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51666666666667">
            <text:p>2.5166666667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.92">
            <text:p>3.92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table:number-columns-repeated="3" office:value-type="float" office:value="1">
            <text:p>1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table:number-columns-repeated="3"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table:number-columns-repeated="3" office:value-type="float" office:value="1">
            <text:p>1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7">
            <text:p>2.57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table:number-columns-repeated="3" office:value-type="float" office:value="1">
            <text:p>1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45666666666667">
            <text:p>2.4566666667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94">
            <text:p>2.194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585">
            <text:p>2.585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table:number-columns-repeated="3"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table:number-columns-repeated="3" office:value-type="float" office:value="1">
            <text:p>1</text:p>
          </table:table-cell>
          <table:table-cell office:value-type="float" office:value="3.65">
            <text:p>3.65</text:p>
          </table:table-cell>
        </table:table-row>
        <table:table-row table:style-name="ro2" table:visibility="filter">
          <table:table-cell office:value-type="float" office:value="2588">
            <text:p>2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table:number-columns-repeated="3"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622">
            <text:p>3622</text:p>
          </table:table-cell>
          <table:table-cell table:number-columns-repeated="3" office:value-type="float" office:value="1">
            <text:p>1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9">
            <text:p>2.99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54">
            <text:p>3.54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table:number-columns-repeated="3" office:value-type="float" office:value="1">
            <text:p>1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table:number-columns-repeated="3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475">
            <text:p>2.475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table:number-columns-repeated="3" office:value-type="float" office:value="1">
            <text:p>1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425">
            <text:p>3.425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table:number-columns-repeated="3" office:value-type="float" office:value="1">
            <text:p>1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table:number-columns-repeated="3" office:value-type="float" office:value="1">
            <text:p>1</text:p>
          </table:table-cell>
          <table:table-cell office:value-type="float" office:value="2.62">
            <text:p>2.62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table:number-columns-repeated="3"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05">
            <text:p>2.305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45">
            <text:p>3.845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table:number-columns-repeated="3"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73">
            <text:p>3.73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445">
            <text:p>2.445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02">
            <text:p>4.02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table:number-columns-repeated="3" office:value-type="float" office:value="1">
            <text:p>1</text:p>
          </table:table-cell>
          <table:table-cell office:value-type="float" office:value="3.7">
            <text:p>3.7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table:number-columns-repeated="3" office:value-type="float" office:value="1">
            <text:p>1</text:p>
          </table:table-cell>
          <table:table-cell office:value-type="float" office:value="5.5">
            <text:p>5.5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64">
            <text:p>6.64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35">
            <text:p>4.35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table:number-columns-repeated="3"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.25">
            <text:p>9.25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.005">
            <text:p>4.005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.35666666666667">
            <text:p>3.3566666667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table:number-columns-repeated="3" office:value-type="float" office:value="1">
            <text:p>1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903">
            <text:p>2903</text:p>
          </table:table-cell>
          <table:table-cell table:number-columns-repeated="3" office:value-type="float" office:value="1">
            <text:p>1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53">
            <text:p>4.53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05">
            <text:p>2.10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table:number-columns-repeated="3" office:value-type="float" office:value="1">
            <text:p>1</text:p>
          </table:table-cell>
          <table:table-cell office:value-type="float" office:value="4.8">
            <text:p>4.8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3" office:value-type="float" office:value="1">
            <text:p>1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51">
            <text:p>4.51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table:number-columns-repeated="3" office:value-type="float" office:value="1">
            <text:p>1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62">
            <text:p>3.62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table:number-columns-repeated="3" office:value-type="float" office:value="1">
            <text:p>1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455">
            <text:p>2.455</text:p>
          </table:table-cell>
        </table:table-row>
        <table:table-row table:style-name="ro2" table:visibility="filter">
          <table:table-cell office:value-type="float" office:value="3304">
            <text:p>3304</text:p>
          </table:table-cell>
          <table:table-cell table:number-columns-repeated="3"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table:number-columns-repeated="3"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825">
            <text:p>3.825</text:p>
          </table:table-cell>
        </table:table-row>
        <table:table-row table:style-name="ro2" table:visibility="filter">
          <table:table-cell office:value-type="float" office:value="2172">
            <text:p>2172</text:p>
          </table:table-cell>
          <table:table-cell table:number-columns-repeated="3" office:value-type="float" office:value="1">
            <text:p>1</text:p>
          </table:table-cell>
          <table:table-cell office:value-type="float" office:value="2.97">
            <text:p>2.97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2187">
            <text:p>2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2">
            <text:p>3.32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table:number-columns-repeated="3" office:value-type="float" office:value="1">
            <text:p>1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table:number-columns-repeated="3" office:value-type="float" office:value="1">
            <text:p>1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35">
            <text:p>5.35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625">
            <text:p>2.625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603">
            <text:p>2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4">
            <text:p>3.24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57">
            <text:p>4.57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4">
            <text:p>2.74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39">
            <text:p>3.39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72">
            <text:p>3.72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25">
            <text:p>2.42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74">
            <text:p>3.74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table:number-columns-repeated="3" office:value-type="float" office:value="1">
            <text:p>1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3" office:value-type="float" office:value="1">
            <text:p>1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table:number-columns-repeated="3" office:value-type="float" office:value="1">
            <text:p>1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3338">
            <text:p>3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3">
            <text:p>4.13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table:number-columns-repeated="3" office:value-type="float" office:value="1">
            <text:p>1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95">
            <text:p>3.295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3" office:value-type="float" office:value="1">
            <text:p>1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table:number-columns-repeated="3" office:value-type="float" office:value="1">
            <text:p>1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165">
            <text:p>3165</text:p>
          </table:table-cell>
          <table:table-cell table:number-columns-repeated="3" office:value-type="float" office:value="1">
            <text:p>1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table:number-columns-repeated="3" office:value-type="float" office:value="1">
            <text:p>1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906">
            <text:p>29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385">
            <text:p>23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table:number-columns-repeated="3" office:value-type="float" office:value="1">
            <text:p>1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2659">
            <text:p>2659</text:p>
          </table:table-cell>
          <table:table-cell table:number-columns-repeated="3"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776">
            <text:p>2776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749">
            <text:p>2749</text:p>
          </table:table-cell>
          <table:table-cell table:number-columns-repeated="3" office:value-type="float" office:value="1">
            <text:p>1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9">
            <text:p>2.9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9">
            <text:p>2.59</text:p>
          </table:table-cell>
        </table:table-row>
        <table:table-row table:style-name="ro2" table:visibility="filter">
          <table:table-cell office:value-type="float" office:value="2740">
            <text:p>2740</text:p>
          </table:table-cell>
          <table:table-cell table:number-columns-repeated="3"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table:number-columns-repeated="3" office:value-type="float" office:value="1">
            <text:p>1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44">
            <text:p>3.44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table:number-columns-repeated="3" office:value-type="float" office:value="1">
            <text:p>1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table:number-columns-repeated="3" office:value-type="float" office:value="1">
            <text:p>1</text:p>
          </table:table-cell>
          <table:table-cell office:value-type="float" office:value="3.58">
            <text:p>3.58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table:number-columns-repeated="3" office:value-type="float" office:value="1">
            <text:p>1</text:p>
          </table:table-cell>
          <table:table-cell office:value-type="float" office:value="2.84">
            <text:p>2.84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table:number-columns-repeated="3" office:value-type="float" office:value="1">
            <text:p>1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3" office:value-type="float" office:value="1">
            <text:p>1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3" office:value-type="float" office:value="1">
            <text:p>1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294">
            <text:p>32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table:number-columns-repeated="3" office:value-type="float" office:value="1">
            <text:p>1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table:number-columns-repeated="3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2336">
            <text:p>2336</text:p>
          </table:table-cell>
          <table:table-cell table:number-columns-repeated="3" office:value-type="float" office:value="1">
            <text:p>1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551">
            <text:p>35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5">
            <text:p>2.95</text:p>
          </table:table-cell>
        </table:table-row>
        <table:table-row table:style-name="ro2" table:visibility="filter">
          <table:table-cell office:value-type="float" office:value="3799">
            <text:p>3799</text:p>
          </table:table-cell>
          <table:table-cell table:number-columns-repeated="3"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263">
            <text:p>3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table:number-columns-repeated="3"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table:number-columns-repeated="3" office:value-type="float" office:value="1">
            <text:p>1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2549">
            <text:p>2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table:number-columns-repeated="3" office:value-type="float" office:value="1">
            <text:p>1</text:p>
          </table:table-cell>
          <table:table-cell office:value-type="float" office:value="5.29">
            <text:p>5.29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table:number-columns-repeated="3" office:value-type="float" office:value="1">
            <text:p>1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750">
            <text:p>27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369">
            <text:p>23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table:number-columns-repeated="3" office:value-type="float" office:value="1">
            <text:p>1</text:p>
          </table:table-cell>
          <table:table-cell office:value-type="float" office:value="4.83">
            <text:p>4.83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table:number-columns-repeated="3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table:number-columns-repeated="3" office:value-type="float" office:value="1">
            <text:p>1</text:p>
          </table:table-cell>
          <table:table-cell office:value-type="float" office:value="5.5">
            <text:p>5.5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table:number-columns-repeated="3" office:value-type="float" office:value="1">
            <text:p>1</text:p>
          </table:table-cell>
          <table:table-cell office:value-type="float" office:value="2.96">
            <text:p>2.96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8">
            <text:p>3.38</text:p>
          </table:table-cell>
        </table:table-row>
        <table:table-row table:style-name="ro2" table:visibility="filter">
          <table:table-cell office:value-type="float" office:value="2412">
            <text:p>2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65">
            <text:p>3.65</text:p>
          </table:table-cell>
        </table:table-row>
        <table:table-row table:style-name="ro2" table:visibility="filter">
          <table:table-cell office:value-type="float" office:value="2193">
            <text:p>2193</text:p>
          </table:table-cell>
          <table:table-cell table:number-columns-repeated="3" office:value-type="float" office:value="1">
            <text:p>1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table:number-columns-repeated="3" office:value-type="float" office:value="1">
            <text:p>1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2.79222222222222">
            <text:p>2.7922222222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2.40666666666667">
            <text:p>2.4066666667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848">
            <text:p>2.848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3.116">
            <text:p>3.116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194">
            <text:p>2.194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3.736">
            <text:p>3.736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808">
            <text:p>2.808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878">
            <text:p>2.878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312">
            <text:p>2.312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4.082">
            <text:p>4.082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638">
            <text:p>2.638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4.082">
            <text:p>4.082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631">
            <text:p>2.631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2.63111111111111">
            <text:p>2.6311111111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2.82111111111111">
            <text:p>2.8211111111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2.80307692307692">
            <text:p>2.8030769231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.44625">
            <text:p>3.44625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885">
            <text:p>2.885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5875">
            <text:p>2.5875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53625">
            <text:p>2.53625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0575">
            <text:p>2.057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4825">
            <text:p>2.4825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515">
            <text:p>2.515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4.8125">
            <text:p>4.81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3.3375">
            <text:p>3.3375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3.6425">
            <text:p>3.642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595">
            <text:p>2.595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3.02">
            <text:p>3.02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345">
            <text:p>2.345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3.245">
            <text:p>3.245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505">
            <text:p>2.505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7675">
            <text:p>2.7675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3.2625">
            <text:p>3.262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8175">
            <text:p>2.8175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4.37">
            <text:p>4.37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2.45142857142857">
            <text:p>2.4514285714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2.30529411764706">
            <text:p>2.3052941176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2.44588235294118">
            <text:p>2.4458823529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2.291">
            <text:p>2.291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2.519">
            <text:p>2.519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2.1678947368421">
            <text:p>2.1678947368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66333333333333">
            <text:p>2.6633333333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61333333333333">
            <text:p>2.6133333333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54666666666667">
            <text:p>2.5466666667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58666666666667">
            <text:p>2.5866666667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59333333333333">
            <text:p>2.5933333333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8555555555556">
            <text:p>2.2855555556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80833333333333">
            <text:p>2.8083333333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6333333333333">
            <text:p>2.1633333333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0333333333333">
            <text:p>2.3033333333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67333333333333">
            <text:p>2.6733333333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3458333333333">
            <text:p>2.2345833333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52333333333333">
            <text:p>2.5233333333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49666666666667">
            <text:p>2.4966666667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53833333333333">
            <text:p>2.5383333333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6444444444444">
            <text:p>2.2644444444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43333333333333">
            <text:p>2.4333333333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83333333333333">
            <text:p>2.8333333333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23666666666667">
            <text:p>3.2366666667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59444444444444">
            <text:p>2.5944444444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41666666666667">
            <text:p>3.4166666667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03333333333333">
            <text:p>2.0333333333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30333333333333">
            <text:p>3.3033333333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68666666666667">
            <text:p>3.6866666667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59066666666667">
            <text:p>2.5906666667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8166666666667">
            <text:p>2.3816666667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2333333333333">
            <text:p>2.3233333333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21666666666667">
            <text:p>3.2166666667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4333333333333">
            <text:p>2.2433333333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5666666666667">
            <text:p>2.1566666667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84333333333333">
            <text:p>2.8433333333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0666666666667">
            <text:p>2.2066666667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785">
            <text:p>2.785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4333333333333">
            <text:p>2.3433333333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235">
            <text:p>3.235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67666666666667">
            <text:p>2.6766666667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77666666666667">
            <text:p>2.7766666667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91666666666667">
            <text:p>2.9166666667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46666666666667">
            <text:p>2.4666666667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5833333333333">
            <text:p>2.3583333333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54333333333333">
            <text:p>2.5433333333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7333333333333">
            <text:p>2.1733333333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7666666666667">
            <text:p>2.2766666667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80333333333333">
            <text:p>2.8033333333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445">
            <text:p>3.44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5666666666667">
            <text:p>2.3566666667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4.51666666666667">
            <text:p>4.5166666667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4.55666666666667">
            <text:p>4.5566666667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4.56">
            <text:p>4.56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4666666666667">
            <text:p>2.346666666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3833333333333">
            <text:p>2.1383333333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855">
            <text:p>2.855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8333333333333">
            <text:p>2.2833333333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26">
            <text:p>3.26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92333333333333">
            <text:p>2.9233333333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09666666666667">
            <text:p>2.0966666667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3333333333333">
            <text:p>2.2333333333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51666666666667">
            <text:p>2.5166666667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72">
            <text:p>2.72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4.45666666666667">
            <text:p>4.4566666667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2.49620689655172">
            <text:p>2.4962068966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2.384">
            <text:p>2.384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2.37294117647059">
            <text:p>2.3729411765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.2804">
            <text:p>2.2804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2.29727272727273">
            <text:p>2.2972727273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2.38636363636364">
            <text:p>2.3863636364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2.76">
            <text:p>2.76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2.55363636363636">
            <text:p>2.5536363636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535">
            <text:p>2.535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3.37125">
            <text:p>3.37125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413125">
            <text:p>2.413125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2.40375">
            <text:p>2.4037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67125">
            <text:p>2.6712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4.69625">
            <text:p>4.6962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3.22625">
            <text:p>3.2262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725">
            <text:p>2.725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3.73076923076923">
            <text:p>3.7307692308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3.30307692307692">
            <text:p>3.3030769231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608695652173913">
            <text:p>0.6086956522</text:p>
          </table:table-cell>
          <table:table-cell office:value-type="float" office:value="3.32391304347826">
            <text:p>3.3239130435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224">
            <text:p>2.224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502">
            <text:p>2.502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731">
            <text:p>2.731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641">
            <text:p>2.641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4.088">
            <text:p>4.088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.37">
            <text:p>3.37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402">
            <text:p>2.402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8866666666667">
            <text:p>2.1886666667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58266666666667">
            <text:p>2.5826666667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538">
            <text:p>2.538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3.896">
            <text:p>3.896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94">
            <text:p>2.94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422">
            <text:p>2.422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31933333333333">
            <text:p>2.3193333333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3.424">
            <text:p>3.424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358">
            <text:p>2.358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909">
            <text:p>2.909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86">
            <text:p>2.286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.344">
            <text:p>3.344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.089">
            <text:p>3.089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714">
            <text:p>2.714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28">
            <text:p>2.128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474">
            <text:p>2.474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98">
            <text:p>2.298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498">
            <text:p>2.498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868">
            <text:p>2.868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3.682">
            <text:p>3.682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2.59814814814815">
            <text:p>2.5981481481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2.365">
            <text:p>2.36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3.17416666666667">
            <text:p>3.1741666667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29166666666667">
            <text:p>2.2916666667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3.00583333333333">
            <text:p>3.0058333333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2.75105263157895">
            <text:p>2.7510526316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3.23714285714286">
            <text:p>3.2371428571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175">
            <text:p>2.175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79071428571429">
            <text:p>2.7907142857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64214285714286">
            <text:p>2.6421428571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48285714285714">
            <text:p>2.4828571429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43428571428571">
            <text:p>2.4342857143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3.42428571428571">
            <text:p>3.4242857143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42571428571429">
            <text:p>2.4257142857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46142857142857">
            <text:p>2.4614285714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60571428571429">
            <text:p>2.6057142857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571428571428571">
            <text:p>0.5714285714</text:p>
          </table:table-cell>
          <table:table-cell office:value-type="float" office:value="4.60428571428571">
            <text:p>4.6042857143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2.46233333333333">
            <text:p>2.4623333333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566666666666667">
            <text:p>0.5666666667</text:p>
          </table:table-cell>
          <table:table-cell office:value-type="float" office:value="3.28233333333333">
            <text:p>3.2823333333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2.4575">
            <text:p>2.457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2.555">
            <text:p>2.55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5625">
            <text:p>0.5625</text:p>
          </table:table-cell>
          <table:table-cell office:value-type="float" office:value="3.406875">
            <text:p>3.406875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58139534883721">
            <text:p>0.5581395349</text:p>
          </table:table-cell>
          <table:table-cell office:value-type="float" office:value="2.5446511627907">
            <text:p>2.5446511628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91111111111111">
            <text:p>2.9111111111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87555555555556">
            <text:p>2.8755555556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16333333333333">
            <text:p>2.1633333333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3.15666666666667">
            <text:p>3.1566666667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56444444444444">
            <text:p>2.5644444444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44666666666667">
            <text:p>2.4466666667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37666666666667">
            <text:p>2.3766666667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43222222222222">
            <text:p>2.4322222222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27888888888889">
            <text:p>2.2788888889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38555555555556">
            <text:p>2.3855555556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51222222222222">
            <text:p>2.5122222222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2.45551724137931">
            <text:p>2.4555172414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48387096774194">
            <text:p>0.5483870968</text:p>
          </table:table-cell>
          <table:table-cell office:value-type="float" office:value="2.59">
            <text:p>2.59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47619047619048">
            <text:p>0.5476190476</text:p>
          </table:table-cell>
          <table:table-cell office:value-type="float" office:value="2.47952380952381">
            <text:p>2.4795238095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19636363636364">
            <text:p>2.1963636364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63204545454546">
            <text:p>2.6320454545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44727272727273">
            <text:p>2.4472727273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61454545454546">
            <text:p>2.614545454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43454545454545">
            <text:p>2.4345454545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545454545454545">
            <text:p>0.5454545455</text:p>
          </table:table-cell>
          <table:table-cell office:value-type="float" office:value="3.14272727272727">
            <text:p>3.1427272727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96">
            <text:p>2.96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3.09538461538462">
            <text:p>3.0953846154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2.62153846153846">
            <text:p>2.6215384615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41615384615385">
            <text:p>2.4161538462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3.46846153846154">
            <text:p>3.4684615385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2.66166666666667">
            <text:p>2.6616666667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2.65066666666667">
            <text:p>2.6506666667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533333333333333">
            <text:p>0.5333333333</text:p>
          </table:table-cell>
          <table:table-cell office:value-type="float" office:value="3.634">
            <text:p>3.634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2.248">
            <text:p>2.248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3125">
            <text:p>0.53125</text:p>
          </table:table-cell>
          <table:table-cell office:value-type="float" office:value="3.3328125">
            <text:p>3.332812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2.25411764705882">
            <text:p>2.2541176471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2.44058823529412">
            <text:p>2.4405882353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2.81763157894737">
            <text:p>2.8176315789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2.46428571428571">
            <text:p>2.4642857143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2.49904761904762">
            <text:p>2.499047619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2.60571428571429">
            <text:p>2.6057142857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22727272727273">
            <text:p>0.5227272727</text:p>
          </table:table-cell>
          <table:table-cell office:value-type="float" office:value="2.42977272727273">
            <text:p>2.4297727273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2.4448">
            <text:p>2.4448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2.5398">
            <text:p>2.5398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2.4632">
            <text:p>2.4632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2.5936">
            <text:p>2.5936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2.28007407407407">
            <text:p>2.2800740741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2.63814814814815">
            <text:p>2.6381481481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.517543859649123">
            <text:p>0.5175438596</text:p>
          </table:table-cell>
          <table:table-cell office:value-type="float" office:value="2.15333333333333">
            <text:p>2.1533333333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12820512820513">
            <text:p>0.5128205128</text:p>
          </table:table-cell>
          <table:table-cell office:value-type="float" office:value="2.54307692307692">
            <text:p>2.5430769231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510204081632653">
            <text:p>0.5102040816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08196721311475">
            <text:p>0.5081967213</text:p>
          </table:table-cell>
          <table:table-cell office:value-type="float" office:value="2.15245901639344">
            <text:p>2.1524590164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505747126436782">
            <text:p>0.5057471264</text:p>
          </table:table-cell>
          <table:table-cell office:value-type="float" office:value="2.59413793103448">
            <text:p>2.594137931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9731343283582">
            <text:p>2.6973134328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65">
            <text:p>3.6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95">
            <text:p>3.295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5323529411765">
            <text:p>2.1532352941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8941176470588">
            <text:p>2.3894117647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05">
            <text:p>2.10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52">
            <text:p>2.652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75">
            <text:p>2.77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5916666666667">
            <text:p>2.5591666667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64">
            <text:p>2.664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4">
            <text:p>2.74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1333333333333">
            <text:p>2.8133333333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9416666666667">
            <text:p>2.8941666667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9.815">
            <text:p>9.815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725">
            <text:p>2.7725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15">
            <text:p>2.515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2357142857143">
            <text:p>2.3235714286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25">
            <text:p>2.2725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963">
            <text:p>2.963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775">
            <text:p>2.5775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6333333333333">
            <text:p>2.6633333333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8875">
            <text:p>2.38875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13">
            <text:p>3.313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58">
            <text:p>2.558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25">
            <text:p>2.525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26590909090909">
            <text:p>3.2659090909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0886363636364">
            <text:p>2.5088636364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80625">
            <text:p>2.680625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38">
            <text:p>2.538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375">
            <text:p>2.337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855">
            <text:p>2.285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2125">
            <text:p>2.62125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06">
            <text:p>2.606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934">
            <text:p>2.934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65">
            <text:p>2.865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7785714285714">
            <text:p>2.2778571429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8375">
            <text:p>2.5837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0857142857143">
            <text:p>2.3085714286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9375">
            <text:p>2.2937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9125">
            <text:p>2.39125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9">
            <text:p>2.59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63">
            <text:p>2.56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.445">
            <text:p>7.44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2.505">
            <text:p>12.50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62">
            <text:p>2.862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7833333333333">
            <text:p>3.1783333333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8923076923077">
            <text:p>2.8892307692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02">
            <text:p>2.502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92875">
            <text:p>3.9287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45">
            <text:p>2.64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375">
            <text:p>2.4375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975">
            <text:p>2.5975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166666666667">
            <text:p>2.2516666667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4">
            <text:p>2.74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075">
            <text:p>2.4075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333333333333">
            <text:p>2.2533333333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9357142857143">
            <text:p>3.2935714286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75">
            <text:p>2.575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75">
            <text:p>3.375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235">
            <text:p>3.235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3875">
            <text:p>2.7387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75">
            <text:p>2.775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2708333333333">
            <text:p>2.5270833333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35">
            <text:p>2.435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6970588235294">
            <text:p>2.2697058824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65">
            <text:p>2.465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3025">
            <text:p>2.43025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0923076923077">
            <text:p>2.1092307692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95">
            <text:p>2.495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425">
            <text:p>2.8425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7945652173913">
            <text:p>2.5794565217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7275">
            <text:p>3.7275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985">
            <text:p>3.98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15">
            <text:p>2.51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0166666666667">
            <text:p>2.1016666667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3944444444444">
            <text:p>2.4394444444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905">
            <text:p>2.905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875">
            <text:p>2.4875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25">
            <text:p>2.425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2666666666667">
            <text:p>2.4266666667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2">
            <text:p>2.82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9166666666667">
            <text:p>2.4916666667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30833333333333">
            <text:p>4.3083333333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725">
            <text:p>2.8725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88">
            <text:p>2.488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45">
            <text:p>2.145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275">
            <text:p>2.7275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025">
            <text:p>3.302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655">
            <text:p>3.655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8277777777778">
            <text:p>2.6827777778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55">
            <text:p>2.65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3">
            <text:p>13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25">
            <text:p>2.2725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85">
            <text:p>3.48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1925">
            <text:p>4.192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0375">
            <text:p>2.40375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575">
            <text:p>2.857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9975">
            <text:p>2.9975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925">
            <text:p>2.4925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625">
            <text:p>2.8625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3666666666667">
            <text:p>2.6366666667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6.05">
            <text:p>6.05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275">
            <text:p>2.6275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0833333333333">
            <text:p>2.6083333333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34555555555555">
            <text:p>3.3455555556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9">
            <text:p>3.09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42">
            <text:p>2.542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03833333333333">
            <text:p>3.0383333333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325">
            <text:p>3.0325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3625">
            <text:p>2.2362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95">
            <text:p>2.495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45">
            <text:p>2.045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61">
            <text:p>3.61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85">
            <text:p>2.585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565">
            <text:p>3.565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8666666666667">
            <text:p>2.6866666667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9.41">
            <text:p>9.41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8666666666667">
            <text:p>3.2866666667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175">
            <text:p>4.175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035">
            <text:p>3.03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7333333333333">
            <text:p>3.2733333333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075">
            <text:p>2.507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75">
            <text:p>2.77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48166666666667">
            <text:p>3.4816666667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915">
            <text:p>2.91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5333333333333">
            <text:p>2.4533333333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375">
            <text:p>2.27375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2.29">
            <text:p>22.29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6">
            <text:p>2.66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8.9525">
            <text:p>8.9525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25">
            <text:p>2.82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65">
            <text:p>2.365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85">
            <text:p>2.685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85">
            <text:p>2.485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37">
            <text:p>4.37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7583333333333">
            <text:p>2.5758333333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6214285714286">
            <text:p>2.5621428571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85">
            <text:p>2.08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4.245">
            <text:p>4.245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68">
            <text:p>2.468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025">
            <text:p>3.025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615">
            <text:p>3.615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325">
            <text:p>3.332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5.44">
            <text:p>5.4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65">
            <text:p>2.365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29">
            <text:p>2.729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875">
            <text:p>3.0875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1166666666667">
            <text:p>2.5116666667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4.825">
            <text:p>4.825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45">
            <text:p>2.745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5">
            <text:p>2.55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975">
            <text:p>2.0975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225">
            <text:p>3.225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5">
            <text:p>2.125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32166666666667">
            <text:p>3.3216666667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65">
            <text:p>2.065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5">
            <text:p>2.215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75">
            <text:p>2.47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14">
            <text:p>4.14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8333333333333">
            <text:p>2.5833333333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45">
            <text:p>3.545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4833333333333">
            <text:p>2.5483333333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77">
            <text:p>3.77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075">
            <text:p>2.5075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575">
            <text:p>3.57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35">
            <text:p>2.335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15">
            <text:p>3.15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205">
            <text:p>3.20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55">
            <text:p>2.455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5166666666667">
            <text:p>2.5516666667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46">
            <text:p>4.46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5025">
            <text:p>3.5025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625">
            <text:p>2.3625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8.6275">
            <text:p>8.6275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15">
            <text:p>3.515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6325">
            <text:p>3.6325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85">
            <text:p>2.785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65">
            <text:p>2.865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95">
            <text:p>2.395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55">
            <text:p>2.155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6.475">
            <text:p>6.47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975">
            <text:p>2.975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1">
            <text:p>3.11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25">
            <text:p>3.25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875">
            <text:p>4.875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615">
            <text:p>3.615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085">
            <text:p>3.085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965">
            <text:p>2.965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05">
            <text:p>3.505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105">
            <text:p>3.105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07">
            <text:p>3.07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175">
            <text:p>2.8175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85">
            <text:p>2.485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45">
            <text:p>2.145</text:p>
          </table:table-cell>
        </table:table-row>
        <table:table-row table:style-name="ro2" table:visibility="filter">
          <table:table-cell office:value-type="float" office:value="2603">
            <text:p>26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75">
            <text:p>2.575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46333333333333">
            <text:p>3.4633333333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95">
            <text:p>2.495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35">
            <text:p>2.73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2523">
            <text:p>252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785">
            <text:p>3.785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86">
            <text:p>3.86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.045">
            <text:p>5.045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4.32">
            <text:p>4.32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05">
            <text:p>3.405</text:p>
          </table:table-cell>
        </table:table-row>
        <table:table-row table:style-name="ro2" table:visibility="filter">
          <table:table-cell office:value-type="float" office:value="2781">
            <text:p>27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166666666667">
            <text:p>2.1616666667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9">
            <text:p>2.9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625">
            <text:p>2.062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6">
            <text:p>2.76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35">
            <text:p>2.435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.98">
            <text:p>5.98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85">
            <text:p>2.585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71">
            <text:p>3.71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7">
            <text:p>2.57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05">
            <text:p>2.705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0.496932515337423">
            <text:p>0.4969325153</text:p>
          </table:table-cell>
          <table:table-cell office:value-type="float" office:value="2.52638036809816">
            <text:p>2.5263803681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495145631067961">
            <text:p>0.4951456311</text:p>
          </table:table-cell>
          <table:table-cell office:value-type="float" office:value="2.44834951456311">
            <text:p>2.4483495146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489795918367347">
            <text:p>0.4897959184</text:p>
          </table:table-cell>
          <table:table-cell office:value-type="float" office:value="2.89979591836735">
            <text:p>2.8997959184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8936170212766">
            <text:p>0.4893617021</text:p>
          </table:table-cell>
          <table:table-cell office:value-type="float" office:value="2.9268085106383">
            <text:p>2.9268085106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</text:p>
          </table:table-cell>
          <table:table-cell office:value-type="float" office:value="2.45308510638298">
            <text:p>2.4530851064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88888888888889">
            <text:p>0.4888888889</text:p>
          </table:table-cell>
          <table:table-cell office:value-type="float" office:value="2.55711111111111">
            <text:p>2.5571111111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488888888888889">
            <text:p>0.4888888889</text:p>
          </table:table-cell>
          <table:table-cell office:value-type="float" office:value="2.57377777777778">
            <text:p>2.5737777778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.487341772151899">
            <text:p>0.4873417722</text:p>
          </table:table-cell>
          <table:table-cell office:value-type="float" office:value="2.26196202531646">
            <text:p>2.2619620253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486486486486487">
            <text:p>0.4864864865</text:p>
          </table:table-cell>
          <table:table-cell office:value-type="float" office:value="2.62945945945946">
            <text:p>2.6294594595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484536082474227">
            <text:p>0.4845360825</text:p>
          </table:table-cell>
          <table:table-cell office:value-type="float" office:value="2.42113402061856">
            <text:p>2.4211340206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83870967741936">
            <text:p>0.4838709677</text:p>
          </table:table-cell>
          <table:table-cell office:value-type="float" office:value="3.17290322580645">
            <text:p>3.1729032258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0.481981981981982">
            <text:p>0.481981982</text:p>
          </table:table-cell>
          <table:table-cell office:value-type="float" office:value="2.29558558558559">
            <text:p>2.2955855856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2.11666666666667">
            <text:p>2.1166666667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2.75666666666667">
            <text:p>2.7566666667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2.728">
            <text:p>2.728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478527607361963">
            <text:p>0.4785276074</text:p>
          </table:table-cell>
          <table:table-cell office:value-type="float" office:value="2.54128834355828">
            <text:p>2.5412883436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478260869565217">
            <text:p>0.4782608696</text:p>
          </table:table-cell>
          <table:table-cell office:value-type="float" office:value="3.26434782608696">
            <text:p>3.2643478261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2.57782608695652">
            <text:p>2.577826087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2.57695652173913">
            <text:p>2.5769565217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2.41391304347826">
            <text:p>2.4139130435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476744186046512">
            <text:p>0.476744186</text:p>
          </table:table-cell>
          <table:table-cell office:value-type="float" office:value="2.46244186046512">
            <text:p>2.4624418605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2.38690476190476">
            <text:p>2.3869047619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2.60619047619048">
            <text:p>2.6061904762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475409836065574">
            <text:p>0.4754098361</text:p>
          </table:table-cell>
          <table:table-cell office:value-type="float" office:value="2.41393442622951">
            <text:p>2.4139344262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2.32075">
            <text:p>2.32075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2.5485">
            <text:p>2.548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2.699">
            <text:p>2.699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2.99421052631579">
            <text:p>2.9942105263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58631578947368">
            <text:p>2.5863157895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2.23736842105263">
            <text:p>2.2373684211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72222222222222">
            <text:p>0.4722222222</text:p>
          </table:table-cell>
          <table:table-cell office:value-type="float" office:value="2.42666666666667">
            <text:p>2.4266666667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72222222222222">
            <text:p>0.4722222222</text:p>
          </table:table-cell>
          <table:table-cell office:value-type="float" office:value="2.37583333333333">
            <text:p>2.3758333333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471698113207547">
            <text:p>0.4716981132</text:p>
          </table:table-cell>
          <table:table-cell office:value-type="float" office:value="3.13849056603774">
            <text:p>3.138490566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53529411764706">
            <text:p>2.5352941176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470588235294118">
            <text:p>0.4705882353</text:p>
          </table:table-cell>
          <table:table-cell office:value-type="float" office:value="3.22176470588235">
            <text:p>3.2217647059</text:p>
          </table:table-cell>
        </table:table-row>
        <table:table-row table:style-name="ro2">
          <table:table-cell office:value-type="float" office:value="2439">
            <text:p>243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office:value-type="float" office:value="2.391">
            <text:p>2.391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469387755102041">
            <text:p>0.4693877551</text:p>
          </table:table-cell>
          <table:table-cell office:value-type="float" office:value="2.43897959183673">
            <text:p>2.4389795918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6875">
            <text:p>0.46875</text:p>
          </table:table-cell>
          <table:table-cell office:value-type="float" office:value="2.4084375">
            <text:p>2.4084375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31022222222222">
            <text:p>2.3102222222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75088888888889">
            <text:p>2.7508888889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851">
            <text:p>2.851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34266666666667">
            <text:p>2.3426666667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7.68266666666667">
            <text:p>7.6826666667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466165413533835">
            <text:p>0.4661654135</text:p>
          </table:table-cell>
          <table:table-cell office:value-type="float" office:value="2.20962406015038">
            <text:p>2.2096240602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466101694915254">
            <text:p>0.4661016949</text:p>
          </table:table-cell>
          <table:table-cell office:value-type="float" office:value="2.29161016949153">
            <text:p>2.291610169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46551724137931">
            <text:p>0.4655172414</text:p>
          </table:table-cell>
          <table:table-cell office:value-type="float" office:value="2.50413793103448">
            <text:p>2.504137931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70464285714286">
            <text:p>2.7046428571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2.87714285714286">
            <text:p>2.8771428571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464285714285714">
            <text:p>0.4642857143</text:p>
          </table:table-cell>
          <table:table-cell office:value-type="float" office:value="2.5875">
            <text:p>2.5875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30464285714286">
            <text:p>2.3046428571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462962962962963">
            <text:p>0.462962963</text:p>
          </table:table-cell>
          <table:table-cell office:value-type="float" office:value="2.57361111111111">
            <text:p>2.5736111111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35615384615385">
            <text:p>2.3561538462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43384615384615">
            <text:p>2.4338461538</text:p>
          </table:table-cell>
        </table:table-row>
        <table:table-row table:style-name="ro2" table:visibility="filter">
          <table:table-cell office:value-type="float" office:value="3461">
            <text:p>346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2.90807692307692">
            <text:p>2.9080769231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75615384615385">
            <text:p>2.7561538462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83384615384615">
            <text:p>2.8338461538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27692307692308">
            <text:p>2.2769230769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2.37076923076923">
            <text:p>2.3707692308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3.29076923076923">
            <text:p>3.2907692308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float" office:value="2.573">
            <text:p>2.573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58333333333333">
            <text:p>0.4583333333</text:p>
          </table:table-cell>
          <table:table-cell office:value-type="float" office:value="3.00583333333333">
            <text:p>3.0058333333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457831325301205">
            <text:p>0.4578313253</text:p>
          </table:table-cell>
          <table:table-cell office:value-type="float" office:value="2.3578313253012">
            <text:p>2.3578313253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457831325301205">
            <text:p>0.4578313253</text:p>
          </table:table-cell>
          <table:table-cell office:value-type="float" office:value="2.51975903614458">
            <text:p>2.5197590361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57142857142857">
            <text:p>0.4571428571</text:p>
          </table:table-cell>
          <table:table-cell office:value-type="float" office:value="2.306">
            <text:p>2.306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56140350877193">
            <text:p>0.4561403509</text:p>
          </table:table-cell>
          <table:table-cell office:value-type="float" office:value="2.51877192982456">
            <text:p>2.5187719298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455696202531646">
            <text:p>0.4556962025</text:p>
          </table:table-cell>
          <table:table-cell office:value-type="float" office:value="2.52367088607595">
            <text:p>2.5236708861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85393939393939">
            <text:p>2.8539393939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83886363636364">
            <text:p>2.8388636364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71272727272727">
            <text:p>2.7127272727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75090909090909">
            <text:p>2.7509090909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86636363636364">
            <text:p>2.8663636364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56454545454545">
            <text:p>2.564545454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67636363636364">
            <text:p>2.6763636364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3.04454545454545">
            <text:p>3.0445454545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454545454545455">
            <text:p>0.4545454545</text:p>
          </table:table-cell>
          <table:table-cell office:value-type="float" office:value="2.88454545454545">
            <text:p>2.884545454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49545454545455">
            <text:p>2.495454545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49636363636364">
            <text:p>2.4963636364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3.06363636363636">
            <text:p>3.0636363636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63818181818182">
            <text:p>2.6381818182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62909090909091">
            <text:p>2.6290909091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89181818181818">
            <text:p>2.8918181818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453703703703704">
            <text:p>0.4537037037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45360824742268">
            <text:p>0.4536082474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51612903225806">
            <text:p>0.4516129032</text:p>
          </table:table-cell>
          <table:table-cell office:value-type="float" office:value="2.58387096774194">
            <text:p>2.5838709677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5155">
            <text:p>2.5155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612">
            <text:p>2.612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4131">
            <text:p>2.4131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2.749">
            <text:p>2.749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2.852">
            <text:p>2.852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5055">
            <text:p>2.5055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44954128440367">
            <text:p>0.4495412844</text:p>
          </table:table-cell>
          <table:table-cell office:value-type="float" office:value="2.38825688073395">
            <text:p>2.3882568807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447368421052632">
            <text:p>0.4473684211</text:p>
          </table:table-cell>
          <table:table-cell office:value-type="float" office:value="2.70394736842105">
            <text:p>2.7039473684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447368421052632">
            <text:p>0.4473684211</text:p>
          </table:table-cell>
          <table:table-cell office:value-type="float" office:value="3.46921052631579">
            <text:p>3.4692105263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445544554455446">
            <text:p>0.4455445545</text:p>
          </table:table-cell>
          <table:table-cell office:value-type="float" office:value="2.2029702970297">
            <text:p>2.202970297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0.445205479452055">
            <text:p>0.4452054795</text:p>
          </table:table-cell>
          <table:table-cell office:value-type="float" office:value="2.41431506849315">
            <text:p>2.4143150685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53138888888889">
            <text:p>2.5313888889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65794871794872">
            <text:p>2.6579487179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58377777777778">
            <text:p>2.5837777778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64666666666667">
            <text:p>2.6466666667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53472222222222">
            <text:p>2.5347222222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45888888888889">
            <text:p>2.4588888889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29944444444444">
            <text:p>2.2994444444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56111111111111">
            <text:p>2.5611111111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59666666666667">
            <text:p>2.5966666667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52044444444444">
            <text:p>2.5204444444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67944444444444">
            <text:p>2.6794444444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80555555555556">
            <text:p>2.8055555556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46111111111111">
            <text:p>2.4611111111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88333333333333">
            <text:p>2.8833333333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92222222222222">
            <text:p>2.9222222222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81111111111111">
            <text:p>2.8111111111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71666666666667">
            <text:p>2.7166666667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25222222222222">
            <text:p>2.2522222222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35666666666667">
            <text:p>2.3566666667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74944444444444">
            <text:p>2.7494444444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3.75888888888889">
            <text:p>3.7588888889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443850267379679">
            <text:p>0.4438502674</text:p>
          </table:table-cell>
          <table:table-cell office:value-type="float" office:value="2.26299465240642">
            <text:p>2.2629946524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.443548387096774">
            <text:p>0.4435483871</text:p>
          </table:table-cell>
          <table:table-cell office:value-type="float" office:value="2.43258064516129">
            <text:p>2.4325806452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.443243243243243">
            <text:p>0.4432432432</text:p>
          </table:table-cell>
          <table:table-cell office:value-type="float" office:value="2.1732972972973">
            <text:p>2.1732972973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442622950819672">
            <text:p>0.4426229508</text:p>
          </table:table-cell>
          <table:table-cell office:value-type="float" office:value="2.68819672131148">
            <text:p>2.6881967213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442307692307692">
            <text:p>0.4423076923</text:p>
          </table:table-cell>
          <table:table-cell office:value-type="float" office:value="2.44903846153846">
            <text:p>2.449038461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442307692307692">
            <text:p>0.4423076923</text:p>
          </table:table-cell>
          <table:table-cell office:value-type="float" office:value="2.61865384615385">
            <text:p>2.6186538462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41860465116279">
            <text:p>0.4418604651</text:p>
          </table:table-cell>
          <table:table-cell office:value-type="float" office:value="2.23372093023256">
            <text:p>2.2337209302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40677966101695">
            <text:p>0.4406779661</text:p>
          </table:table-cell>
          <table:table-cell office:value-type="float" office:value="2.36457627118644">
            <text:p>2.3645762712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2.4228">
            <text:p>2.4228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2.5888">
            <text:p>2.5888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2.6862">
            <text:p>2.6862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2.1204">
            <text:p>2.1204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2.4228">
            <text:p>2.4228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438202247191011">
            <text:p>0.4382022472</text:p>
          </table:table-cell>
          <table:table-cell office:value-type="float" office:value="2.24955056179775">
            <text:p>2.2495505618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3.2140625">
            <text:p>3.2140625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47409722222222">
            <text:p>2.4740972222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4375">
            <text:p>0.4375</text:p>
          </table:table-cell>
          <table:table-cell office:value-type="float" office:value="3.660625">
            <text:p>3.660625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410625">
            <text:p>2.410625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4375">
            <text:p>0.4375</text:p>
          </table:table-cell>
          <table:table-cell office:value-type="float" office:value="3.4671875">
            <text:p>3.4671875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6475">
            <text:p>2.6475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2.633125">
            <text:p>2.633125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2.61625">
            <text:p>2.6162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707125">
            <text:p>2.707125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423">
            <text:p>423</text:p>
          </table:table-cell>
          <table:table-cell office:value-type="float" office:value="2">
            <text:p>2</text:p>
          </table:table-cell>
          <table:table-cell office:value-type="float" office:value="0.434988179669031">
            <text:p>0.4349881797</text:p>
          </table:table-cell>
          <table:table-cell office:value-type="float" office:value="2.14666666666667">
            <text:p>2.1466666667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34782608695652">
            <text:p>0.4347826087</text:p>
          </table:table-cell>
          <table:table-cell office:value-type="float" office:value="2.42086956521739">
            <text:p>2.4208695652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23782608695652">
            <text:p>2.237826087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434782608695652">
            <text:p>0.4347826087</text:p>
          </table:table-cell>
          <table:table-cell office:value-type="float" office:value="3.3595652173913">
            <text:p>3.3595652174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434343434343434">
            <text:p>0.4343434343</text:p>
          </table:table-cell>
          <table:table-cell office:value-type="float" office:value="2.63181818181818">
            <text:p>2.6318181818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0.433823529411765">
            <text:p>0.4338235294</text:p>
          </table:table-cell>
          <table:table-cell office:value-type="float" office:value="2.31654411764706">
            <text:p>2.3165441176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433628318584071">
            <text:p>0.4336283186</text:p>
          </table:table-cell>
          <table:table-cell office:value-type="float" office:value="2.38274336283186">
            <text:p>2.3827433628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33333333333333">
            <text:p>0.4333333333</text:p>
          </table:table-cell>
          <table:table-cell office:value-type="float" office:value="2.51633333333333">
            <text:p>2.5163333333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433333333333333">
            <text:p>0.4333333333</text:p>
          </table:table-cell>
          <table:table-cell office:value-type="float" office:value="2.7815">
            <text:p>2.7815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2.621">
            <text:p>2.621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33333333333333">
            <text:p>0.4333333333</text:p>
          </table:table-cell>
          <table:table-cell office:value-type="float" office:value="2.75266666666667">
            <text:p>2.7526666667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432989690721649">
            <text:p>0.4329896907</text:p>
          </table:table-cell>
          <table:table-cell office:value-type="float" office:value="2.39340206185567">
            <text:p>2.3934020619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.431818181818182">
            <text:p>0.4318181818</text:p>
          </table:table-cell>
          <table:table-cell office:value-type="float" office:value="2.24244318181818">
            <text:p>2.2424431818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31818181818182">
            <text:p>0.4318181818</text:p>
          </table:table-cell>
          <table:table-cell office:value-type="float" office:value="2.69568181818182">
            <text:p>2.6956818182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431034482758621">
            <text:p>0.4310344828</text:p>
          </table:table-cell>
          <table:table-cell office:value-type="float" office:value="2.51603448275862">
            <text:p>2.5160344828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430555555555556">
            <text:p>0.4305555556</text:p>
          </table:table-cell>
          <table:table-cell office:value-type="float" office:value="2.97722222222222">
            <text:p>2.9772222222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429447852760736">
            <text:p>0.4294478528</text:p>
          </table:table-cell>
          <table:table-cell office:value-type="float" office:value="2.36950920245399">
            <text:p>2.3695092025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10142857142857">
            <text:p>2.1014285714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37485714285714">
            <text:p>2.3748571429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3857142857143">
            <text:p>2.5385714286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61571428571429">
            <text:p>2.6157142857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35304761904762">
            <text:p>2.353047619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6.93857142857143">
            <text:p>6.9385714286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46122448979592">
            <text:p>2.4612244898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83828571428571">
            <text:p>2.838285714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93952380952381">
            <text:p>2.9395238095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4.12">
            <text:p>4.12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67428571428572">
            <text:p>2.6742857143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53642857142857">
            <text:p>3.5364285714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99285714285714">
            <text:p>3.9928571429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19857142857143">
            <text:p>2.1985714286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6.49285714285714">
            <text:p>6.4928571429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49142857142857">
            <text:p>2.4914285714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34571428571429">
            <text:p>3.3457142857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99142857142857">
            <text:p>2.9914285714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41785714285714">
            <text:p>2.4178571429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25285714285714">
            <text:p>3.2528571429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49214285714286">
            <text:p>2.4921428571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15285714285714">
            <text:p>2.1528571429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2571428571429">
            <text:p>2.2257142857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74428571428571">
            <text:p>3.7442857143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76142857142857">
            <text:p>2.7614285714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77714285714286">
            <text:p>2.7771428571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5714285714286">
            <text:p>2.2571428571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8857142857143">
            <text:p>2.2885714286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35357142857143">
            <text:p>3.3535714286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36714285714286">
            <text:p>2.3671428571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0857142857143">
            <text:p>2.2085714286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3428571428571">
            <text:p>2.2342857143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96857142857143">
            <text:p>2.9685714286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19571428571429">
            <text:p>3.1957142857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6428571428571">
            <text:p>2.5642857143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73">
            <text:p>3.73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5285714285714">
            <text:p>2.5528571429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78">
            <text:p>2.78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7">
            <text:p>2.57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4.51142857142857">
            <text:p>4.5114285714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46142857142857">
            <text:p>2.4614285714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426666666666667">
            <text:p>0.4266666667</text:p>
          </table:table-cell>
          <table:table-cell office:value-type="float" office:value="2.34446666666667">
            <text:p>2.3444666667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.426229508196721">
            <text:p>0.4262295082</text:p>
          </table:table-cell>
          <table:table-cell office:value-type="float" office:value="2.34344262295082">
            <text:p>2.343442623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9</text:p>
          </table:table-cell>
          <table:table-cell office:value-type="float" office:value="2.44489361702128">
            <text:p>2.444893617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25531914893617">
            <text:p>0.4255319149</text:p>
          </table:table-cell>
          <table:table-cell office:value-type="float" office:value="2.83617021276596">
            <text:p>2.8361702128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425196850393701">
            <text:p>0.4251968504</text:p>
          </table:table-cell>
          <table:table-cell office:value-type="float" office:value="2.40362204724409">
            <text:p>2.4036220472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425">
            <text:p>0.425</text:p>
          </table:table-cell>
          <table:table-cell office:value-type="float" office:value="3.156">
            <text:p>3.156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425">
            <text:p>0.425</text:p>
          </table:table-cell>
          <table:table-cell office:value-type="float" office:value="3.3865">
            <text:p>3.3865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424242424242424">
            <text:p>0.4242424242</text:p>
          </table:table-cell>
          <table:table-cell office:value-type="float" office:value="2.61666666666667">
            <text:p>2.6166666667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424242424242424">
            <text:p>0.4242424242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424242424242424">
            <text:p>0.4242424242</text:p>
          </table:table-cell>
          <table:table-cell office:value-type="float" office:value="2.6569696969697">
            <text:p>2.656969697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424242424242424">
            <text:p>0.4242424242</text:p>
          </table:table-cell>
          <table:table-cell office:value-type="float" office:value="2.79484848484848">
            <text:p>2.7948484848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423728813559322">
            <text:p>0.4237288136</text:p>
          </table:table-cell>
          <table:table-cell office:value-type="float" office:value="2.2821186440678">
            <text:p>2.2821186441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23728813559322">
            <text:p>0.4237288136</text:p>
          </table:table-cell>
          <table:table-cell office:value-type="float" office:value="2.76254237288136">
            <text:p>2.7625423729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23728813559322">
            <text:p>0.4237288136</text:p>
          </table:table-cell>
          <table:table-cell office:value-type="float" office:value="2.47186440677966">
            <text:p>2.4718644068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423728813559322">
            <text:p>0.4237288136</text:p>
          </table:table-cell>
          <table:table-cell office:value-type="float" office:value="3.11542372881356">
            <text:p>3.1154237288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423529411764706">
            <text:p>0.4235294118</text:p>
          </table:table-cell>
          <table:table-cell office:value-type="float" office:value="2.63058823529412">
            <text:p>2.6305882353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2.52282051282051">
            <text:p>2.5228205128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2.415">
            <text:p>2.415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0.422535211267606">
            <text:p>0.4225352113</text:p>
          </table:table-cell>
          <table:table-cell office:value-type="float" office:value="2.31239436619718">
            <text:p>2.3123943662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421487603305785">
            <text:p>0.4214876033</text:p>
          </table:table-cell>
          <table:table-cell office:value-type="float" office:value="2.58611570247934">
            <text:p>2.5861157025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2.55447368421053">
            <text:p>2.5544736842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2.93684210526316">
            <text:p>2.9368421053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421052631578947">
            <text:p>0.4210526316</text:p>
          </table:table-cell>
          <table:table-cell office:value-type="float" office:value="3.31456140350877">
            <text:p>3.314561403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3.20526315789474">
            <text:p>3.2052631579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420289855072464">
            <text:p>0.4202898551</text:p>
          </table:table-cell>
          <table:table-cell office:value-type="float" office:value="2.83724637681159">
            <text:p>2.8372463768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2.5494">
            <text:p>2.5494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419847328244275">
            <text:p>0.4198473282</text:p>
          </table:table-cell>
          <table:table-cell office:value-type="float" office:value="2.16167938931298">
            <text:p>2.1616793893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19354838709678">
            <text:p>0.4193548387</text:p>
          </table:table-cell>
          <table:table-cell office:value-type="float" office:value="2.32548387096774">
            <text:p>2.325483871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419354838709678">
            <text:p>0.4193548387</text:p>
          </table:table-cell>
          <table:table-cell office:value-type="float" office:value="3.19967741935484">
            <text:p>3.1996774194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418604651162791">
            <text:p>0.4186046512</text:p>
          </table:table-cell>
          <table:table-cell office:value-type="float" office:value="2.34108527131783">
            <text:p>2.3410852713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.418181818181818">
            <text:p>0.4181818182</text:p>
          </table:table-cell>
          <table:table-cell office:value-type="float" office:value="2.66927272727273">
            <text:p>2.6692727273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69333333333333">
            <text:p>2.6933333333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15333333333333">
            <text:p>2.1533333333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3.02">
            <text:p>3.02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57416666666667">
            <text:p>2.5741666667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3.2375">
            <text:p>3.2375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38416666666667">
            <text:p>2.3841666667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3.2825">
            <text:p>3.282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40583333333333">
            <text:p>2.4058333333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4.43041666666667">
            <text:p>4.4304166667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416666666666667">
            <text:p>0.4166666667</text:p>
          </table:table-cell>
          <table:table-cell office:value-type="float" office:value="3.40166666666667">
            <text:p>3.4016666667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52833333333333">
            <text:p>2.5283333333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416058394160584">
            <text:p>0.4160583942</text:p>
          </table:table-cell>
          <table:table-cell office:value-type="float" office:value="2.47941605839416">
            <text:p>2.4794160584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415841584158416">
            <text:p>0.4158415842</text:p>
          </table:table-cell>
          <table:table-cell office:value-type="float" office:value="2.35633663366337">
            <text:p>2.3563366337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415584415584416">
            <text:p>0.4155844156</text:p>
          </table:table-cell>
          <table:table-cell office:value-type="float" office:value="2.4787012987013">
            <text:p>2.4787012987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.415300546448087">
            <text:p>0.4153005464</text:p>
          </table:table-cell>
          <table:table-cell office:value-type="float" office:value="2.41743169398907">
            <text:p>2.417431694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.414965986394558">
            <text:p>0.4149659864</text:p>
          </table:table-cell>
          <table:table-cell office:value-type="float" office:value="2.67659863945578">
            <text:p>2.6765986395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414634146341463">
            <text:p>0.4146341463</text:p>
          </table:table-cell>
          <table:table-cell office:value-type="float" office:value="2.99719512195122">
            <text:p>2.997195122</text:p>
          </table:table-cell>
        </table:table-row>
        <table:table-row table:style-name="ro2" table:visibility="filter">
          <table:table-cell office:value-type="float" office:value="3026">
            <text:p>302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13793103448276">
            <text:p>0.4137931034</text:p>
          </table:table-cell>
          <table:table-cell office:value-type="float" office:value="2.42827586206897">
            <text:p>2.4282758621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13793103448276">
            <text:p>0.4137931034</text:p>
          </table:table-cell>
          <table:table-cell office:value-type="float" office:value="2.40965517241379">
            <text:p>2.4096551724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13793103448276">
            <text:p>0.4137931034</text:p>
          </table:table-cell>
          <table:table-cell office:value-type="float" office:value="2.59137931034483">
            <text:p>2.5913793103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13793103448276">
            <text:p>0.4137931034</text:p>
          </table:table-cell>
          <table:table-cell office:value-type="float" office:value="3.0448275862069">
            <text:p>3.0448275862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412698412698413">
            <text:p>0.4126984127</text:p>
          </table:table-cell>
          <table:table-cell office:value-type="float" office:value="2.74">
            <text:p>2.74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412371134020619">
            <text:p>0.412371134</text:p>
          </table:table-cell>
          <table:table-cell office:value-type="float" office:value="2.49515463917526">
            <text:p>2.4951546392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15858823529412">
            <text:p>2.1585882353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66647058823529">
            <text:p>2.6664705882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411764705882353">
            <text:p>0.4117647059</text:p>
          </table:table-cell>
          <table:table-cell office:value-type="float" office:value="3.17717647058824">
            <text:p>3.1771764706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74411764705882">
            <text:p>2.7441176471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24235294117647">
            <text:p>2.2423529412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59617647058823">
            <text:p>2.5961764706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7278431372549">
            <text:p>2.7278431373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42823529411765">
            <text:p>2.4282352941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83882352941176">
            <text:p>2.8388235294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4.49705882352941">
            <text:p>4.4970588235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.411320754716981">
            <text:p>0.4113207547</text:p>
          </table:table-cell>
          <table:table-cell office:value-type="float" office:value="2.47007547169811">
            <text:p>2.4700754717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.411167512690355">
            <text:p>0.4111675127</text:p>
          </table:table-cell>
          <table:table-cell office:value-type="float" office:value="2.35010152284264">
            <text:p>2.3501015228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410714285714286">
            <text:p>0.4107142857</text:p>
          </table:table-cell>
          <table:table-cell office:value-type="float" office:value="2.46392857142857">
            <text:p>2.4639285714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410526315789474">
            <text:p>0.4105263158</text:p>
          </table:table-cell>
          <table:table-cell office:value-type="float" office:value="2.54526315789474">
            <text:p>2.5452631579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409638554216867">
            <text:p>0.4096385542</text:p>
          </table:table-cell>
          <table:table-cell office:value-type="float" office:value="2.99469879518072">
            <text:p>2.9946987952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47757575757576">
            <text:p>2.4775757576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55522727272727">
            <text:p>2.5552272727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2.84575757575758">
            <text:p>2.8457575758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30477272727273">
            <text:p>2.3047727273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2.54681818181818">
            <text:p>2.5468181818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60977272727273">
            <text:p>2.6097727273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56727272727273">
            <text:p>2.5672727273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09681818181818">
            <text:p>2.0968181818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2.78954545454545">
            <text:p>2.7895454545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07407407407407">
            <text:p>0.4074074074</text:p>
          </table:table-cell>
          <table:table-cell office:value-type="float" office:value="2.46296296296296">
            <text:p>2.462962963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2.34666666666667">
            <text:p>2.3466666667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2.32166666666667">
            <text:p>2.3216666667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07407407407407">
            <text:p>0.4074074074</text:p>
          </table:table-cell>
          <table:table-cell office:value-type="float" office:value="3.02703703703704">
            <text:p>3.027037037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3.06148148148148">
            <text:p>3.0614814815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06779661016949">
            <text:p>0.406779661</text:p>
          </table:table-cell>
          <table:table-cell office:value-type="float" office:value="2.58779661016949">
            <text:p>2.5877966102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406593406593407">
            <text:p>0.4065934066</text:p>
          </table:table-cell>
          <table:table-cell office:value-type="float" office:value="2.55285714285714">
            <text:p>2.5528571429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40625">
            <text:p>0.40625</text:p>
          </table:table-cell>
          <table:table-cell office:value-type="float" office:value="2.39479166666667">
            <text:p>2.3947916667</text:p>
          </table:table-cell>
        </table:table-row>
        <table:table-row table:style-name="ro2">
          <table:table-cell office:value-type="float" office:value="2439">
            <text:p>2439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0.405797101449275">
            <text:p>0.4057971014</text:p>
          </table:table-cell>
          <table:table-cell office:value-type="float" office:value="2.81731884057971">
            <text:p>2.8173188406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405405405405405">
            <text:p>0.4054054054</text:p>
          </table:table-cell>
          <table:table-cell office:value-type="float" office:value="2.36662162162162">
            <text:p>2.3666216216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405228758169935">
            <text:p>0.4052287582</text:p>
          </table:table-cell>
          <table:table-cell office:value-type="float" office:value="2.34326797385621">
            <text:p>2.3432679739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40506329113924">
            <text:p>0.4050632911</text:p>
          </table:table-cell>
          <table:table-cell office:value-type="float" office:value="2.60164556962025">
            <text:p>2.6016455696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404494382022472">
            <text:p>0.404494382</text:p>
          </table:table-cell>
          <table:table-cell office:value-type="float" office:value="2.59955056179775">
            <text:p>2.5995505618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403508771929825">
            <text:p>0.4035087719</text:p>
          </table:table-cell>
          <table:table-cell office:value-type="float" office:value="2.44754385964912">
            <text:p>2.4475438596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.403508771929825">
            <text:p>0.4035087719</text:p>
          </table:table-cell>
          <table:table-cell office:value-type="float" office:value="2.57728070175439">
            <text:p>2.5772807018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03508771929825">
            <text:p>0.4035087719</text:p>
          </table:table-cell>
          <table:table-cell office:value-type="float" office:value="2.38228070175439">
            <text:p>2.3822807018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403361344537815">
            <text:p>0.4033613445</text:p>
          </table:table-cell>
          <table:table-cell office:value-type="float" office:value="2.47319327731093">
            <text:p>2.4731932773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402777777777778">
            <text:p>0.4027777778</text:p>
          </table:table-cell>
          <table:table-cell office:value-type="float" office:value="2.41222222222222">
            <text:p>2.4122222222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401785714285714">
            <text:p>0.4017857143</text:p>
          </table:table-cell>
          <table:table-cell office:value-type="float" office:value="2.51892857142857">
            <text:p>2.5189285714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401709401709402">
            <text:p>0.4017094017</text:p>
          </table:table-cell>
          <table:table-cell office:value-type="float" office:value="2.55555555555556">
            <text:p>2.5555555556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.401360544217687">
            <text:p>0.4013605442</text:p>
          </table:table-cell>
          <table:table-cell office:value-type="float" office:value="2.44360544217687">
            <text:p>2.4436054422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.400468384074942">
            <text:p>0.4004683841</text:p>
          </table:table-cell>
          <table:table-cell office:value-type="float" office:value="2.35836065573771">
            <text:p>2.3583606557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572">
            <text:p>3.572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7615">
            <text:p>3.7615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526">
            <text:p>2.526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77">
            <text:p>2.677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92983333333333">
            <text:p>2.9298333333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4595">
            <text:p>2.459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8266666666667">
            <text:p>2.4826666667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86">
            <text:p>2.286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79">
            <text:p>2.279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4.046">
            <text:p>4.046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29">
            <text:p>2.329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348">
            <text:p>2.348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449">
            <text:p>3.449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202">
            <text:p>3.202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365">
            <text:p>3.036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2365">
            <text:p>3.2365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818">
            <text:p>3.818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52">
            <text:p>2.152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738">
            <text:p>3.738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818">
            <text:p>3.818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86">
            <text:p>2.586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466">
            <text:p>3.466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4.168">
            <text:p>4.168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495">
            <text:p>2.6495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6057142857143">
            <text:p>2.5605714286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764">
            <text:p>2.764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48">
            <text:p>2.248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78">
            <text:p>2.478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98">
            <text:p>2.898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268">
            <text:p>2.5268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802">
            <text:p>3.802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58">
            <text:p>2.158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7888">
            <text:p>2.7888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4.28452631578947">
            <text:p>4.2845263158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0733333333333">
            <text:p>2.3073333333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32">
            <text:p>2.332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4.443">
            <text:p>4.443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39">
            <text:p>2.439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778">
            <text:p>2.778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96">
            <text:p>2.496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33">
            <text:p>3.033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262">
            <text:p>3.262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96">
            <text:p>2.896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572">
            <text:p>3.572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5.0388">
            <text:p>5.0388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634">
            <text:p>3.634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44">
            <text:p>2.444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98">
            <text:p>2.298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9172">
            <text:p>2.9172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342">
            <text:p>2.342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88">
            <text:p>2.688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126">
            <text:p>3.126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38">
            <text:p>2.238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94">
            <text:p>3.94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12266666666667">
            <text:p>3.1226666667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7">
            <text:p>4.7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01">
            <text:p>2.501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6.676">
            <text:p>6.676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50966666666667">
            <text:p>2.5096666667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394">
            <text:p>2.394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24">
            <text:p>2.624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34">
            <text:p>2.634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87">
            <text:p>2.287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488">
            <text:p>3.488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74">
            <text:p>2.374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03">
            <text:p>4.03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87">
            <text:p>4.87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51">
            <text:p>4.51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897">
            <text:p>2.89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462">
            <text:p>3.462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99">
            <text:p>3.99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6.194">
            <text:p>6.194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52">
            <text:p>2.552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404">
            <text:p>2.404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712">
            <text:p>2.712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558">
            <text:p>2.558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748">
            <text:p>3.748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78">
            <text:p>2.478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78">
            <text:p>2.78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12">
            <text:p>2.512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2.958">
            <text:p>2.958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46">
            <text:p>2.146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4.686">
            <text:p>4.686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718">
            <text:p>3.718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4.082">
            <text:p>4.082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398058252427184">
            <text:p>0.3980582524</text:p>
          </table:table-cell>
          <table:table-cell office:value-type="float" office:value="2.33825242718447">
            <text:p>2.3382524272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.398058252427184">
            <text:p>0.3980582524</text:p>
          </table:table-cell>
          <table:table-cell office:value-type="float" office:value="2.38019417475728">
            <text:p>2.3801941748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97590361445783">
            <text:p>0.3975903614</text:p>
          </table:table-cell>
          <table:table-cell office:value-type="float" office:value="2.87120481927711">
            <text:p>2.8712048193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397058823529412">
            <text:p>0.3970588235</text:p>
          </table:table-cell>
          <table:table-cell office:value-type="float" office:value="2.82823529411765">
            <text:p>2.8282352941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0.396992481203007">
            <text:p>0.3969924812</text:p>
          </table:table-cell>
          <table:table-cell office:value-type="float" office:value="2.20590977443609">
            <text:p>2.2059097744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0.39662447257384">
            <text:p>0.3966244726</text:p>
          </table:table-cell>
          <table:table-cell office:value-type="float" office:value="2.25316455696203">
            <text:p>2.253164557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396551724137931">
            <text:p>0.3965517241</text:p>
          </table:table-cell>
          <table:table-cell office:value-type="float" office:value="2.75155172413793">
            <text:p>2.7515517241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95833333333333">
            <text:p>0.3958333333</text:p>
          </table:table-cell>
          <table:table-cell office:value-type="float" office:value="2.68583333333333">
            <text:p>2.6858333333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94736842105263">
            <text:p>0.3947368421</text:p>
          </table:table-cell>
          <table:table-cell office:value-type="float" office:value="2.63552631578947">
            <text:p>2.6355263158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94736842105263">
            <text:p>0.3947368421</text:p>
          </table:table-cell>
          <table:table-cell office:value-type="float" office:value="2.8728947368421">
            <text:p>2.8728947368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393939393939394">
            <text:p>0.3939393939</text:p>
          </table:table-cell>
          <table:table-cell office:value-type="float" office:value="2.46272727272727">
            <text:p>2.4627272727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93939393939394">
            <text:p>0.3939393939</text:p>
          </table:table-cell>
          <table:table-cell office:value-type="float" office:value="3.38121212121212">
            <text:p>3.3812121212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.393333333333333">
            <text:p>0.3933333333</text:p>
          </table:table-cell>
          <table:table-cell office:value-type="float" office:value="2.6214">
            <text:p>2.6214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393333333333333">
            <text:p>0.3933333333</text:p>
          </table:table-cell>
          <table:table-cell office:value-type="float" office:value="2.38466666666667">
            <text:p>2.3846666667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392857142857143">
            <text:p>0.3928571429</text:p>
          </table:table-cell>
          <table:table-cell office:value-type="float" office:value="2.43940476190476">
            <text:p>2.4394047619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92857142857143">
            <text:p>0.3928571429</text:p>
          </table:table-cell>
          <table:table-cell office:value-type="float" office:value="2.54142857142857">
            <text:p>2.5414285714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392857142857143">
            <text:p>0.3928571429</text:p>
          </table:table-cell>
          <table:table-cell office:value-type="float" office:value="3.21642857142857">
            <text:p>3.2164285714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92857142857143">
            <text:p>0.3928571429</text:p>
          </table:table-cell>
          <table:table-cell office:value-type="float" office:value="3.17607142857143">
            <text:p>3.1760714286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392523364485981">
            <text:p>0.3925233645</text:p>
          </table:table-cell>
          <table:table-cell office:value-type="float" office:value="2.49224299065421">
            <text:p>2.4922429907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392156862745098">
            <text:p>0.3921568627</text:p>
          </table:table-cell>
          <table:table-cell office:value-type="float" office:value="3.32019607843137">
            <text:p>3.3201960784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2.48391304347826">
            <text:p>2.4839130435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2.5245652173913">
            <text:p>2.5245652174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3.08260869565217">
            <text:p>3.0826086957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3.96347826086957">
            <text:p>3.9634782609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.390756302521008">
            <text:p>0.3907563025</text:p>
          </table:table-cell>
          <table:table-cell office:value-type="float" office:value="2.55197478991597">
            <text:p>2.5519747899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390243902439024">
            <text:p>0.3902439024</text:p>
          </table:table-cell>
          <table:table-cell office:value-type="float" office:value="2.56609756097561">
            <text:p>2.566097561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0.390134529147982">
            <text:p>0.3901345291</text:p>
          </table:table-cell>
          <table:table-cell office:value-type="float" office:value="2.71439461883408">
            <text:p>2.7143946188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390070921985816">
            <text:p>0.390070922</text:p>
          </table:table-cell>
          <table:table-cell office:value-type="float" office:value="2.61659574468085">
            <text:p>2.6165957447</text:p>
          </table:table-cell>
        </table:table-row>
        <table:table-row table:style-name="ro2">
          <table:table-cell office:value-type="float" office:value="2491">
            <text:p>24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3.3229">
            <text:p>3.3229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389830508474576">
            <text:p>0.3898305085</text:p>
          </table:table-cell>
          <table:table-cell office:value-type="float" office:value="2.63881355932203">
            <text:p>2.6388135593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66541666666667">
            <text:p>2.6654166667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41861111111111">
            <text:p>2.4186111111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80444444444444">
            <text:p>2.8044444444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82833333333333">
            <text:p>2.8283333333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388888888888889">
            <text:p>0.3888888889</text:p>
          </table:table-cell>
          <table:table-cell office:value-type="float" office:value="3.22055555555555">
            <text:p>3.2205555556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388157894736842">
            <text:p>0.3881578947</text:p>
          </table:table-cell>
          <table:table-cell office:value-type="float" office:value="2.45513157894737">
            <text:p>2.4551315789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387931034482759">
            <text:p>0.3879310345</text:p>
          </table:table-cell>
          <table:table-cell office:value-type="float" office:value="2.49724137931034">
            <text:p>2.4972413793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387755102040816">
            <text:p>0.387755102</text:p>
          </table:table-cell>
          <table:table-cell office:value-type="float" office:value="2.50897959183674">
            <text:p>2.5089795918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387387387387387">
            <text:p>0.3873873874</text:p>
          </table:table-cell>
          <table:table-cell office:value-type="float" office:value="2.73045045045045">
            <text:p>2.7304504505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387323943661972">
            <text:p>0.3873239437</text:p>
          </table:table-cell>
          <table:table-cell office:value-type="float" office:value="2.51183098591549">
            <text:p>2.5118309859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387096774193548">
            <text:p>0.3870967742</text:p>
          </table:table-cell>
          <table:table-cell office:value-type="float" office:value="3.3541935483871">
            <text:p>3.3541935484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386792452830189">
            <text:p>0.3867924528</text:p>
          </table:table-cell>
          <table:table-cell office:value-type="float" office:value="2.24839622641509">
            <text:p>2.2483962264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.385964912280702">
            <text:p>0.3859649123</text:p>
          </table:table-cell>
          <table:table-cell office:value-type="float" office:value="2.42754385964912">
            <text:p>2.4275438596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385714285714286">
            <text:p>0.3857142857</text:p>
          </table:table-cell>
          <table:table-cell office:value-type="float" office:value="2.62957142857143">
            <text:p>2.6295714286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0.385593220338983">
            <text:p>0.3855932203</text:p>
          </table:table-cell>
          <table:table-cell office:value-type="float" office:value="2.28927966101695">
            <text:p>2.289279661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85">
            <text:p>0.385</text:p>
          </table:table-cell>
          <table:table-cell office:value-type="float" office:value="2.36275">
            <text:p>2.36275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51447963800905">
            <text:p>2.514479638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62">
            <text:p>2.62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14769230769231">
            <text:p>2.1476923077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84615384615385">
            <text:p>0.3846153846</text:p>
          </table:table-cell>
          <table:table-cell office:value-type="float" office:value="3.52538461538462">
            <text:p>3.5253846154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84615384615385">
            <text:p>0.3846153846</text:p>
          </table:table-cell>
          <table:table-cell office:value-type="float" office:value="3.11807692307692">
            <text:p>3.1180769231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91615384615385">
            <text:p>2.9161538462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42384615384615">
            <text:p>2.4238461538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92307692307692">
            <text:p>2.9230769231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578">
            <text:p>578</text:p>
          </table:table-cell>
          <table:table-cell office:value-type="float" office:value="2">
            <text:p>2</text:p>
          </table:table-cell>
          <table:table-cell office:value-type="float" office:value="0.384083044982699">
            <text:p>0.384083045</text:p>
          </table:table-cell>
          <table:table-cell office:value-type="float" office:value="2.52107266435986">
            <text:p>2.5210726644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0.383838383838384">
            <text:p>0.3838383838</text:p>
          </table:table-cell>
          <table:table-cell office:value-type="float" office:value="2.33454545454545">
            <text:p>2.3345454545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0.383620689655172">
            <text:p>0.3836206897</text:p>
          </table:table-cell>
          <table:table-cell office:value-type="float" office:value="2.46676724137931">
            <text:p>2.4667672414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383333333333333">
            <text:p>0.3833333333</text:p>
          </table:table-cell>
          <table:table-cell office:value-type="float" office:value="2.453">
            <text:p>2.453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0.383233532934132">
            <text:p>0.3832335329</text:p>
          </table:table-cell>
          <table:table-cell office:value-type="float" office:value="2.39544910179641">
            <text:p>2.3954491018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82978723404255">
            <text:p>0.3829787234</text:p>
          </table:table-cell>
          <table:table-cell office:value-type="float" office:value="2.9863829787234">
            <text:p>2.9863829787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382716049382716">
            <text:p>0.3827160494</text:p>
          </table:table-cell>
          <table:table-cell office:value-type="float" office:value="2.76320987654321">
            <text:p>2.7632098765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382352941176471">
            <text:p>0.3823529412</text:p>
          </table:table-cell>
          <table:table-cell office:value-type="float" office:value="3.95029411764706">
            <text:p>3.9502941176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381944444444444">
            <text:p>0.3819444444</text:p>
          </table:table-cell>
          <table:table-cell office:value-type="float" office:value="2.73708333333333">
            <text:p>2.7370833333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381679389312977">
            <text:p>0.3816793893</text:p>
          </table:table-cell>
          <table:table-cell office:value-type="float" office:value="2.58068702290076">
            <text:p>2.5806870229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381578947368421">
            <text:p>0.3815789474</text:p>
          </table:table-cell>
          <table:table-cell office:value-type="float" office:value="2.37868421052632">
            <text:p>2.3786842105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55952380952381">
            <text:p>2.5595238095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90607142857143">
            <text:p>2.9060714286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71714285714286">
            <text:p>2.7171428571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72666666666667">
            <text:p>2.7266666667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3.42809523809524">
            <text:p>3.4280952381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54666666666667">
            <text:p>2.5466666667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61095238095238">
            <text:p>2.610952381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4147619047619">
            <text:p>2.4147619048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0.380530973451327">
            <text:p>0.3805309735</text:p>
          </table:table-cell>
          <table:table-cell office:value-type="float" office:value="2.73592920353982">
            <text:p>2.7359292035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380281690140845">
            <text:p>0.3802816901</text:p>
          </table:table-cell>
          <table:table-cell office:value-type="float" office:value="3.4243661971831">
            <text:p>3.4243661972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float" office:value="2.4606">
            <text:p>2.4606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float" office:value="2.5066">
            <text:p>2.5066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79310344827586">
            <text:p>0.3793103448</text:p>
          </table:table-cell>
          <table:table-cell office:value-type="float" office:value="2.66344827586207">
            <text:p>2.6634482759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79310344827586">
            <text:p>0.3793103448</text:p>
          </table:table-cell>
          <table:table-cell office:value-type="float" office:value="2.69965517241379">
            <text:p>2.6996551724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79310344827586">
            <text:p>0.3793103448</text:p>
          </table:table-cell>
          <table:table-cell office:value-type="float" office:value="4.15413793103448">
            <text:p>4.154137931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379310344827586">
            <text:p>0.3793103448</text:p>
          </table:table-cell>
          <table:table-cell office:value-type="float" office:value="3.44637931034483">
            <text:p>3.4463793103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0.378761061946903">
            <text:p>0.3787610619</text:p>
          </table:table-cell>
          <table:table-cell office:value-type="float" office:value="2.86787610619469">
            <text:p>2.8678761062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378151260504202">
            <text:p>0.3781512605</text:p>
          </table:table-cell>
          <table:table-cell office:value-type="float" office:value="2.14806722689076">
            <text:p>2.1480672269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378048780487805">
            <text:p>0.3780487805</text:p>
          </table:table-cell>
          <table:table-cell office:value-type="float" office:value="2.39780487804878">
            <text:p>2.397804878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377777777777778">
            <text:p>0.3777777778</text:p>
          </table:table-cell>
          <table:table-cell office:value-type="float" office:value="3.01555555555556">
            <text:p>3.0155555556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377551020408163">
            <text:p>0.3775510204</text:p>
          </table:table-cell>
          <table:table-cell office:value-type="float" office:value="2.70448979591837">
            <text:p>2.7044897959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77358490566038">
            <text:p>0.3773584906</text:p>
          </table:table-cell>
          <table:table-cell office:value-type="float" office:value="2.9877358490566">
            <text:p>2.9877358491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377358490566038">
            <text:p>0.3773584906</text:p>
          </table:table-cell>
          <table:table-cell office:value-type="float" office:value="2.71679245283019">
            <text:p>2.7167924528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377049180327869">
            <text:p>0.3770491803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376811594202899">
            <text:p>0.3768115942</text:p>
          </table:table-cell>
          <table:table-cell office:value-type="float" office:value="2.65913043478261">
            <text:p>2.6591304348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376">
            <text:p>0.376</text:p>
          </table:table-cell>
          <table:table-cell office:value-type="float" office:value="2.46624">
            <text:p>2.46624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121875">
            <text:p>3.121875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69916666666667">
            <text:p>2.6991666667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7175">
            <text:p>2.717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4.06375">
            <text:p>4.06375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94791666666667">
            <text:p>2.9479166667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3.001875">
            <text:p>3.001875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57375">
            <text:p>2.57375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4.25916666666667">
            <text:p>4.2591666667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75791666666667">
            <text:p>2.7579166667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8975">
            <text:p>2.8975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653125">
            <text:p>2.4653125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21875">
            <text:p>2.2187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6925">
            <text:p>2.46925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015">
            <text:p>3.015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441875">
            <text:p>2.441875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3.30125">
            <text:p>3.30125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886875">
            <text:p>2.886875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05375">
            <text:p>3.05375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4.2425">
            <text:p>4.2425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925">
            <text:p>3.92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825">
            <text:p>2.4825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94125">
            <text:p>2.94125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3.6275">
            <text:p>3.6275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6475">
            <text:p>3.6475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8475">
            <text:p>2.847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94125">
            <text:p>2.9412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9675">
            <text:p>2.9675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815">
            <text:p>2.815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58">
            <text:p>3.58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77875">
            <text:p>2.7787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395">
            <text:p>2.395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3.08375">
            <text:p>3.08375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3.67375">
            <text:p>3.67375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3.27625">
            <text:p>3.27625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1525">
            <text:p>2.1525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5225">
            <text:p>2.5225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775">
            <text:p>2.4775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1875">
            <text:p>2.21875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5.68">
            <text:p>5.68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454">
            <text:p>454</text:p>
          </table:table-cell>
          <table:table-cell office:value-type="float" office:value="2">
            <text:p>2</text:p>
          </table:table-cell>
          <table:table-cell office:value-type="float" office:value="0.374449339207048">
            <text:p>0.3744493392</text:p>
          </table:table-cell>
          <table:table-cell office:value-type="float" office:value="2.48530837004405">
            <text:p>2.48530837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office:value-type="float" office:value="0.374257425742574">
            <text:p>0.3742574257</text:p>
          </table:table-cell>
          <table:table-cell office:value-type="float" office:value="2.9960198019802">
            <text:p>2.996019802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373333333333333">
            <text:p>0.3733333333</text:p>
          </table:table-cell>
          <table:table-cell office:value-type="float" office:value="2.84453333333333">
            <text:p>2.8445333333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372549019607843">
            <text:p>0.3725490196</text:p>
          </table:table-cell>
          <table:table-cell office:value-type="float" office:value="2.83343137254902">
            <text:p>2.8334313725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72093023255814">
            <text:p>0.3720930233</text:p>
          </table:table-cell>
          <table:table-cell office:value-type="float" office:value="2.63860465116279">
            <text:p>2.6386046512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72093023255814">
            <text:p>0.3720930233</text:p>
          </table:table-cell>
          <table:table-cell office:value-type="float" office:value="2.47441860465116">
            <text:p>2.4744186047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0.371943371943372">
            <text:p>0.3719433719</text:p>
          </table:table-cell>
          <table:table-cell office:value-type="float" office:value="2.32338481338481">
            <text:p>2.3233848134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371794871794872">
            <text:p>0.3717948718</text:p>
          </table:table-cell>
          <table:table-cell office:value-type="float" office:value="3.57807692307692">
            <text:p>3.5780769231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0.371681415929204">
            <text:p>0.3716814159</text:p>
          </table:table-cell>
          <table:table-cell office:value-type="float" office:value="2.83407079646018">
            <text:p>2.8340707965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71428571428571">
            <text:p>0.3714285714</text:p>
          </table:table-cell>
          <table:table-cell office:value-type="float" office:value="2.52314285714286">
            <text:p>2.5231428571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370967741935484">
            <text:p>0.3709677419</text:p>
          </table:table-cell>
          <table:table-cell office:value-type="float" office:value="2.56161290322581">
            <text:p>2.5616129032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0.370689655172414">
            <text:p>0.3706896552</text:p>
          </table:table-cell>
          <table:table-cell office:value-type="float" office:value="2.66590517241379">
            <text:p>2.6659051724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370689655172414">
            <text:p>0.3706896552</text:p>
          </table:table-cell>
          <table:table-cell office:value-type="float" office:value="2.33922413793103">
            <text:p>2.3392241379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37037037037037">
            <text:p>0.3703703704</text:p>
          </table:table-cell>
          <table:table-cell office:value-type="float" office:value="2.56722222222222">
            <text:p>2.5672222222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369565217391304">
            <text:p>0.3695652174</text:p>
          </table:table-cell>
          <table:table-cell office:value-type="float" office:value="4.05586956521739">
            <text:p>4.0558695652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369230769230769">
            <text:p>0.3692307692</text:p>
          </table:table-cell>
          <table:table-cell office:value-type="float" office:value="2.73307692307692">
            <text:p>2.7330769231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3.03315789473684">
            <text:p>3.0331578947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48842105263158">
            <text:p>2.4884210526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68421052631579">
            <text:p>0.3684210526</text:p>
          </table:table-cell>
          <table:table-cell office:value-type="float" office:value="3.68315789473684">
            <text:p>3.6831578947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3.50921052631579">
            <text:p>3.5092105263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2.56842105263158">
            <text:p>2.5684210526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366906474820144">
            <text:p>0.3669064748</text:p>
          </table:table-cell>
          <table:table-cell office:value-type="float" office:value="2.44258992805755">
            <text:p>2.4425899281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66666666666667">
            <text:p>0.3666666667</text:p>
          </table:table-cell>
          <table:table-cell office:value-type="float" office:value="3.31766666666667">
            <text:p>3.3176666667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66666666666667">
            <text:p>0.3666666667</text:p>
          </table:table-cell>
          <table:table-cell office:value-type="float" office:value="2.42433333333333">
            <text:p>2.4243333333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365853658536585">
            <text:p>0.3658536585</text:p>
          </table:table-cell>
          <table:table-cell office:value-type="float" office:value="2.71012195121951">
            <text:p>2.7101219512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365853658536585">
            <text:p>0.3658536585</text:p>
          </table:table-cell>
          <table:table-cell office:value-type="float" office:value="2.86780487804878">
            <text:p>2.867804878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365853658536585">
            <text:p>0.3658536585</text:p>
          </table:table-cell>
          <table:table-cell office:value-type="float" office:value="2.7590243902439">
            <text:p>2.7590243902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365384615384615">
            <text:p>0.3653846154</text:p>
          </table:table-cell>
          <table:table-cell office:value-type="float" office:value="2.29326923076923">
            <text:p>2.2932692308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365384615384615">
            <text:p>0.3653846154</text:p>
          </table:table-cell>
          <table:table-cell office:value-type="float" office:value="2.59192307692308">
            <text:p>2.5919230769</text:p>
          </table:table-cell>
        </table:table-row>
        <table:table-row table:style-name="ro2" table:visibility="filter">
          <table:table-cell office:value-type="float" office:value="3031">
            <text:p>303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364705882352941">
            <text:p>0.3647058824</text:p>
          </table:table-cell>
          <table:table-cell office:value-type="float" office:value="2.61729411764706">
            <text:p>2.6172941176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42909090909091">
            <text:p>2.4290909091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3.02">
            <text:p>3.02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43454545454545">
            <text:p>2.4345454545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3.24772727272727">
            <text:p>3.2477272727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3.18545454545455">
            <text:p>3.1854545455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51111111111111">
            <text:p>2.5111111111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38545454545455">
            <text:p>2.385454545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46333333333333">
            <text:p>2.4633333333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3.11545454545455">
            <text:p>3.1154545455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74545454545455">
            <text:p>2.7454545455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69545454545455">
            <text:p>2.695454545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98818181818182">
            <text:p>2.9881818182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3.94909090909091">
            <text:p>3.9490909091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40090909090909">
            <text:p>2.4009090909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58818181818182">
            <text:p>2.5881818182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3.05454545454545">
            <text:p>3.054545454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4.18909090909091">
            <text:p>4.1890909091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.362903225806452">
            <text:p>0.3629032258</text:p>
          </table:table-cell>
          <table:table-cell office:value-type="float" office:value="2.84604838709677">
            <text:p>2.8460483871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632">
            <text:p>632</text:p>
          </table:table-cell>
          <table:table-cell office:value-type="float" office:value="2">
            <text:p>2</text:p>
          </table:table-cell>
          <table:table-cell office:value-type="float" office:value="0.362341772151899">
            <text:p>0.3623417722</text:p>
          </table:table-cell>
          <table:table-cell office:value-type="float" office:value="2.62541139240506">
            <text:p>2.6254113924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362068965517241">
            <text:p>0.3620689655</text:p>
          </table:table-cell>
          <table:table-cell office:value-type="float" office:value="3.53724137931034">
            <text:p>3.5372413793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361702127659574">
            <text:p>0.3617021277</text:p>
          </table:table-cell>
          <table:table-cell office:value-type="float" office:value="2.56042553191489">
            <text:p>2.5604255319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0.361702127659574">
            <text:p>0.3617021277</text:p>
          </table:table-cell>
          <table:table-cell office:value-type="float" office:value="2.36148936170213">
            <text:p>2.3614893617</text:p>
          </table:table-cell>
        </table:table-row>
        <table:table-row table:style-name="ro2">
          <table:table-cell office:value-type="float" office:value="3006">
            <text:p>3006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361111111111111">
            <text:p>0.3611111111</text:p>
          </table:table-cell>
          <table:table-cell office:value-type="float" office:value="2.85546296296296">
            <text:p>2.855462963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61111111111111">
            <text:p>0.3611111111</text:p>
          </table:table-cell>
          <table:table-cell office:value-type="float" office:value="2.41166666666667">
            <text:p>2.4116666667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61111111111111">
            <text:p>0.3611111111</text:p>
          </table:table-cell>
          <table:table-cell office:value-type="float" office:value="2.66111111111111">
            <text:p>2.6611111111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61111111111111">
            <text:p>0.3611111111</text:p>
          </table:table-cell>
          <table:table-cell office:value-type="float" office:value="2.45444444444444">
            <text:p>2.4544444444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361111111111111">
            <text:p>0.3611111111</text:p>
          </table:table-cell>
          <table:table-cell office:value-type="float" office:value="2.64111111111111">
            <text:p>2.6411111111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361111111111111">
            <text:p>0.3611111111</text:p>
          </table:table-cell>
          <table:table-cell office:value-type="float" office:value="3.89805555555556">
            <text:p>3.8980555556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360902255639098">
            <text:p>0.3609022556</text:p>
          </table:table-cell>
          <table:table-cell office:value-type="float" office:value="2.59624060150376">
            <text:p>2.5962406015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360824742268041">
            <text:p>0.3608247423</text:p>
          </table:table-cell>
          <table:table-cell office:value-type="float" office:value="2.32340206185567">
            <text:p>2.3234020619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2.6146">
            <text:p>2.6146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3.0156">
            <text:p>3.0156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2.642">
            <text:p>2.642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2.5748">
            <text:p>2.5748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2.6188">
            <text:p>2.6188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3.3038">
            <text:p>3.3038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2.5884">
            <text:p>2.5884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2.7092">
            <text:p>2.7092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359683794466403">
            <text:p>0.3596837945</text:p>
          </table:table-cell>
          <table:table-cell office:value-type="float" office:value="2.36351778656126">
            <text:p>2.3635177866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358974358974359">
            <text:p>0.358974359</text:p>
          </table:table-cell>
          <table:table-cell office:value-type="float" office:value="2.64948717948718">
            <text:p>2.6494871795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358490566037736">
            <text:p>0.358490566</text:p>
          </table:table-cell>
          <table:table-cell office:value-type="float" office:value="2.90377358490566">
            <text:p>2.9037735849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358490566037736">
            <text:p>0.358490566</text:p>
          </table:table-cell>
          <table:table-cell office:value-type="float" office:value="2.65716981132075">
            <text:p>2.6571698113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.358108108108108">
            <text:p>0.3581081081</text:p>
          </table:table-cell>
          <table:table-cell office:value-type="float" office:value="2.31864864864865">
            <text:p>2.3186486486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.35799522673031">
            <text:p>0.3579952267</text:p>
          </table:table-cell>
          <table:table-cell office:value-type="float" office:value="2.37338902147971">
            <text:p>2.373389021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93714285714286">
            <text:p>2.9371428571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565">
            <text:p>2.565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58285714285714">
            <text:p>2.5828571429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5.53285714285714">
            <text:p>5.5328571429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3.29142857142857">
            <text:p>3.2914285714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43107142857143">
            <text:p>2.4310714286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3.43928571428571">
            <text:p>3.4392857143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3.37357142857143">
            <text:p>3.3735714286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53571428571429">
            <text:p>2.5357142857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50678571428571">
            <text:p>2.5067857143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3.52142857142857">
            <text:p>3.5214285714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3.78035714285714">
            <text:p>3.7803571429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56071428571429">
            <text:p>2.5607142857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505">
            <text:p>2.505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354838709677419">
            <text:p>0.3548387097</text:p>
          </table:table-cell>
          <table:table-cell office:value-type="float" office:value="2.49548387096774">
            <text:p>2.495483871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54838709677419">
            <text:p>0.3548387097</text:p>
          </table:table-cell>
          <table:table-cell office:value-type="float" office:value="2.61935483870968">
            <text:p>2.6193548387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54838709677419">
            <text:p>0.3548387097</text:p>
          </table:table-cell>
          <table:table-cell office:value-type="float" office:value="2.39322580645161">
            <text:p>2.393225806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354838709677419">
            <text:p>0.3548387097</text:p>
          </table:table-cell>
          <table:table-cell office:value-type="float" office:value="3.05161290322581">
            <text:p>3.0516129032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354838709677419">
            <text:p>0.3548387097</text:p>
          </table:table-cell>
          <table:table-cell office:value-type="float" office:value="2.44806451612903">
            <text:p>2.4480645161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54838709677419">
            <text:p>0.3548387097</text:p>
          </table:table-cell>
          <table:table-cell office:value-type="float" office:value="2.1841935483871">
            <text:p>2.1841935484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354166666666667">
            <text:p>0.3541666667</text:p>
          </table:table-cell>
          <table:table-cell office:value-type="float" office:value="2.68479166666667">
            <text:p>2.6847916667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354166666666667">
            <text:p>0.3541666667</text:p>
          </table:table-cell>
          <table:table-cell office:value-type="float" office:value="3.68979166666667">
            <text:p>3.689791666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354037267080745">
            <text:p>0.3540372671</text:p>
          </table:table-cell>
          <table:table-cell office:value-type="float" office:value="3.61341614906832">
            <text:p>3.6134161491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353658536585366">
            <text:p>0.3536585366</text:p>
          </table:table-cell>
          <table:table-cell office:value-type="float" office:value="2.67829268292683">
            <text:p>2.6782926829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353658536585366">
            <text:p>0.3536585366</text:p>
          </table:table-cell>
          <table:table-cell office:value-type="float" office:value="2.26963414634146">
            <text:p>2.2696341463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74823529411765">
            <text:p>2.7482352941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69441176470588">
            <text:p>2.6944117647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80529411764706">
            <text:p>2.8052941176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3.05941176470588">
            <text:p>3.059411764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84117647058823">
            <text:p>2.8411764706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32529411764706">
            <text:p>2.3252941176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52941176470588">
            <text:p>0.3529411765</text:p>
          </table:table-cell>
          <table:table-cell office:value-type="float" office:value="3.56117647058823">
            <text:p>3.561176470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52941176470588">
            <text:p>0.3529411765</text:p>
          </table:table-cell>
          <table:table-cell office:value-type="float" office:value="3.61058823529412">
            <text:p>3.6105882353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36470588235294">
            <text:p>2.3647058824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4.79352941176471">
            <text:p>4.7935294118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52941176470588">
            <text:p>0.3529411765</text:p>
          </table:table-cell>
          <table:table-cell office:value-type="float" office:value="4.87">
            <text:p>4.87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52941176470588">
            <text:p>0.3529411765</text:p>
          </table:table-cell>
          <table:table-cell office:value-type="float" office:value="3.52294117647059">
            <text:p>3.5229411765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4.12705882352941">
            <text:p>4.1270588235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.352564102564103">
            <text:p>0.3525641026</text:p>
          </table:table-cell>
          <table:table-cell office:value-type="float" office:value="2.49826923076923">
            <text:p>2.4982692308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350877192982456">
            <text:p>0.350877193</text:p>
          </table:table-cell>
          <table:table-cell office:value-type="float" office:value="4.09894736842105">
            <text:p>4.0989473684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.350282485875706">
            <text:p>0.3502824859</text:p>
          </table:table-cell>
          <table:table-cell office:value-type="float" office:value="2.47316384180791">
            <text:p>2.4731638418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2.668">
            <text:p>2.668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3.601">
            <text:p>3.601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2.6815">
            <text:p>2.6815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3.2455">
            <text:p>3.2455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3.49666666666667">
            <text:p>3.4966666667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2.2505">
            <text:p>2.2505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349514563106796">
            <text:p>0.3495145631</text:p>
          </table:table-cell>
          <table:table-cell office:value-type="float" office:value="2.40067961165049">
            <text:p>2.4006796117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349397590361446">
            <text:p>0.3493975904</text:p>
          </table:table-cell>
          <table:table-cell office:value-type="float" office:value="2.44307228915663">
            <text:p>2.4430722892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348837209302326">
            <text:p>0.3488372093</text:p>
          </table:table-cell>
          <table:table-cell office:value-type="float" office:value="2.68104651162791">
            <text:p>2.6810465116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48837209302326">
            <text:p>0.3488372093</text:p>
          </table:table-cell>
          <table:table-cell office:value-type="float" office:value="2.50581395348837">
            <text:p>2.5058139535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348484848484848">
            <text:p>0.3484848485</text:p>
          </table:table-cell>
          <table:table-cell office:value-type="float" office:value="2.33348484848485">
            <text:p>2.3334848485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.348314606741573">
            <text:p>0.3483146067</text:p>
          </table:table-cell>
          <table:table-cell office:value-type="float" office:value="2.79955056179775">
            <text:p>2.7995505618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347222222222222">
            <text:p>0.3472222222</text:p>
          </table:table-cell>
          <table:table-cell office:value-type="float" office:value="3.118125">
            <text:p>3.118125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347222222222222">
            <text:p>0.3472222222</text:p>
          </table:table-cell>
          <table:table-cell office:value-type="float" office:value="2.77055555555556">
            <text:p>2.7705555556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347222222222222">
            <text:p>0.3472222222</text:p>
          </table:table-cell>
          <table:table-cell office:value-type="float" office:value="2.72527777777778">
            <text:p>2.7252777778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346153846153846">
            <text:p>0.3461538462</text:p>
          </table:table-cell>
          <table:table-cell office:value-type="float" office:value="3.03230769230769">
            <text:p>3.0323076923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0.346153846153846">
            <text:p>0.3461538462</text:p>
          </table:table-cell>
          <table:table-cell office:value-type="float" office:value="3.58634615384615">
            <text:p>3.5863461538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46153846153846">
            <text:p>0.3461538462</text:p>
          </table:table-cell>
          <table:table-cell office:value-type="float" office:value="4.18961538461539">
            <text:p>4.1896153846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46153846153846">
            <text:p>0.3461538462</text:p>
          </table:table-cell>
          <table:table-cell office:value-type="float" office:value="3.11269230769231">
            <text:p>3.1126923077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0.345744680851064">
            <text:p>0.3457446809</text:p>
          </table:table-cell>
          <table:table-cell office:value-type="float" office:value="2.86632978723404">
            <text:p>2.8663297872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345454545454545">
            <text:p>0.3454545455</text:p>
          </table:table-cell>
          <table:table-cell office:value-type="float" office:value="3.30454545454545">
            <text:p>3.3045454545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345454545454545">
            <text:p>0.3454545455</text:p>
          </table:table-cell>
          <table:table-cell office:value-type="float" office:value="3.01127272727273">
            <text:p>3.0112727273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345132743362832">
            <text:p>0.3451327434</text:p>
          </table:table-cell>
          <table:table-cell office:value-type="float" office:value="2.84318584070796">
            <text:p>2.8431858407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344827586206897">
            <text:p>0.3448275862</text:p>
          </table:table-cell>
          <table:table-cell office:value-type="float" office:value="3.67149425287356">
            <text:p>3.6714942529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44827586206897">
            <text:p>0.3448275862</text:p>
          </table:table-cell>
          <table:table-cell office:value-type="float" office:value="2.64137931034483">
            <text:p>2.6413793103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34375">
            <text:p>0.34375</text:p>
          </table:table-cell>
          <table:table-cell office:value-type="float" office:value="3.72875">
            <text:p>3.72875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4375">
            <text:p>0.34375</text:p>
          </table:table-cell>
          <table:table-cell office:value-type="float" office:value="2.545625">
            <text:p>2.545625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0.343434343434343">
            <text:p>0.3434343434</text:p>
          </table:table-cell>
          <table:table-cell office:value-type="float" office:value="2.84893939393939">
            <text:p>2.8489393939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0.343137254901961">
            <text:p>0.3431372549</text:p>
          </table:table-cell>
          <table:table-cell office:value-type="float" office:value="3.56656862745098">
            <text:p>3.5665686275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342857142857143">
            <text:p>0.3428571429</text:p>
          </table:table-cell>
          <table:table-cell office:value-type="float" office:value="2.922">
            <text:p>2.922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342857142857143">
            <text:p>0.3428571429</text:p>
          </table:table-cell>
          <table:table-cell office:value-type="float" office:value="2.65571428571428">
            <text:p>2.6557142857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342857142857143">
            <text:p>0.3428571429</text:p>
          </table:table-cell>
          <table:table-cell office:value-type="float" office:value="4.082">
            <text:p>4.082</text:p>
          </table:table-cell>
        </table:table-row>
        <table:table-row table:style-name="ro2">
          <table:table-cell office:value-type="float" office:value="2087">
            <text:p>2087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342592592592593">
            <text:p>0.3425925926</text:p>
          </table:table-cell>
          <table:table-cell office:value-type="float" office:value="2.4087037037037">
            <text:p>2.4087037037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42105263157895">
            <text:p>0.3421052632</text:p>
          </table:table-cell>
          <table:table-cell office:value-type="float" office:value="3.01">
            <text:p>3.01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342105263157895">
            <text:p>0.3421052632</text:p>
          </table:table-cell>
          <table:table-cell office:value-type="float" office:value="2.71236842105263">
            <text:p>2.7123684211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341772151898734">
            <text:p>0.3417721519</text:p>
          </table:table-cell>
          <table:table-cell office:value-type="float" office:value="3.74670886075949">
            <text:p>3.7467088608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341463414634146">
            <text:p>0.3414634146</text:p>
          </table:table-cell>
          <table:table-cell office:value-type="float" office:value="2.6890243902439">
            <text:p>2.6890243902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341463414634146">
            <text:p>0.3414634146</text:p>
          </table:table-cell>
          <table:table-cell office:value-type="float" office:value="2.47227642276423">
            <text:p>2.4722764228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341176470588235">
            <text:p>0.3411764706</text:p>
          </table:table-cell>
          <table:table-cell office:value-type="float" office:value="2.90341176470588">
            <text:p>2.9034117647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340909090909091">
            <text:p>0.3409090909</text:p>
          </table:table-cell>
          <table:table-cell office:value-type="float" office:value="4.00636363636364">
            <text:p>4.0063636364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340659340659341">
            <text:p>0.3406593407</text:p>
          </table:table-cell>
          <table:table-cell office:value-type="float" office:value="2.75604395604396">
            <text:p>2.756043956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40425531914894">
            <text:p>0.3404255319</text:p>
          </table:table-cell>
          <table:table-cell office:value-type="float" office:value="2.95595744680851">
            <text:p>2.9559574468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40425531914894">
            <text:p>0.3404255319</text:p>
          </table:table-cell>
          <table:table-cell office:value-type="float" office:value="3.03936170212766">
            <text:p>3.0393617021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340425531914894">
            <text:p>0.3404255319</text:p>
          </table:table-cell>
          <table:table-cell office:value-type="float" office:value="3.80042553191489">
            <text:p>3.8004255319</text:p>
          </table:table-cell>
        </table:table-row>
        <table:table-row table:style-name="ro2">
          <table:table-cell office:value-type="float" office:value="2328">
            <text:p>2328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0.340136054421769">
            <text:p>0.3401360544</text:p>
          </table:table-cell>
          <table:table-cell office:value-type="float" office:value="3.0447619047619">
            <text:p>3.0447619048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39622641509434">
            <text:p>0.3396226415</text:p>
          </table:table-cell>
          <table:table-cell office:value-type="float" office:value="2.76377358490566">
            <text:p>2.7637735849</text:p>
          </table:table-cell>
        </table:table-row>
        <table:table-row table:style-name="ro2">
          <table:table-cell office:value-type="float" office:value="2338">
            <text:p>2338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0.339285714285714">
            <text:p>0.3392857143</text:p>
          </table:table-cell>
          <table:table-cell office:value-type="float" office:value="3.20580357142857">
            <text:p>3.2058035714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0.33920704845815">
            <text:p>0.3392070485</text:p>
          </table:table-cell>
          <table:table-cell office:value-type="float" office:value="3.03343612334802">
            <text:p>3.0334361233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339130434782609">
            <text:p>0.3391304348</text:p>
          </table:table-cell>
          <table:table-cell office:value-type="float" office:value="2.43773913043478">
            <text:p>2.4377391304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338983050847458">
            <text:p>0.3389830508</text:p>
          </table:table-cell>
          <table:table-cell office:value-type="float" office:value="3.26203389830508">
            <text:p>3.2620338983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338461538461538">
            <text:p>0.3384615385</text:p>
          </table:table-cell>
          <table:table-cell office:value-type="float" office:value="3.33046153846154">
            <text:p>3.3304615385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0.338068181818182">
            <text:p>0.3380681818</text:p>
          </table:table-cell>
          <table:table-cell office:value-type="float" office:value="2.41136363636364">
            <text:p>2.4113636364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0.337931034482759">
            <text:p>0.3379310345</text:p>
          </table:table-cell>
          <table:table-cell office:value-type="float" office:value="2.83255172413793">
            <text:p>2.8325517241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337837837837838">
            <text:p>0.3378378378</text:p>
          </table:table-cell>
          <table:table-cell office:value-type="float" office:value="4.93094594594595">
            <text:p>4.9309459459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37349397590361">
            <text:p>0.3373493976</text:p>
          </table:table-cell>
          <table:table-cell office:value-type="float" office:value="3.42048192771084">
            <text:p>3.4204819277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337209302325581">
            <text:p>0.3372093023</text:p>
          </table:table-cell>
          <table:table-cell office:value-type="float" office:value="2.55127906976744">
            <text:p>2.5512790698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0.336309523809524">
            <text:p>0.3363095238</text:p>
          </table:table-cell>
          <table:table-cell office:value-type="float" office:value="2.97196428571429">
            <text:p>2.9719642857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75833333333333">
            <text:p>3.7583333333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4291666666667">
            <text:p>2.9429166667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01823529411765">
            <text:p>3.0182352941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0388888888889">
            <text:p>2.9038888889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8466666666667">
            <text:p>2.5846666667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85">
            <text:p>3.585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9261904761905">
            <text:p>2.4926190476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3416666666667">
            <text:p>2.7341666667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8466666666667">
            <text:p>3.1846666667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4866666666667">
            <text:p>3.2486666667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6305555555556">
            <text:p>2.1630555556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1055555555556">
            <text:p>2.9105555556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62">
            <text:p>2.662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6777777777778">
            <text:p>2.4677777778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9666666666667">
            <text:p>2.6966666667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3333333333333">
            <text:p>2.4333333333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36777777777778">
            <text:p>4.3677777778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1666666666667">
            <text:p>2.3166666667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62">
            <text:p>3.62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68">
            <text:p>4.68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9424242424242">
            <text:p>2.8942424242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62">
            <text:p>3.62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1333333333333">
            <text:p>2.7133333333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2333333333333">
            <text:p>3.3233333333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07565217391304">
            <text:p>3.0756521739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15">
            <text:p>4.15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5.07333333333333">
            <text:p>5.0733333333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5.08025641025641">
            <text:p>5.0802564103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4666666666667">
            <text:p>3.5466666667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76333333333333">
            <text:p>3.7633333333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743137254902">
            <text:p>2.774313725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5.38">
            <text:p>5.38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6666666666667">
            <text:p>3.5666666667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7333333333333">
            <text:p>3.1733333333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11">
            <text:p>4.11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0866666666667">
            <text:p>2.8086666667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7888888888889">
            <text:p>2.5788888889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0933333333333">
            <text:p>2.9093333333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93666666666667">
            <text:p>3.9366666667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3777777777778">
            <text:p>2.7377777778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4333333333333">
            <text:p>3.2433333333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2777777777778">
            <text:p>2.4277777778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6">
            <text:p>3.26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32666666666667">
            <text:p>3.3266666667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01055555555556">
            <text:p>3.0105555556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2111111111111">
            <text:p>2.4211111111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6944444444444">
            <text:p>2.6694444444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5">
            <text:p>3.15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4333333333333">
            <text:p>2.4433333333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1666666666667">
            <text:p>3.3166666667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78880952380952">
            <text:p>2.7888095238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625">
            <text:p>2.7625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9833333333333">
            <text:p>2.8983333333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49333333333333">
            <text:p>3.4933333333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8047619047619">
            <text:p>2.8047619048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65">
            <text:p>2.665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20066666666667">
            <text:p>4.2006666667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6416666666667">
            <text:p>3.4641666667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24333333333333">
            <text:p>4.2433333333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5666666666667">
            <text:p>3.1566666667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93833333333333">
            <text:p>2.9383333333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7166666666667">
            <text:p>2.7716666667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0666666666667">
            <text:p>2.4066666667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0222222222222">
            <text:p>2.8022222222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3333333333333">
            <text:p>3.433333333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9666666666667">
            <text:p>2.3966666667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83416666666667">
            <text:p>3.8341666667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9333333333333">
            <text:p>2.2933333333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8047619047619">
            <text:p>3.4804761905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3416666666667">
            <text:p>2.7341666667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35">
            <text:p>2.435</text:p>
          </table:table-cell>
        </table:table-row>
        <table:table-row table:style-name="ro2" table:visibility="filter">
          <table:table-cell office:value-type="float" office:value="2174">
            <text:p>21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2666666666667">
            <text:p>3.2266666667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70375">
            <text:p>3.70375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6333333333333">
            <text:p>2.2633333333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07">
            <text:p>3.07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1666666666667">
            <text:p>2.4166666667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6">
            <text:p>2.66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5833333333333">
            <text:p>2.7583333333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9666666666667">
            <text:p>2.1966666667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6.83333333333333">
            <text:p>6.8333333333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0666666666667">
            <text:p>2.6066666667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8111111111111">
            <text:p>2.9811111111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5.80666666666667">
            <text:p>5.8066666667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5.64">
            <text:p>5.64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4">
            <text:p>2.74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9333333333333">
            <text:p>2.3933333333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35666666666667">
            <text:p>3.3566666667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4.40833333333333">
            <text:p>4.4083333333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6666666666667">
            <text:p>2.7666666667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5.075">
            <text:p>5.075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9205128205128">
            <text:p>2.4920512821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5666666666667">
            <text:p>2.6566666667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6.10666666666667">
            <text:p>6.1066666667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80666666666667">
            <text:p>3.8066666667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5.41">
            <text:p>5.41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7333333333333">
            <text:p>2.4733333333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28">
            <text:p>4.28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5.30666666666667">
            <text:p>5.3066666667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0444444444444">
            <text:p>2.5044444444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20111111111111">
            <text:p>3.2011111111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625">
            <text:p>2.6625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8333333333333">
            <text:p>2.2833333333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1166666666667">
            <text:p>3.6116666667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54333333333333">
            <text:p>3.5433333333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1.315">
            <text:p>11.31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8666666666667">
            <text:p>2.5866666667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8555555555556">
            <text:p>2.1855555556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2666666666667">
            <text:p>2.2266666667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0666666666667">
            <text:p>2.5066666667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2666666666667">
            <text:p>3.2266666667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20333333333333">
            <text:p>3.2033333333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7333333333333">
            <text:p>3.0733333333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6083333333333">
            <text:p>2.7608333333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2833333333333">
            <text:p>3.5283333333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9333333333333">
            <text:p>2.5933333333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55166666666667">
            <text:p>3.5516666667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1666666666667">
            <text:p>2.7166666667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85">
            <text:p>3.185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85">
            <text:p>3.285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2833333333333">
            <text:p>2.3283333333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5777777777778">
            <text:p>2.6577777778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45666666666667">
            <text:p>3.4566666667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6333333333333">
            <text:p>3.263333333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30333333333333">
            <text:p>3.3033333333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6666666666667">
            <text:p>2.7666666667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0666666666667">
            <text:p>2.8066666667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6">
            <text:p>3.66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2166666666667">
            <text:p>2.6216666667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5666666666667">
            <text:p>2.7566666667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8666666666667">
            <text:p>2.5866666667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8361111111111">
            <text:p>2.5836111111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4722222222222">
            <text:p>2.7472222222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9333333333333">
            <text:p>2.8933333333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9666666666667">
            <text:p>3.3966666667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7333333333333">
            <text:p>2.7733333333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7">
            <text:p>2.57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0333333333333">
            <text:p>3.1033333333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81833333333333">
            <text:p>3.8183333333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1111111111111">
            <text:p>2.5111111111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49333333333333">
            <text:p>3.4933333333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6333333333333">
            <text:p>2.4633333333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6">
            <text:p>3.96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1666666666667">
            <text:p>2.7166666667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0666666666667">
            <text:p>2.9066666667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0333333333333">
            <text:p>2.9033333333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2666666666667">
            <text:p>2.8266666667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4">
            <text:p>3.14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86666666666667">
            <text:p>4.8666666667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93333333333333">
            <text:p>2.9333333333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0666666666667">
            <text:p>2.3066666667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18333333333333">
            <text:p>4.1833333333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1333333333333">
            <text:p>2.6133333333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47166666666667">
            <text:p>3.4716666667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06333333333333">
            <text:p>3.0633333333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8333333333333">
            <text:p>3.0833333333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7.11666666666667">
            <text:p>7.1166666667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08666666666667">
            <text:p>3.0866666667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1666666666667">
            <text:p>2.5166666667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4">
            <text:p>2.74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7666666666667">
            <text:p>3.2766666667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4.77333333333333">
            <text:p>4.7733333333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8333333333333">
            <text:p>3.1833333333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84666666666667">
            <text:p>3.8466666667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3666666666667">
            <text:p>3.1366666667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77">
            <text:p>4.77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1333333333333">
            <text:p>2.7133333333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3666666666667">
            <text:p>2.9366666667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38333333333333">
            <text:p>4.3833333333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1333333333333">
            <text:p>3.1133333333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6333333333333">
            <text:p>3.0633333333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12333333333333">
            <text:p>4.1233333333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8">
            <text:p>2.88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.330769230769231">
            <text:p>0.3307692308</text:p>
          </table:table-cell>
          <table:table-cell office:value-type="float" office:value="3.32946153846154">
            <text:p>3.3294615385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0.330708661417323">
            <text:p>0.3307086614</text:p>
          </table:table-cell>
          <table:table-cell office:value-type="float" office:value="3.25566929133858">
            <text:p>3.2556692913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329787234042553">
            <text:p>0.329787234</text:p>
          </table:table-cell>
          <table:table-cell office:value-type="float" office:value="2.60925531914894">
            <text:p>2.6092553191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328767123287671">
            <text:p>0.3287671233</text:p>
          </table:table-cell>
          <table:table-cell office:value-type="float" office:value="2.66479452054795">
            <text:p>2.6647945205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328125">
            <text:p>0.328125</text:p>
          </table:table-cell>
          <table:table-cell office:value-type="float" office:value="2.63296875">
            <text:p>2.63296875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0.327380952380952">
            <text:p>0.3273809524</text:p>
          </table:table-cell>
          <table:table-cell office:value-type="float" office:value="3.21821428571429">
            <text:p>3.2182142857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327272727272727">
            <text:p>0.3272727273</text:p>
          </table:table-cell>
          <table:table-cell office:value-type="float" office:value="3.21218181818182">
            <text:p>3.2121818182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327272727272727">
            <text:p>0.3272727273</text:p>
          </table:table-cell>
          <table:table-cell office:value-type="float" office:value="3.29563636363636">
            <text:p>3.2956363636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327102803738318">
            <text:p>0.3271028037</text:p>
          </table:table-cell>
          <table:table-cell office:value-type="float" office:value="2.52121495327103">
            <text:p>2.5212149533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326923076923077">
            <text:p>0.3269230769</text:p>
          </table:table-cell>
          <table:table-cell office:value-type="float" office:value="2.55230769230769">
            <text:p>2.5523076923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326923076923077">
            <text:p>0.3269230769</text:p>
          </table:table-cell>
          <table:table-cell office:value-type="float" office:value="2.40134615384615">
            <text:p>2.4013461538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.326666666666667">
            <text:p>0.3266666667</text:p>
          </table:table-cell>
          <table:table-cell office:value-type="float" office:value="3.24466666666667">
            <text:p>3.2446666667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326086956521739">
            <text:p>0.3260869565</text:p>
          </table:table-cell>
          <table:table-cell office:value-type="float" office:value="3.14652173913043">
            <text:p>3.1465217391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25581395348837">
            <text:p>0.3255813953</text:p>
          </table:table-cell>
          <table:table-cell office:value-type="float" office:value="2.55674418604651">
            <text:p>2.556744186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325396825396825">
            <text:p>0.3253968254</text:p>
          </table:table-cell>
          <table:table-cell office:value-type="float" office:value="3.06865079365079">
            <text:p>3.0686507937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325301204819277">
            <text:p>0.3253012048</text:p>
          </table:table-cell>
          <table:table-cell office:value-type="float" office:value="2.8855421686747">
            <text:p>2.8855421687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325301204819277">
            <text:p>0.3253012048</text:p>
          </table:table-cell>
          <table:table-cell office:value-type="float" office:value="2.50506024096386">
            <text:p>2.505060241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25">
            <text:p>0.325</text:p>
          </table:table-cell>
          <table:table-cell office:value-type="float" office:value="2.592">
            <text:p>2.592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25">
            <text:p>0.325</text:p>
          </table:table-cell>
          <table:table-cell office:value-type="float" office:value="3.3685">
            <text:p>3.3685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25">
            <text:p>0.325</text:p>
          </table:table-cell>
          <table:table-cell office:value-type="float" office:value="3.532">
            <text:p>3.532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.324561403508772">
            <text:p>0.3245614035</text:p>
          </table:table-cell>
          <table:table-cell office:value-type="float" office:value="2.52973684210526">
            <text:p>2.5297368421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324324324324324">
            <text:p>0.3243243243</text:p>
          </table:table-cell>
          <table:table-cell office:value-type="float" office:value="2.84981981981982">
            <text:p>2.8498198198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324324324324324">
            <text:p>0.3243243243</text:p>
          </table:table-cell>
          <table:table-cell office:value-type="float" office:value="3.15756756756757">
            <text:p>3.1575675676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324324324324324">
            <text:p>0.3243243243</text:p>
          </table:table-cell>
          <table:table-cell office:value-type="float" office:value="3.08648648648649">
            <text:p>3.086486486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323529411764706">
            <text:p>0.3235294118</text:p>
          </table:table-cell>
          <table:table-cell office:value-type="float" office:value="3.44323529411765">
            <text:p>3.4432352941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0.323232323232323">
            <text:p>0.3232323232</text:p>
          </table:table-cell>
          <table:table-cell office:value-type="float" office:value="3.83080808080808">
            <text:p>3.8308080808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322033898305085">
            <text:p>0.3220338983</text:p>
          </table:table-cell>
          <table:table-cell office:value-type="float" office:value="2.68881355932203">
            <text:p>2.6888135593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321428571428571">
            <text:p>0.3214285714</text:p>
          </table:table-cell>
          <table:table-cell office:value-type="float" office:value="3.45375">
            <text:p>3.45375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321428571428571">
            <text:p>0.3214285714</text:p>
          </table:table-cell>
          <table:table-cell office:value-type="float" office:value="3.02625">
            <text:p>3.02625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21428571428571">
            <text:p>0.3214285714</text:p>
          </table:table-cell>
          <table:table-cell office:value-type="float" office:value="2.5975">
            <text:p>2.5975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3.5096">
            <text:p>3.5096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2.406">
            <text:p>2.406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319444444444444">
            <text:p>0.3194444444</text:p>
          </table:table-cell>
          <table:table-cell office:value-type="float" office:value="2.30763888888889">
            <text:p>2.3076388889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319444444444444">
            <text:p>0.3194444444</text:p>
          </table:table-cell>
          <table:table-cell office:value-type="float" office:value="2.30472222222222">
            <text:p>2.3047222222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19148936170213">
            <text:p>0.3191489362</text:p>
          </table:table-cell>
          <table:table-cell office:value-type="float" office:value="2.85404255319149">
            <text:p>2.8540425532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319148936170213">
            <text:p>0.3191489362</text:p>
          </table:table-cell>
          <table:table-cell office:value-type="float" office:value="3.52936170212766">
            <text:p>3.5293617021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2.54909090909091">
            <text:p>2.5490909091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318181818181818">
            <text:p>0.3181818182</text:p>
          </table:table-cell>
          <table:table-cell office:value-type="float" office:value="3.40454545454545">
            <text:p>3.4045454545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2.70454545454545">
            <text:p>2.7045454545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318181818181818">
            <text:p>0.3181818182</text:p>
          </table:table-cell>
          <table:table-cell office:value-type="float" office:value="3.90659090909091">
            <text:p>3.9065909091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18181818181818">
            <text:p>0.3181818182</text:p>
          </table:table-cell>
          <table:table-cell office:value-type="float" office:value="2.86318181818182">
            <text:p>2.8631818182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18181818181818">
            <text:p>0.3181818182</text:p>
          </table:table-cell>
          <table:table-cell office:value-type="float" office:value="3.43227272727273">
            <text:p>3.4322727273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2.67522727272727">
            <text:p>2.6752272727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318181818181818">
            <text:p>0.3181818182</text:p>
          </table:table-cell>
          <table:table-cell office:value-type="float" office:value="3.45431818181818">
            <text:p>3.4543181818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317073170731707">
            <text:p>0.3170731707</text:p>
          </table:table-cell>
          <table:table-cell office:value-type="float" office:value="3.35756097560976">
            <text:p>3.3575609756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0.316901408450704">
            <text:p>0.3169014085</text:p>
          </table:table-cell>
          <table:table-cell office:value-type="float" office:value="3.25450704225352">
            <text:p>3.2545070423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0.316239316239316">
            <text:p>0.3162393162</text:p>
          </table:table-cell>
          <table:table-cell office:value-type="float" office:value="3.38136752136752">
            <text:p>3.3813675214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14526315789474">
            <text:p>3.1452631579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28473684210526">
            <text:p>3.2847368421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314606741573034">
            <text:p>0.3146067416</text:p>
          </table:table-cell>
          <table:table-cell office:value-type="float" office:value="2.66348314606742">
            <text:p>2.6634831461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14285714285714">
            <text:p>0.3142857143</text:p>
          </table:table-cell>
          <table:table-cell office:value-type="float" office:value="2.54385714285714">
            <text:p>2.5438571429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314285714285714">
            <text:p>0.3142857143</text:p>
          </table:table-cell>
          <table:table-cell office:value-type="float" office:value="2.60038095238095">
            <text:p>2.6003809524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314285714285714">
            <text:p>0.3142857143</text:p>
          </table:table-cell>
          <table:table-cell office:value-type="float" office:value="2.538">
            <text:p>2.538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314285714285714">
            <text:p>0.3142857143</text:p>
          </table:table-cell>
          <table:table-cell office:value-type="float" office:value="3.40971428571429">
            <text:p>3.4097142857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314285714285714">
            <text:p>0.3142857143</text:p>
          </table:table-cell>
          <table:table-cell office:value-type="float" office:value="3.24514285714286">
            <text:p>3.2451428571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2.94958333333333">
            <text:p>2.9495833333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371875">
            <text:p>2.371875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3.113125">
            <text:p>3.113125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32525">
            <text:p>2.32525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4.458125">
            <text:p>4.458125</text:p>
          </table:table-cell>
        </table:table-row>
        <table:table-row table:style-name="ro2">
          <table:table-cell office:value-type="float" office:value="2337">
            <text:p>2337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3.33798611111111">
            <text:p>3.3379861111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8025">
            <text:p>2.8025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5475">
            <text:p>2.5475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3.325625">
            <text:p>3.325625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5.64875">
            <text:p>5.64875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353125">
            <text:p>2.353125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2.800625">
            <text:p>2.800625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311320754716981">
            <text:p>0.3113207547</text:p>
          </table:table-cell>
          <table:table-cell office:value-type="float" office:value="5.40396226415094">
            <text:p>5.4039622642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0.310344827586207">
            <text:p>0.3103448276</text:p>
          </table:table-cell>
          <table:table-cell office:value-type="float" office:value="3.33613793103448">
            <text:p>3.336137931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310344827586207">
            <text:p>0.3103448276</text:p>
          </table:table-cell>
          <table:table-cell office:value-type="float" office:value="3.99896551724138">
            <text:p>3.9989655172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310344827586207">
            <text:p>0.3103448276</text:p>
          </table:table-cell>
          <table:table-cell office:value-type="float" office:value="3.53885057471264">
            <text:p>3.5388505747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10344827586207">
            <text:p>0.3103448276</text:p>
          </table:table-cell>
          <table:table-cell office:value-type="float" office:value="3.11310344827586">
            <text:p>3.1131034483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310077519379845">
            <text:p>0.3100775194</text:p>
          </table:table-cell>
          <table:table-cell office:value-type="float" office:value="3.89806201550388">
            <text:p>3.8980620155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31">
            <text:p>0.31</text:p>
          </table:table-cell>
          <table:table-cell office:value-type="float" office:value="2.9809">
            <text:p>2.9809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309859154929577">
            <text:p>0.3098591549</text:p>
          </table:table-cell>
          <table:table-cell office:value-type="float" office:value="2.92816901408451">
            <text:p>2.9281690141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30952380952381">
            <text:p>0.3095238095</text:p>
          </table:table-cell>
          <table:table-cell office:value-type="float" office:value="3.24428571428571">
            <text:p>3.2442857143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30952380952381">
            <text:p>0.3095238095</text:p>
          </table:table-cell>
          <table:table-cell office:value-type="float" office:value="3.05047619047619">
            <text:p>3.0504761905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309278350515464">
            <text:p>0.3092783505</text:p>
          </table:table-cell>
          <table:table-cell office:value-type="float" office:value="3.99536082474227">
            <text:p>3.9953608247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309090909090909">
            <text:p>0.3090909091</text:p>
          </table:table-cell>
          <table:table-cell office:value-type="float" office:value="3.43545454545455">
            <text:p>3.4354545455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309090909090909">
            <text:p>0.3090909091</text:p>
          </table:table-cell>
          <table:table-cell office:value-type="float" office:value="3.02">
            <text:p>3.02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23638461538462">
            <text:p>3.2363846154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48576923076923">
            <text:p>2.4857692308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10076923076923">
            <text:p>3.1007692308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67307692307692">
            <text:p>2.6730769231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77115384615385">
            <text:p>3.7711538462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72538461538462">
            <text:p>2.7253846154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3.66923076923077">
            <text:p>3.6692307692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54230769230769">
            <text:p>2.5423076923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87230769230769">
            <text:p>2.8723076923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40923076923077">
            <text:p>2.4092307692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77692307692308">
            <text:p>3.7769230769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3.21769230769231">
            <text:p>3.2176923077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16846153846154">
            <text:p>2.168461538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36807692307692">
            <text:p>3.3680769231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5.55538461538461">
            <text:p>5.5553846154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59">
            <text:p>3.59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46153846153846">
            <text:p>2.461538461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3.56538461538462">
            <text:p>3.5653846154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306818181818182">
            <text:p>0.3068181818</text:p>
          </table:table-cell>
          <table:table-cell office:value-type="float" office:value="2.68590909090909">
            <text:p>2.6859090909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306666666666667">
            <text:p>0.3066666667</text:p>
          </table:table-cell>
          <table:table-cell office:value-type="float" office:value="2.67573333333333">
            <text:p>2.6757333333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306666666666667">
            <text:p>0.3066666667</text:p>
          </table:table-cell>
          <table:table-cell office:value-type="float" office:value="3.34613333333333">
            <text:p>3.3461333333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306666666666667">
            <text:p>0.3066666667</text:p>
          </table:table-cell>
          <table:table-cell office:value-type="float" office:value="3.40426666666667">
            <text:p>3.4042666667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306451612903226">
            <text:p>0.3064516129</text:p>
          </table:table-cell>
          <table:table-cell office:value-type="float" office:value="3.37870967741935">
            <text:p>3.3787096774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0.305970149253731">
            <text:p>0.3059701493</text:p>
          </table:table-cell>
          <table:table-cell office:value-type="float" office:value="3.43992537313433">
            <text:p>3.4399253731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0.305755395683453">
            <text:p>0.3057553957</text:p>
          </table:table-cell>
          <table:table-cell office:value-type="float" office:value="3.18424460431655">
            <text:p>3.1842446043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305555555555556">
            <text:p>0.3055555556</text:p>
          </table:table-cell>
          <table:table-cell office:value-type="float" office:value="3.03083333333333">
            <text:p>3.0308333333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305555555555556">
            <text:p>0.3055555556</text:p>
          </table:table-cell>
          <table:table-cell office:value-type="float" office:value="3.31166666666667">
            <text:p>3.3116666667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305084745762712">
            <text:p>0.3050847458</text:p>
          </table:table-cell>
          <table:table-cell office:value-type="float" office:value="2.55576271186441">
            <text:p>2.5557627119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304878048780488">
            <text:p>0.3048780488</text:p>
          </table:table-cell>
          <table:table-cell office:value-type="float" office:value="3.03024390243902">
            <text:p>3.0302439024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0.304597701149425">
            <text:p>0.3045977011</text:p>
          </table:table-cell>
          <table:table-cell office:value-type="float" office:value="3.23028735632184">
            <text:p>3.2302873563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304347826086957">
            <text:p>0.3043478261</text:p>
          </table:table-cell>
          <table:table-cell office:value-type="float" office:value="3.39913043478261">
            <text:p>3.3991304348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04347826086957">
            <text:p>0.3043478261</text:p>
          </table:table-cell>
          <table:table-cell office:value-type="float" office:value="3.70086956521739">
            <text:p>3.7008695652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0.303571428571429">
            <text:p>0.3035714286</text:p>
          </table:table-cell>
          <table:table-cell office:value-type="float" office:value="2.79758928571429">
            <text:p>2.7975892857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303571428571429">
            <text:p>0.3035714286</text:p>
          </table:table-cell>
          <table:table-cell office:value-type="float" office:value="2.60678571428571">
            <text:p>2.6067857143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303571428571429">
            <text:p>0.3035714286</text:p>
          </table:table-cell>
          <table:table-cell office:value-type="float" office:value="3.15482142857143">
            <text:p>3.1548214286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303030303030303">
            <text:p>0.303030303</text:p>
          </table:table-cell>
          <table:table-cell office:value-type="float" office:value="2.94212121212121">
            <text:p>2.9421212121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303030303030303">
            <text:p>0.303030303</text:p>
          </table:table-cell>
          <table:table-cell office:value-type="float" office:value="3.54121212121212">
            <text:p>3.5412121212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02325581395349">
            <text:p>0.3023255814</text:p>
          </table:table-cell>
          <table:table-cell office:value-type="float" office:value="3.0506976744186">
            <text:p>3.0506976744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0.302013422818792">
            <text:p>0.3020134228</text:p>
          </table:table-cell>
          <table:table-cell office:value-type="float" office:value="3.33422818791946">
            <text:p>3.3342281879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0188679245283">
            <text:p>0.3018867925</text:p>
          </table:table-cell>
          <table:table-cell office:value-type="float" office:value="3.52396226415094">
            <text:p>3.5239622642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387">
            <text:p>3.387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40857142857143">
            <text:p>3.4085714286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798">
            <text:p>2.798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853">
            <text:p>2.853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873">
            <text:p>2.873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499">
            <text:p>2.499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36136363636364">
            <text:p>3.3613636364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511">
            <text:p>2.511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80066666666667">
            <text:p>2.8006666667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3.533">
            <text:p>3.533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3.29933333333333">
            <text:p>3.2993333333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6715">
            <text:p>2.6715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139">
            <text:p>3.139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696">
            <text:p>2.696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3.752">
            <text:p>3.752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5875">
            <text:p>2.5875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63733333333333">
            <text:p>2.6373333333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3.65">
            <text:p>3.65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63">
            <text:p>2.63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0.299270072992701">
            <text:p>0.299270073</text:p>
          </table:table-cell>
          <table:table-cell office:value-type="float" office:value="3.43182481751825">
            <text:p>3.4318248175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0.298780487804878">
            <text:p>0.2987804878</text:p>
          </table:table-cell>
          <table:table-cell office:value-type="float" office:value="3.54908536585366">
            <text:p>3.5490853659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298245614035088">
            <text:p>0.298245614</text:p>
          </table:table-cell>
          <table:table-cell office:value-type="float" office:value="2.28789473684211">
            <text:p>2.2878947368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0.297794117647059">
            <text:p>0.2977941176</text:p>
          </table:table-cell>
          <table:table-cell office:value-type="float" office:value="3.37922794117647">
            <text:p>3.3792279412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297619047619048">
            <text:p>0.2976190476</text:p>
          </table:table-cell>
          <table:table-cell office:value-type="float" office:value="2.82392857142857">
            <text:p>2.8239285714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297297297297297">
            <text:p>0.2972972973</text:p>
          </table:table-cell>
          <table:table-cell office:value-type="float" office:value="2.62297297297297">
            <text:p>2.622972973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.296969696969697">
            <text:p>0.296969697</text:p>
          </table:table-cell>
          <table:table-cell office:value-type="float" office:value="3.32624242424242">
            <text:p>3.3262424242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296296296296296">
            <text:p>0.2962962963</text:p>
          </table:table-cell>
          <table:table-cell office:value-type="float" office:value="2.60049382716049">
            <text:p>2.6004938272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0.296296296296296">
            <text:p>0.2962962963</text:p>
          </table:table-cell>
          <table:table-cell office:value-type="float" office:value="3.50950617283951">
            <text:p>3.5095061728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296296296296296">
            <text:p>0.2962962963</text:p>
          </table:table-cell>
          <table:table-cell office:value-type="float" office:value="2.44444444444444">
            <text:p>2.4444444444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296296296296296">
            <text:p>0.2962962963</text:p>
          </table:table-cell>
          <table:table-cell office:value-type="float" office:value="3.05555555555555">
            <text:p>3.0555555556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295918367346939">
            <text:p>0.2959183673</text:p>
          </table:table-cell>
          <table:table-cell office:value-type="float" office:value="2.41428571428571">
            <text:p>2.4142857143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295454545454546">
            <text:p>0.2954545455</text:p>
          </table:table-cell>
          <table:table-cell office:value-type="float" office:value="2.90431818181818">
            <text:p>2.9043181818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95454545454546">
            <text:p>0.2954545455</text:p>
          </table:table-cell>
          <table:table-cell office:value-type="float" office:value="3.90590909090909">
            <text:p>3.9059090909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295454545454546">
            <text:p>0.2954545455</text:p>
          </table:table-cell>
          <table:table-cell office:value-type="float" office:value="2.96068181818182">
            <text:p>2.9606818182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295454545454546">
            <text:p>0.2954545455</text:p>
          </table:table-cell>
          <table:table-cell office:value-type="float" office:value="3.31295454545455">
            <text:p>3.3129545455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295081967213115">
            <text:p>0.2950819672</text:p>
          </table:table-cell>
          <table:table-cell office:value-type="float" office:value="3.49377049180328">
            <text:p>3.4937704918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295">
            <text:p>0.295</text:p>
          </table:table-cell>
          <table:table-cell office:value-type="float" office:value="3.21905">
            <text:p>3.21905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295">
            <text:p>0.295</text:p>
          </table:table-cell>
          <table:table-cell office:value-type="float" office:value="2.57135">
            <text:p>2.57135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54419117647059">
            <text:p>2.544191176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76196078431373">
            <text:p>2.7619607843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94117647058824">
            <text:p>0.2941176471</text:p>
          </table:table-cell>
          <table:table-cell office:value-type="float" office:value="3.35823529411765">
            <text:p>3.3582352941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3.11529411764706">
            <text:p>3.1152941176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294117647058824">
            <text:p>0.2941176471</text:p>
          </table:table-cell>
          <table:table-cell office:value-type="float" office:value="3.79764705882353">
            <text:p>3.7976470588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60941176470588">
            <text:p>2.6094117647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51294117647059">
            <text:p>2.512941176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94294117647059">
            <text:p>2.9429411765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56588235294118">
            <text:p>2.5658823529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62588235294118">
            <text:p>2.6258823529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3.25823529411765">
            <text:p>3.2582352941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52235294117647">
            <text:p>2.5223529412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0.292682926829268">
            <text:p>0.2926829268</text:p>
          </table:table-cell>
          <table:table-cell office:value-type="float" office:value="3.18764227642276">
            <text:p>3.1876422764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292682926829268">
            <text:p>0.2926829268</text:p>
          </table:table-cell>
          <table:table-cell office:value-type="float" office:value="2.56073170731707">
            <text:p>2.5607317073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292307692307692">
            <text:p>0.2923076923</text:p>
          </table:table-cell>
          <table:table-cell office:value-type="float" office:value="3.32861538461539">
            <text:p>3.3286153846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292307692307692">
            <text:p>0.2923076923</text:p>
          </table:table-cell>
          <table:table-cell office:value-type="float" office:value="3.75107692307692">
            <text:p>3.751076923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.292307692307692">
            <text:p>0.2923076923</text:p>
          </table:table-cell>
          <table:table-cell office:value-type="float" office:value="3.17446153846154">
            <text:p>3.1744615385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291666666666667">
            <text:p>0.2916666667</text:p>
          </table:table-cell>
          <table:table-cell office:value-type="float" office:value="2.67458333333333">
            <text:p>2.6745833333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3.90916666666667">
            <text:p>3.9091666667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91666666666667">
            <text:p>0.2916666667</text:p>
          </table:table-cell>
          <table:table-cell office:value-type="float" office:value="2.285">
            <text:p>2.285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3.06479166666667">
            <text:p>3.0647916667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3.07708333333333">
            <text:p>3.0770833333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4.34666666666667">
            <text:p>4.3466666667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91666666666667">
            <text:p>0.2916666667</text:p>
          </table:table-cell>
          <table:table-cell office:value-type="float" office:value="2.30125">
            <text:p>2.30125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0.291245791245791">
            <text:p>0.2912457912</text:p>
          </table:table-cell>
          <table:table-cell office:value-type="float" office:value="3.57754208754209">
            <text:p>3.5775420875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290909090909091">
            <text:p>0.2909090909</text:p>
          </table:table-cell>
          <table:table-cell office:value-type="float" office:value="3.21572727272727">
            <text:p>3.2157272727</text:p>
          </table:table-cell>
        </table:table-row>
        <table:table-row table:style-name="ro2">
          <table:table-cell office:value-type="float" office:value="2332">
            <text:p>2332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0.290598290598291">
            <text:p>0.2905982906</text:p>
          </table:table-cell>
          <table:table-cell office:value-type="float" office:value="3.36495726495727">
            <text:p>3.36495726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290322580645161">
            <text:p>0.2903225806</text:p>
          </table:table-cell>
          <table:table-cell office:value-type="float" office:value="2.67354838709677">
            <text:p>2.6735483871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289473684210526">
            <text:p>0.2894736842</text:p>
          </table:table-cell>
          <table:table-cell office:value-type="float" office:value="2.70118421052632">
            <text:p>2.7011842105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289473684210526">
            <text:p>0.2894736842</text:p>
          </table:table-cell>
          <table:table-cell office:value-type="float" office:value="2.26289473684211">
            <text:p>2.2628947368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89473684210526">
            <text:p>0.2894736842</text:p>
          </table:table-cell>
          <table:table-cell office:value-type="float" office:value="3.24394736842105">
            <text:p>3.2439473684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89473684210526">
            <text:p>0.2894736842</text:p>
          </table:table-cell>
          <table:table-cell office:value-type="float" office:value="4.68947368421053">
            <text:p>4.6894736842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89473684210526">
            <text:p>0.2894736842</text:p>
          </table:table-cell>
          <table:table-cell office:value-type="float" office:value="3.56605263157895">
            <text:p>3.5660526316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289473684210526">
            <text:p>0.2894736842</text:p>
          </table:table-cell>
          <table:table-cell office:value-type="float" office:value="2.35921052631579">
            <text:p>2.3592105263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0.289256198347107">
            <text:p>0.2892561983</text:p>
          </table:table-cell>
          <table:table-cell office:value-type="float" office:value="3.53735537190083">
            <text:p>3.5373553719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288888888888889">
            <text:p>0.2888888889</text:p>
          </table:table-cell>
          <table:table-cell office:value-type="float" office:value="2.44733333333333">
            <text:p>2.4473333333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0.288590604026846">
            <text:p>0.288590604</text:p>
          </table:table-cell>
          <table:table-cell office:value-type="float" office:value="3.24147651006711">
            <text:p>3.2414765101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288135593220339">
            <text:p>0.2881355932</text:p>
          </table:table-cell>
          <table:table-cell office:value-type="float" office:value="3.20525423728814">
            <text:p>3.2052542373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288135593220339">
            <text:p>0.2881355932</text:p>
          </table:table-cell>
          <table:table-cell office:value-type="float" office:value="2.36661016949153">
            <text:p>2.3666101695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287878787878788">
            <text:p>0.2878787879</text:p>
          </table:table-cell>
          <table:table-cell office:value-type="float" office:value="2.90318181818182">
            <text:p>2.9031818182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28735632183908">
            <text:p>0.2873563218</text:p>
          </table:table-cell>
          <table:table-cell office:value-type="float" office:value="3.51080459770115">
            <text:p>3.5108045977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29428571428571">
            <text:p>3.2942857143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41380952380952">
            <text:p>3.4138095238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7.92285714285714">
            <text:p>7.9228571429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86428571428571">
            <text:p>3.8642857143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48714285714286">
            <text:p>2.4871428571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66">
            <text:p>3.66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95190476190476">
            <text:p>2.9519047619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49757763975155">
            <text:p>3.4975776398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90142857142857">
            <text:p>2.9014285714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65666666666667">
            <text:p>2.6566666667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8339285714286">
            <text:p>2.2833928571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1142857142857">
            <text:p>2.2114285714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58857142857143">
            <text:p>2.5885714286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308">
            <text:p>3.308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50428571428571">
            <text:p>2.5042857143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35607142857143">
            <text:p>3.3560714286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4.4252380952381">
            <text:p>4.4252380952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58357142857143">
            <text:p>3.5835714286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39714285714286">
            <text:p>2.3971428571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12.9328571428571">
            <text:p>12.9328571429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56238095238095">
            <text:p>3.5623809524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13571428571429">
            <text:p>3.1357142857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21857142857143">
            <text:p>3.2185714286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8428571428571">
            <text:p>2.2842857143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10428571428571">
            <text:p>2.1042857143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92428571428571">
            <text:p>2.9242857143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20428571428571">
            <text:p>3.2042857143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38142857142857">
            <text:p>3.3814285714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26285714285714">
            <text:p>3.2628571429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23285714285714">
            <text:p>3.2328571429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58357142857143">
            <text:p>2.5835714286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6.43">
            <text:p>6.43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20571428571429">
            <text:p>3.2057142857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25571428571429">
            <text:p>3.2557142857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81714285714286">
            <text:p>2.8171428571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72571428571429">
            <text:p>3.7257142857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5.60142857142857">
            <text:p>5.6014285714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91142857142857">
            <text:p>3.9114285714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16">
            <text:p>2.16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0.285464098073555">
            <text:p>0.2854640981</text:p>
          </table:table-cell>
          <table:table-cell office:value-type="float" office:value="3.6115761821366">
            <text:p>3.6115761821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283333333333333">
            <text:p>0.2833333333</text:p>
          </table:table-cell>
          <table:table-cell office:value-type="float" office:value="3.24666666666667">
            <text:p>3.246666666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82608695652174">
            <text:p>0.2826086957</text:p>
          </table:table-cell>
          <table:table-cell office:value-type="float" office:value="3.32282608695652">
            <text:p>3.322826087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0.282258064516129">
            <text:p>0.2822580645</text:p>
          </table:table-cell>
          <table:table-cell office:value-type="float" office:value="3.35548387096774">
            <text:p>3.355483871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282051282051282">
            <text:p>0.2820512821</text:p>
          </table:table-cell>
          <table:table-cell office:value-type="float" office:value="2.56435897435897">
            <text:p>2.5643589744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282051282051282">
            <text:p>0.2820512821</text:p>
          </table:table-cell>
          <table:table-cell office:value-type="float" office:value="2.27102564102564">
            <text:p>2.271025641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282051282051282">
            <text:p>0.2820512821</text:p>
          </table:table-cell>
          <table:table-cell office:value-type="float" office:value="3.83435897435897">
            <text:p>3.8343589744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28125">
            <text:p>0.28125</text:p>
          </table:table-cell>
          <table:table-cell office:value-type="float" office:value="2.7990625">
            <text:p>2.7990625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28125">
            <text:p>0.28125</text:p>
          </table:table-cell>
          <table:table-cell office:value-type="float" office:value="3.633125">
            <text:p>3.633125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.28125">
            <text:p>0.28125</text:p>
          </table:table-cell>
          <table:table-cell office:value-type="float" office:value="3.7680625">
            <text:p>3.7680625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8125">
            <text:p>0.28125</text:p>
          </table:table-cell>
          <table:table-cell office:value-type="float" office:value="2.565">
            <text:p>2.565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.281081081081081">
            <text:p>0.2810810811</text:p>
          </table:table-cell>
          <table:table-cell office:value-type="float" office:value="3.86416216216216">
            <text:p>3.8641621622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280701754385965">
            <text:p>0.2807017544</text:p>
          </table:table-cell>
          <table:table-cell office:value-type="float" office:value="3.73894736842105">
            <text:p>3.7389473684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0.28030303030303">
            <text:p>0.2803030303</text:p>
          </table:table-cell>
          <table:table-cell office:value-type="float" office:value="3.07030303030303">
            <text:p>3.0703030303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2.7276">
            <text:p>2.7276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279411764705882">
            <text:p>0.2794117647</text:p>
          </table:table-cell>
          <table:table-cell office:value-type="float" office:value="2.80647058823529">
            <text:p>2.8064705882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495">
            <text:p>3.495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2.97277777777778">
            <text:p>2.9727777778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2.46055555555556">
            <text:p>2.4605555556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10.3494444444444">
            <text:p>10.3494444444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3.16416666666667">
            <text:p>3.1641666667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38166666666667">
            <text:p>3.3816666667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3.55277777777778">
            <text:p>3.5527777778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77777777777778">
            <text:p>0.2777777778</text:p>
          </table:table-cell>
          <table:table-cell office:value-type="float" office:value="5.22222222222222">
            <text:p>5.2222222222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0.277153558052435">
            <text:p>0.2771535581</text:p>
          </table:table-cell>
          <table:table-cell office:value-type="float" office:value="3.14056179775281">
            <text:p>3.1405617978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276595744680851">
            <text:p>0.2765957447</text:p>
          </table:table-cell>
          <table:table-cell office:value-type="float" office:value="2.36042553191489">
            <text:p>2.3604255319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276595744680851">
            <text:p>0.2765957447</text:p>
          </table:table-cell>
          <table:table-cell office:value-type="float" office:value="2.72531914893617">
            <text:p>2.725319148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0.276315789473684">
            <text:p>0.2763157895</text:p>
          </table:table-cell>
          <table:table-cell office:value-type="float" office:value="3.43677631578947">
            <text:p>3.4367763158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0.276119402985075">
            <text:p>0.276119403</text:p>
          </table:table-cell>
          <table:table-cell office:value-type="float" office:value="3.26776119402985">
            <text:p>3.267761194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275862068965517">
            <text:p>0.275862069</text:p>
          </table:table-cell>
          <table:table-cell office:value-type="float" office:value="2.94103448275862">
            <text:p>2.9410344828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0.274509803921569">
            <text:p>0.2745098039</text:p>
          </table:table-cell>
          <table:table-cell office:value-type="float" office:value="3.35647058823529">
            <text:p>3.3564705882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273972602739726">
            <text:p>0.2739726027</text:p>
          </table:table-cell>
          <table:table-cell office:value-type="float" office:value="2.68095890410959">
            <text:p>2.6809589041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0.273809523809524">
            <text:p>0.2738095238</text:p>
          </table:table-cell>
          <table:table-cell office:value-type="float" office:value="3.37392857142857">
            <text:p>3.3739285714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13121212121212">
            <text:p>3.1312121212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91309090909091">
            <text:p>2.9130909091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63636363636364">
            <text:p>2.6363636364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44909090909091">
            <text:p>2.4490909091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92568181818182">
            <text:p>2.9256818182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43363636363636">
            <text:p>2.4336363636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27">
            <text:p>3.27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5.08545454545455">
            <text:p>5.085454545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01545454545455">
            <text:p>3.015454545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80818181818182">
            <text:p>3.8081818182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87909090909091">
            <text:p>2.8790909091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2.83163636363636">
            <text:p>2.8316363636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3.07454545454545">
            <text:p>3.0745454545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44690909090909">
            <text:p>3.4469090909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49545454545455">
            <text:p>3.4954545455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03575757575758">
            <text:p>3.0357575758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86886363636364">
            <text:p>2.8688636364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10.3027272727273">
            <text:p>10.3027272727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01545454545455">
            <text:p>3.0154545455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4.53909090909091">
            <text:p>4.5390909091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91272727272727">
            <text:p>2.9127272727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91545454545455">
            <text:p>3.9154545455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25636363636364">
            <text:p>2.2563636364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4.81636363636364">
            <text:p>4.8163636364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235">
            <text:p>3.23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44909090909091">
            <text:p>2.4490909091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0.271739130434783">
            <text:p>0.2717391304</text:p>
          </table:table-cell>
          <table:table-cell office:value-type="float" office:value="3.23820652173913">
            <text:p>3.2382065217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0.271028037383178">
            <text:p>0.2710280374</text:p>
          </table:table-cell>
          <table:table-cell office:value-type="float" office:value="3.58028037383178">
            <text:p>3.5802803738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270833333333333">
            <text:p>0.2708333333</text:p>
          </table:table-cell>
          <table:table-cell office:value-type="float" office:value="2.77145833333333">
            <text:p>2.7714583333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270833333333333">
            <text:p>0.2708333333</text:p>
          </table:table-cell>
          <table:table-cell office:value-type="float" office:value="2.62729166666667">
            <text:p>2.6272916667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270833333333333">
            <text:p>0.2708333333</text:p>
          </table:table-cell>
          <table:table-cell office:value-type="float" office:value="3.86958333333333">
            <text:p>3.8695833333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270588235294118">
            <text:p>0.2705882353</text:p>
          </table:table-cell>
          <table:table-cell office:value-type="float" office:value="3.32211764705882">
            <text:p>3.3221176471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269662921348315">
            <text:p>0.2696629213</text:p>
          </table:table-cell>
          <table:table-cell office:value-type="float" office:value="3.41606741573034">
            <text:p>3.4160674157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269662921348315">
            <text:p>0.2696629213</text:p>
          </table:table-cell>
          <table:table-cell office:value-type="float" office:value="3.37943820224719">
            <text:p>3.3794382022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269662921348315">
            <text:p>0.2696629213</text:p>
          </table:table-cell>
          <table:table-cell office:value-type="float" office:value="3.5576404494382">
            <text:p>3.5576404494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0.269366197183099">
            <text:p>0.2693661972</text:p>
          </table:table-cell>
          <table:table-cell office:value-type="float" office:value="4.02788732394366">
            <text:p>4.0278873239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269230769230769">
            <text:p>0.2692307692</text:p>
          </table:table-cell>
          <table:table-cell office:value-type="float" office:value="3.26807692307692">
            <text:p>3.2680769231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26865671641791">
            <text:p>0.2686567164</text:p>
          </table:table-cell>
          <table:table-cell office:value-type="float" office:value="4.01641791044776">
            <text:p>4.0164179104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268292682926829">
            <text:p>0.2682926829</text:p>
          </table:table-cell>
          <table:table-cell office:value-type="float" office:value="2.82439024390244">
            <text:p>2.8243902439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268292682926829">
            <text:p>0.2682926829</text:p>
          </table:table-cell>
          <table:table-cell office:value-type="float" office:value="2.40390243902439">
            <text:p>2.403902439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267857142857143">
            <text:p>0.2678571429</text:p>
          </table:table-cell>
          <table:table-cell office:value-type="float" office:value="3.66410714285714">
            <text:p>3.6641071429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267241379310345">
            <text:p>0.2672413793</text:p>
          </table:table-cell>
          <table:table-cell office:value-type="float" office:value="4.28637931034483">
            <text:p>4.2863793103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26711111111111">
            <text:p>3.2671111111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452">
            <text:p>2.452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31066666666667">
            <text:p>2.3106666667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62622222222222">
            <text:p>2.6262222222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338">
            <text:p>2.338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72466666666667">
            <text:p>3.7246666667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4.23266666666667">
            <text:p>4.2326666667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49333333333333">
            <text:p>3.4933333333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4.18466666666667">
            <text:p>4.1846666667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6.162">
            <text:p>6.162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0.266393442622951">
            <text:p>0.2663934426</text:p>
          </table:table-cell>
          <table:table-cell office:value-type="float" office:value="3.31672131147541">
            <text:p>3.3167213115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0.265486725663717">
            <text:p>0.2654867257</text:p>
          </table:table-cell>
          <table:table-cell office:value-type="float" office:value="3.35761061946903">
            <text:p>3.3576106195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64705882352941">
            <text:p>0.2647058824</text:p>
          </table:table-cell>
          <table:table-cell office:value-type="float" office:value="2.64705882352941">
            <text:p>2.6470588235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264705882352941">
            <text:p>0.2647058824</text:p>
          </table:table-cell>
          <table:table-cell office:value-type="float" office:value="2.58382352941176">
            <text:p>2.5838235294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64705882352941">
            <text:p>0.2647058824</text:p>
          </table:table-cell>
          <table:table-cell office:value-type="float" office:value="3.14764705882353">
            <text:p>3.1476470588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264705882352941">
            <text:p>0.2647058824</text:p>
          </table:table-cell>
          <table:table-cell office:value-type="float" office:value="2.53558823529412">
            <text:p>2.5355882353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264150943396226">
            <text:p>0.2641509434</text:p>
          </table:table-cell>
          <table:table-cell office:value-type="float" office:value="3.16679245283019">
            <text:p>3.1667924528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263157894736842">
            <text:p>0.2631578947</text:p>
          </table:table-cell>
          <table:table-cell office:value-type="float" office:value="3.12894736842105">
            <text:p>3.1289473684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3.11105263157895">
            <text:p>3.1110526316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2.63421052631579">
            <text:p>2.634210526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263157894736842">
            <text:p>0.2631578947</text:p>
          </table:table-cell>
          <table:table-cell office:value-type="float" office:value="3.26157894736842">
            <text:p>3.2615789474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263157894736842">
            <text:p>0.2631578947</text:p>
          </table:table-cell>
          <table:table-cell office:value-type="float" office:value="2.70578947368421">
            <text:p>2.7057894737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2.37736842105263">
            <text:p>2.3773684211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263157894736842">
            <text:p>0.2631578947</text:p>
          </table:table-cell>
          <table:table-cell office:value-type="float" office:value="3.03263157894737">
            <text:p>3.0326315789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0.261904761904762">
            <text:p>0.2619047619</text:p>
          </table:table-cell>
          <table:table-cell office:value-type="float" office:value="3.36507936507936">
            <text:p>3.3650793651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0.261744966442953">
            <text:p>0.2617449664</text:p>
          </table:table-cell>
          <table:table-cell office:value-type="float" office:value="4.29395973154362">
            <text:p>4.2939597315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261538461538462">
            <text:p>0.2615384615</text:p>
          </table:table-cell>
          <table:table-cell office:value-type="float" office:value="3.42369230769231">
            <text:p>3.4236923077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260869565217391">
            <text:p>0.2608695652</text:p>
          </table:table-cell>
          <table:table-cell office:value-type="float" office:value="3.14434782608696">
            <text:p>3.1443478261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260869565217391">
            <text:p>0.2608695652</text:p>
          </table:table-cell>
          <table:table-cell office:value-type="float" office:value="2.69434782608696">
            <text:p>2.6943478261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3.31521739130435">
            <text:p>3.3152173913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0.260416666666667">
            <text:p>0.2604166667</text:p>
          </table:table-cell>
          <table:table-cell office:value-type="float" office:value="3.18635416666667">
            <text:p>3.1863541667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float" office:value="2.9258">
            <text:p>2.9258</text:p>
          </table:table-cell>
        </table:table-row>
        <table:table-row table:style-name="ro2">
          <table:table-cell office:value-type="float" office:value="2608">
            <text:p>260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0.259842519685039">
            <text:p>0.2598425197</text:p>
          </table:table-cell>
          <table:table-cell office:value-type="float" office:value="3.30370078740157">
            <text:p>3.3037007874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25974025974026">
            <text:p>0.2597402597</text:p>
          </table:table-cell>
          <table:table-cell office:value-type="float" office:value="3.51311688311688">
            <text:p>3.5131168831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259541984732824">
            <text:p>0.2595419847</text:p>
          </table:table-cell>
          <table:table-cell office:value-type="float" office:value="2.56083969465649">
            <text:p>2.5608396947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259259259259259">
            <text:p>0.2592592593</text:p>
          </table:table-cell>
          <table:table-cell office:value-type="float" office:value="3.26259259259259">
            <text:p>3.2625925926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259259259259259">
            <text:p>0.2592592593</text:p>
          </table:table-cell>
          <table:table-cell office:value-type="float" office:value="3.3237037037037">
            <text:p>3.3237037037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258064516129032">
            <text:p>0.2580645161</text:p>
          </table:table-cell>
          <table:table-cell office:value-type="float" office:value="2.80354838709677">
            <text:p>2.8035483871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258064516129032">
            <text:p>0.2580645161</text:p>
          </table:table-cell>
          <table:table-cell office:value-type="float" office:value="2.75290322580645">
            <text:p>2.7529032258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258064516129032">
            <text:p>0.2580645161</text:p>
          </table:table-cell>
          <table:table-cell office:value-type="float" office:value="2.97838709677419">
            <text:p>2.9783870968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257575757575758">
            <text:p>0.2575757576</text:p>
          </table:table-cell>
          <table:table-cell office:value-type="float" office:value="2.57">
            <text:p>2.57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257142857142857">
            <text:p>0.2571428571</text:p>
          </table:table-cell>
          <table:table-cell office:value-type="float" office:value="3.46542857142857">
            <text:p>3.4654285714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57142857142857">
            <text:p>0.2571428571</text:p>
          </table:table-cell>
          <table:table-cell office:value-type="float" office:value="3.13571428571429">
            <text:p>3.1357142857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256410256410256">
            <text:p>0.2564102564</text:p>
          </table:table-cell>
          <table:table-cell office:value-type="float" office:value="2.87230769230769">
            <text:p>2.8723076923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55813953488372">
            <text:p>0.2558139535</text:p>
          </table:table-cell>
          <table:table-cell office:value-type="float" office:value="3.54558139534884">
            <text:p>3.5455813953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55813953488372">
            <text:p>0.2558139535</text:p>
          </table:table-cell>
          <table:table-cell office:value-type="float" office:value="5.27651162790698">
            <text:p>5.2765116279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0.254901960784314">
            <text:p>0.2549019608</text:p>
          </table:table-cell>
          <table:table-cell office:value-type="float" office:value="3.31300653594771">
            <text:p>3.3130065359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0.254901960784314">
            <text:p>0.2549019608</text:p>
          </table:table-cell>
          <table:table-cell office:value-type="float" office:value="3.37960784313725">
            <text:p>3.3796078431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252873563218391">
            <text:p>0.2528735632</text:p>
          </table:table-cell>
          <table:table-cell office:value-type="float" office:value="3.71333333333333">
            <text:p>3.7133333333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251968503937008">
            <text:p>0.2519685039</text:p>
          </table:table-cell>
          <table:table-cell office:value-type="float" office:value="2.55456692913386">
            <text:p>2.5545669291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0.251968503937008">
            <text:p>0.2519685039</text:p>
          </table:table-cell>
          <table:table-cell office:value-type="float" office:value="3.70889763779528">
            <text:p>3.7088976378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0.251428571428571">
            <text:p>0.2514285714</text:p>
          </table:table-cell>
          <table:table-cell office:value-type="float" office:value="3.57405714285714">
            <text:p>3.5740571429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.251282051282051">
            <text:p>0.2512820513</text:p>
          </table:table-cell>
          <table:table-cell office:value-type="float" office:value="3.96707692307692">
            <text:p>3.9670769231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03125">
            <text:p>4.03125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5375">
            <text:p>2.65375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05142857142857">
            <text:p>3.0514285714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43">
            <text:p>2.643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8">
            <text:p>3.68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075">
            <text:p>3.0075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5296875">
            <text:p>3.65296875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80181818181818">
            <text:p>3.8018181818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59571428571429">
            <text:p>4.5957142857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185">
            <text:p>3.185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315625">
            <text:p>2.5315625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93125">
            <text:p>2.593125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13269230769231">
            <text:p>3.1326923077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4833333333333">
            <text:p>2.8483333333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49545454545455">
            <text:p>2.4954545455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315">
            <text:p>4.31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5.90138888888889">
            <text:p>5.9013888889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5.90833333333333">
            <text:p>5.908333333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83520833333333">
            <text:p>3.8352083333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94">
            <text:p>2.94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9071875">
            <text:p>3.9071875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6375">
            <text:p>4.637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5.09833333333333">
            <text:p>5.0983333333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8416666666667">
            <text:p>3.4841666667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58125">
            <text:p>2.5812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225">
            <text:p>3.5225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7375">
            <text:p>4.7375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7175">
            <text:p>3.7175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5666666666667">
            <text:p>3.0566666667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2475">
            <text:p>3.247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36">
            <text:p>4.36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25">
            <text:p>3.025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625">
            <text:p>2.4625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59071428571429">
            <text:p>2.5907142857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5333333333333">
            <text:p>2.4533333333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3625">
            <text:p>2.23625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575">
            <text:p>2.6575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891">
            <text:p>3.891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76375">
            <text:p>2.7637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9">
            <text:p>2.69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06875">
            <text:p>2.806875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6666666666667">
            <text:p>2.4666666667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33833333333333">
            <text:p>2.3383333333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6.8875">
            <text:p>6.8875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753125">
            <text:p>3.4753125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075">
            <text:p>3.0075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023125">
            <text:p>4.023125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6.8075">
            <text:p>6.8075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2575">
            <text:p>3.2575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175">
            <text:p>2.6175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125">
            <text:p>3.125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45166666666667">
            <text:p>3.4516666667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995">
            <text:p>2.99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525">
            <text:p>3.552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0375">
            <text:p>2.80375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5.22">
            <text:p>5.22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63125">
            <text:p>3.063125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5333333333333">
            <text:p>2.8533333333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5675">
            <text:p>3.567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625">
            <text:p>2.1625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9125">
            <text:p>2.9125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8475">
            <text:p>4.847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7075">
            <text:p>2.7075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05">
            <text:p>2.405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76375">
            <text:p>2.7637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00625">
            <text:p>3.00625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3875">
            <text:p>2.3875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75">
            <text:p>2.675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3178571428571">
            <text:p>3.4317857143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1">
            <text:p>3.41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074">
            <text:p>3.074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48875">
            <text:p>3.48875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7.435">
            <text:p>17.435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45">
            <text:p>2.645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025">
            <text:p>4.025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7725">
            <text:p>2.7725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475">
            <text:p>3.475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3.55">
            <text:p>13.5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4.155">
            <text:p>4.155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115">
            <text:p>3.11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425">
            <text:p>3.342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275">
            <text:p>3.327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1125">
            <text:p>3.1125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1625">
            <text:p>3.1625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225">
            <text:p>2.122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455">
            <text:p>4.455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15">
            <text:p>3.015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975">
            <text:p>3.597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3025">
            <text:p>4.302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4.2375">
            <text:p>4.2375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475">
            <text:p>3.0475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9.3125">
            <text:p>9.312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875">
            <text:p>3.6875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65">
            <text:p>2.665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7">
            <text:p>3.27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3875">
            <text:p>3.3875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35">
            <text:p>3.235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5.07625">
            <text:p>5.07625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77">
            <text:p>3.77</text:p>
          </table:table-cell>
        </table:table-row>
        <table:table-row table:style-name="ro2" table:visibility="filter">
          <table:table-cell office:value-type="float" office:value="2602">
            <text:p>26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335">
            <text:p>2.335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0175">
            <text:p>3.0175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825">
            <text:p>2.682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7625">
            <text:p>2.7625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4.8075">
            <text:p>4.8075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755">
            <text:p>2.755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6.9075">
            <text:p>6.9075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5725">
            <text:p>2.5725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9475">
            <text:p>4.9475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825">
            <text:p>3.2825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5.5425">
            <text:p>5.5425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33875">
            <text:p>3.33875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3025">
            <text:p>2.3025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5475">
            <text:p>3.5475</text:p>
          </table:table-cell>
        </table:table-row>
        <table:table-row table:style-name="ro2" table:visibility="filter">
          <table:table-cell office:value-type="float" office:value="2393">
            <text:p>239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0725">
            <text:p>3.0725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9275">
            <text:p>3.9275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247058823529412">
            <text:p>0.2470588235</text:p>
          </table:table-cell>
          <table:table-cell office:value-type="float" office:value="3.86294117647059">
            <text:p>3.8629411765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0.246808510638298">
            <text:p>0.2468085106</text:p>
          </table:table-cell>
          <table:table-cell office:value-type="float" office:value="3.43595744680851">
            <text:p>3.4359574468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246376811594203">
            <text:p>0.2463768116</text:p>
          </table:table-cell>
          <table:table-cell office:value-type="float" office:value="3.56797101449275">
            <text:p>3.5679710145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246376811594203">
            <text:p>0.2463768116</text:p>
          </table:table-cell>
          <table:table-cell office:value-type="float" office:value="4.58855072463768">
            <text:p>4.5885507246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246376811594203">
            <text:p>0.2463768116</text:p>
          </table:table-cell>
          <table:table-cell office:value-type="float" office:value="2.85884057971014">
            <text:p>2.8588405797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246153846153846">
            <text:p>0.2461538462</text:p>
          </table:table-cell>
          <table:table-cell office:value-type="float" office:value="5.35215384615385">
            <text:p>5.3521538462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245901639344262">
            <text:p>0.2459016393</text:p>
          </table:table-cell>
          <table:table-cell office:value-type="float" office:value="5.7327868852459">
            <text:p>5.7327868852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244897959183673">
            <text:p>0.2448979592</text:p>
          </table:table-cell>
          <table:table-cell office:value-type="float" office:value="2.59122448979592">
            <text:p>2.5912244898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0.244444444444444">
            <text:p>0.2444444444</text:p>
          </table:table-cell>
          <table:table-cell office:value-type="float" office:value="3.45244444444444">
            <text:p>3.4524444444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244444444444444">
            <text:p>0.2444444444</text:p>
          </table:table-cell>
          <table:table-cell office:value-type="float" office:value="3.01533333333333">
            <text:p>3.0153333333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44444444444444">
            <text:p>0.2444444444</text:p>
          </table:table-cell>
          <table:table-cell office:value-type="float" office:value="3.56977777777778">
            <text:p>3.5697777778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0.244131455399061">
            <text:p>0.2441314554</text:p>
          </table:table-cell>
          <table:table-cell office:value-type="float" office:value="3.30070422535211">
            <text:p>3.3007042254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0.24390243902439">
            <text:p>0.243902439</text:p>
          </table:table-cell>
          <table:table-cell office:value-type="float" office:value="3.49406504065041">
            <text:p>3.4940650407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4390243902439">
            <text:p>0.243902439</text:p>
          </table:table-cell>
          <table:table-cell office:value-type="float" office:value="3.63121951219512">
            <text:p>3.6312195122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24390243902439">
            <text:p>0.243902439</text:p>
          </table:table-cell>
          <table:table-cell office:value-type="float" office:value="4.01463414634146">
            <text:p>4.0146341463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24390243902439">
            <text:p>0.243902439</text:p>
          </table:table-cell>
          <table:table-cell office:value-type="float" office:value="4.9319512195122">
            <text:p>4.9319512195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242857142857143">
            <text:p>0.2428571429</text:p>
          </table:table-cell>
          <table:table-cell office:value-type="float" office:value="3.92142857142857">
            <text:p>3.9214285714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41379310344828">
            <text:p>0.2413793103</text:p>
          </table:table-cell>
          <table:table-cell office:value-type="float" office:value="3.5551724137931">
            <text:p>3.5551724138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241379310344828">
            <text:p>0.2413793103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3.5624">
            <text:p>3.5624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5.788">
            <text:p>5.788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23943661971831">
            <text:p>0.2394366197</text:p>
          </table:table-cell>
          <table:table-cell office:value-type="float" office:value="3.4769014084507">
            <text:p>3.4769014085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0.239316239316239">
            <text:p>0.2393162393</text:p>
          </table:table-cell>
          <table:table-cell office:value-type="float" office:value="3.33538461538462">
            <text:p>3.3353846154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238095238095238">
            <text:p>0.2380952381</text:p>
          </table:table-cell>
          <table:table-cell office:value-type="float" office:value="3.24833333333333">
            <text:p>3.2483333333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38095238095238">
            <text:p>0.2380952381</text:p>
          </table:table-cell>
          <table:table-cell office:value-type="float" office:value="2.65428571428571">
            <text:p>2.6542857143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238095238095238">
            <text:p>0.2380952381</text:p>
          </table:table-cell>
          <table:table-cell office:value-type="float" office:value="3.48452380952381">
            <text:p>3.4845238095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380952381</text:p>
          </table:table-cell>
          <table:table-cell office:value-type="float" office:value="2.46857142857143">
            <text:p>2.4685714286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238095238095238">
            <text:p>0.2380952381</text:p>
          </table:table-cell>
          <table:table-cell office:value-type="float" office:value="3.2452380952381">
            <text:p>3.2452380952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380952381</text:p>
          </table:table-cell>
          <table:table-cell office:value-type="float" office:value="2.56190476190476">
            <text:p>2.5619047619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238095238095238">
            <text:p>0.2380952381</text:p>
          </table:table-cell>
          <table:table-cell office:value-type="float" office:value="3.95809523809524">
            <text:p>3.9580952381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23728813559322">
            <text:p>0.2372881356</text:p>
          </table:table-cell>
          <table:table-cell office:value-type="float" office:value="3.41152542372881">
            <text:p>3.4115254237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0.236842105263158">
            <text:p>0.2368421053</text:p>
          </table:table-cell>
          <table:table-cell office:value-type="float" office:value="3.48552631578947">
            <text:p>3.4855263158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236842105263158">
            <text:p>0.2368421053</text:p>
          </table:table-cell>
          <table:table-cell office:value-type="float" office:value="2.90421052631579">
            <text:p>2.9042105263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0.236686390532544">
            <text:p>0.2366863905</text:p>
          </table:table-cell>
          <table:table-cell office:value-type="float" office:value="3.46810650887574">
            <text:p>3.4681065089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236363636363636">
            <text:p>0.2363636364</text:p>
          </table:table-cell>
          <table:table-cell office:value-type="float" office:value="3.68145454545454">
            <text:p>3.6814545455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236363636363636">
            <text:p>0.2363636364</text:p>
          </table:table-cell>
          <table:table-cell office:value-type="float" office:value="2.82418181818182">
            <text:p>2.8241818182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3.82411764705882">
            <text:p>3.8241176471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235294117647059">
            <text:p>0.2352941176</text:p>
          </table:table-cell>
          <table:table-cell office:value-type="float" office:value="7.4956862745098">
            <text:p>7.4956862745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35294117647059">
            <text:p>0.2352941176</text:p>
          </table:table-cell>
          <table:table-cell office:value-type="float" office:value="2.49294117647059">
            <text:p>2.4929411765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35294117647059">
            <text:p>0.2352941176</text:p>
          </table:table-cell>
          <table:table-cell office:value-type="float" office:value="5.27352941176471">
            <text:p>5.2735294118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33333333333333">
            <text:p>0.2333333333</text:p>
          </table:table-cell>
          <table:table-cell office:value-type="float" office:value="3.977">
            <text:p>3.977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33333333333333">
            <text:p>0.2333333333</text:p>
          </table:table-cell>
          <table:table-cell office:value-type="float" office:value="3.33233333333333">
            <text:p>3.3323333333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33333333333333">
            <text:p>0.2333333333</text:p>
          </table:table-cell>
          <table:table-cell office:value-type="float" office:value="3.53266666666667">
            <text:p>3.5326666667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232558139534884">
            <text:p>0.2325581395</text:p>
          </table:table-cell>
          <table:table-cell office:value-type="float" office:value="2.31651162790698">
            <text:p>2.3165116279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2.64769230769231">
            <text:p>2.6476923077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89307692307692">
            <text:p>3.8930769231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3.06538461538462">
            <text:p>3.0653846154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2.53384615384615">
            <text:p>2.5338461538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2.51538461538462">
            <text:p>2.5153846154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51">
            <text:p>3.51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2.69230769230769">
            <text:p>2.6923076923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3.73230769230769">
            <text:p>3.7323076923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2.99461538461538">
            <text:p>2.9946153846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2.65615384615385">
            <text:p>2.6561538462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229166666666667">
            <text:p>0.2291666667</text:p>
          </table:table-cell>
          <table:table-cell office:value-type="float" office:value="3.44125">
            <text:p>3.4412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228571428571429">
            <text:p>0.2285714286</text:p>
          </table:table-cell>
          <table:table-cell office:value-type="float" office:value="2.79142857142857">
            <text:p>2.7914285714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28571428571429">
            <text:p>0.2285714286</text:p>
          </table:table-cell>
          <table:table-cell office:value-type="float" office:value="3.296">
            <text:p>3.296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3.25068181818182">
            <text:p>3.2506818182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227272727272727">
            <text:p>0.2272727273</text:p>
          </table:table-cell>
          <table:table-cell office:value-type="float" office:value="2.51636363636364">
            <text:p>2.5163636364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3.83681818181818">
            <text:p>3.8368181818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3.15090909090909">
            <text:p>3.1509090909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227272727272727">
            <text:p>0.2272727273</text:p>
          </table:table-cell>
          <table:table-cell office:value-type="float" office:value="3.43590909090909">
            <text:p>3.4359090909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0.226190476190476">
            <text:p>0.2261904762</text:p>
          </table:table-cell>
          <table:table-cell office:value-type="float" office:value="4.34017857142857">
            <text:p>4.3401785714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225806451612903">
            <text:p>0.2258064516</text:p>
          </table:table-cell>
          <table:table-cell office:value-type="float" office:value="3.32677419354839">
            <text:p>3.3267741935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25">
            <text:p>0.225</text:p>
          </table:table-cell>
          <table:table-cell office:value-type="float" office:value="3.321">
            <text:p>3.321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0.224806201550388">
            <text:p>0.2248062016</text:p>
          </table:table-cell>
          <table:table-cell office:value-type="float" office:value="4.58434108527132">
            <text:p>4.5843410853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0.223255813953488">
            <text:p>0.223255814</text:p>
          </table:table-cell>
          <table:table-cell office:value-type="float" office:value="3.56590697674419">
            <text:p>3.5659069767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67333333333333">
            <text:p>2.6733333333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83222222222222">
            <text:p>2.8322222222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5.66555555555556">
            <text:p>5.6655555556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78916666666667">
            <text:p>3.7891666667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10.0577777777778">
            <text:p>10.0577777778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77259259259259">
            <text:p>4.7725925926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86111111111111">
            <text:p>3.8611111111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40388888888889">
            <text:p>4.4038888889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26037037037037">
            <text:p>3.2603703704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63222222222222">
            <text:p>2.6322222222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5.99555555555556">
            <text:p>5.9955555556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70777777777778">
            <text:p>4.7077777778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23222222222222">
            <text:p>2.2322222222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3.68666666666667">
            <text:p>3.6866666667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88777777777778">
            <text:p>3.8877777778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61888888888889">
            <text:p>4.6188888889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69777777777778">
            <text:p>2.6977777778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77888888888889">
            <text:p>2.7788888889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93777777777778">
            <text:p>2.9377777778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37444444444444">
            <text:p>2.3744444444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221052631578947">
            <text:p>0.2210526316</text:p>
          </table:table-cell>
          <table:table-cell office:value-type="float" office:value="4.72568421052632">
            <text:p>4.725684210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22093023255814">
            <text:p>0.2209302326</text:p>
          </table:table-cell>
          <table:table-cell office:value-type="float" office:value="3.4803488372093">
            <text:p>3.4803488372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0.220720720720721">
            <text:p>0.2207207207</text:p>
          </table:table-cell>
          <table:table-cell office:value-type="float" office:value="3.46716216216216">
            <text:p>3.4671621622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.2195121951</text:p>
          </table:table-cell>
          <table:table-cell office:value-type="float" office:value="3.82780487804878">
            <text:p>3.827804878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.2195121951</text:p>
          </table:table-cell>
          <table:table-cell office:value-type="float" office:value="3.26292682926829">
            <text:p>3.2629268293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.2195121951</text:p>
          </table:table-cell>
          <table:table-cell office:value-type="float" office:value="3.94195121951219">
            <text:p>3.9419512195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0.21875">
            <text:p>0.21875</text:p>
          </table:table-cell>
          <table:table-cell office:value-type="float" office:value="3.58046875">
            <text:p>3.58046875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1875">
            <text:p>0.21875</text:p>
          </table:table-cell>
          <table:table-cell office:value-type="float" office:value="2.61125">
            <text:p>2.61125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21875">
            <text:p>0.21875</text:p>
          </table:table-cell>
          <table:table-cell office:value-type="float" office:value="3.405">
            <text:p>3.405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21875">
            <text:p>0.21875</text:p>
          </table:table-cell>
          <table:table-cell office:value-type="float" office:value="3.77375">
            <text:p>3.77375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217948717948718">
            <text:p>0.2179487179</text:p>
          </table:table-cell>
          <table:table-cell office:value-type="float" office:value="3.57615384615385">
            <text:p>3.5761538462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217391304347826">
            <text:p>0.2173913043</text:p>
          </table:table-cell>
          <table:table-cell office:value-type="float" office:value="3.01478260869565">
            <text:p>3.0147826087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17391304347826">
            <text:p>0.2173913043</text:p>
          </table:table-cell>
          <table:table-cell office:value-type="float" office:value="3.43521739130435">
            <text:p>3.4352173913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217391304347826">
            <text:p>0.2173913043</text:p>
          </table:table-cell>
          <table:table-cell office:value-type="float" office:value="2.82086956521739">
            <text:p>2.8208695652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17391304347826">
            <text:p>0.2173913043</text:p>
          </table:table-cell>
          <table:table-cell office:value-type="float" office:value="3.75173913043478">
            <text:p>3.7517391304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17391304347826">
            <text:p>0.2173913043</text:p>
          </table:table-cell>
          <table:table-cell office:value-type="float" office:value="4.27">
            <text:p>4.27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216666666666667">
            <text:p>0.2166666667</text:p>
          </table:table-cell>
          <table:table-cell office:value-type="float" office:value="2.7005">
            <text:p>2.7005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216666666666667">
            <text:p>0.2166666667</text:p>
          </table:table-cell>
          <table:table-cell office:value-type="float" office:value="5.54916666666667">
            <text:p>5.5491666667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216216216216216">
            <text:p>0.2162162162</text:p>
          </table:table-cell>
          <table:table-cell office:value-type="float" office:value="6.82513513513513">
            <text:p>6.8251351351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216216216216216">
            <text:p>0.2162162162</text:p>
          </table:table-cell>
          <table:table-cell office:value-type="float" office:value="5.41918918918919">
            <text:p>5.4191891892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54357142857143">
            <text:p>2.5435714286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4.92">
            <text:p>4.92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89928571428571">
            <text:p>2.8992857143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3.97142857142857">
            <text:p>3.9714285714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2.75714285714286">
            <text:p>2.7571428571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86357142857143">
            <text:p>2.8635714286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3.63785714285714">
            <text:p>3.6378571429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2.60571428571429">
            <text:p>2.6057142857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53214285714286">
            <text:p>2.5321428571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3.06928571428571">
            <text:p>3.0692857143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0.213836477987421">
            <text:p>0.213836478</text:p>
          </table:table-cell>
          <table:table-cell office:value-type="float" office:value="4.26037735849057">
            <text:p>4.2603773585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212765957446808">
            <text:p>0.2127659574</text:p>
          </table:table-cell>
          <table:table-cell office:value-type="float" office:value="3.35425531914894">
            <text:p>3.3542553191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12121212121212">
            <text:p>0.2121212121</text:p>
          </table:table-cell>
          <table:table-cell office:value-type="float" office:value="3.40090909090909">
            <text:p>3.4009090909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212121212121212">
            <text:p>0.2121212121</text:p>
          </table:table-cell>
          <table:table-cell office:value-type="float" office:value="3.06242424242424">
            <text:p>3.0624242424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210526315789474">
            <text:p>0.2105263158</text:p>
          </table:table-cell>
          <table:table-cell office:value-type="float" office:value="3.16526315789474">
            <text:p>3.1652631579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10526315789474">
            <text:p>0.2105263158</text:p>
          </table:table-cell>
          <table:table-cell office:value-type="float" office:value="3.65526315789474">
            <text:p>3.6552631579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209677419354839">
            <text:p>0.2096774194</text:p>
          </table:table-cell>
          <table:table-cell office:value-type="float" office:value="3.25129032258064">
            <text:p>3.2512903226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09302325581395">
            <text:p>0.2093023256</text:p>
          </table:table-cell>
          <table:table-cell office:value-type="float" office:value="3.92093023255814">
            <text:p>3.9209302326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208955223880597">
            <text:p>0.2089552239</text:p>
          </table:table-cell>
          <table:table-cell office:value-type="float" office:value="4.44716417910448">
            <text:p>4.4471641791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.208333333333333">
            <text:p>0.2083333333</text:p>
          </table:table-cell>
          <table:table-cell office:value-type="float" office:value="4.5225">
            <text:p>4.5225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4.39873563218391">
            <text:p>4.3987356322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206896551724138">
            <text:p>0.2068965517</text:p>
          </table:table-cell>
          <table:table-cell office:value-type="float" office:value="2.71758620689655">
            <text:p>2.7175862069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3.64931034482759">
            <text:p>3.6493103448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205882352941176">
            <text:p>0.2058823529</text:p>
          </table:table-cell>
          <table:table-cell office:value-type="float" office:value="4.06941176470588">
            <text:p>4.0694117647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205882352941176">
            <text:p>0.2058823529</text:p>
          </table:table-cell>
          <table:table-cell office:value-type="float" office:value="4.02823529411765">
            <text:p>4.0282352941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205128205128205">
            <text:p>0.2051282051</text:p>
          </table:table-cell>
          <table:table-cell office:value-type="float" office:value="3.39923076923077">
            <text:p>3.3992307692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204545454545455">
            <text:p>0.2045454545</text:p>
          </table:table-cell>
          <table:table-cell office:value-type="float" office:value="6.43431818181818">
            <text:p>6.4343181818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04545454545455">
            <text:p>0.2045454545</text:p>
          </table:table-cell>
          <table:table-cell office:value-type="float" office:value="3.46954545454545">
            <text:p>3.4695454545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204081632653061">
            <text:p>0.2040816327</text:p>
          </table:table-cell>
          <table:table-cell office:value-type="float" office:value="3.86102040816327">
            <text:p>3.8610204082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203703703703704">
            <text:p>0.2037037037</text:p>
          </table:table-cell>
          <table:table-cell office:value-type="float" office:value="3.84648148148148">
            <text:p>3.8464814815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202898550724638">
            <text:p>0.2028985507</text:p>
          </table:table-cell>
          <table:table-cell office:value-type="float" office:value="4.50086956521739">
            <text:p>4.5008695652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644">
            <text:p>2.644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3208333333333">
            <text:p>3.5320833333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4366666666667">
            <text:p>3.4436666667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00428571428571">
            <text:p>4.0042857143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1745">
            <text:p>3.1745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529">
            <text:p>2.529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9175">
            <text:p>3.9175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388">
            <text:p>2.388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47">
            <text:p>3.347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112">
            <text:p>3.2112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37">
            <text:p>3.537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456">
            <text:p>2.456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753">
            <text:p>3.753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42">
            <text:p>2.342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198">
            <text:p>3.198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304">
            <text:p>2.304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61266666666667">
            <text:p>2.6126666667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4.0368">
            <text:p>4.0368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4811111111111">
            <text:p>3.4481111111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32">
            <text:p>2.832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66">
            <text:p>2.266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6.708">
            <text:p>6.708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5.0686">
            <text:p>5.0686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04">
            <text:p>2.104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06">
            <text:p>2.306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9.956">
            <text:p>9.956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08">
            <text:p>3.208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02">
            <text:p>3.202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89">
            <text:p>3.89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88">
            <text:p>2.288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2965">
            <text:p>4.296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884">
            <text:p>2.884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794">
            <text:p>4.794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982">
            <text:p>2.982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558">
            <text:p>2.558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72866666666667">
            <text:p>3.7286666667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742">
            <text:p>2.742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856">
            <text:p>3.856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712">
            <text:p>3.712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0.124">
            <text:p>20.124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769">
            <text:p>3.769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4.316">
            <text:p>4.316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98">
            <text:p>2.898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466">
            <text:p>2.466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34">
            <text:p>2.634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204">
            <text:p>3.204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522">
            <text:p>3.522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458">
            <text:p>3.458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561">
            <text:p>3.561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892">
            <text:p>3.892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902">
            <text:p>4.902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7.289">
            <text:p>7.289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34">
            <text:p>3.334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34">
            <text:p>2.33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78">
            <text:p>3.378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762">
            <text:p>2.762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96">
            <text:p>3.496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58">
            <text:p>3.58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564">
            <text:p>2.564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22">
            <text:p>2.122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786">
            <text:p>2.786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56">
            <text:p>2.356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.36">
            <text:p>5.36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902">
            <text:p>3.902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418">
            <text:p>3.418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52">
            <text:p>4.52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4.12">
            <text:p>4.12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.197802197802198">
            <text:p>0.1978021978</text:p>
          </table:table-cell>
          <table:table-cell office:value-type="float" office:value="3.5932967032967">
            <text:p>3.5932967033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197674418604651">
            <text:p>0.1976744186</text:p>
          </table:table-cell>
          <table:table-cell office:value-type="float" office:value="3.48953488372093">
            <text:p>3.4895348837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96969696969697">
            <text:p>0.196969697</text:p>
          </table:table-cell>
          <table:table-cell office:value-type="float" office:value="3.3869696969697">
            <text:p>3.386969697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195652173913043">
            <text:p>0.1956521739</text:p>
          </table:table-cell>
          <table:table-cell office:value-type="float" office:value="3.56065217391304">
            <text:p>3.5606521739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0.195488721804511">
            <text:p>0.1954887218</text:p>
          </table:table-cell>
          <table:table-cell office:value-type="float" office:value="4.69759398496241">
            <text:p>4.69759398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94444444444444">
            <text:p>0.1944444444</text:p>
          </table:table-cell>
          <table:table-cell office:value-type="float" office:value="3.75138888888889">
            <text:p>3.7513888889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94444444444444">
            <text:p>0.1944444444</text:p>
          </table:table-cell>
          <table:table-cell office:value-type="float" office:value="3.28916666666667">
            <text:p>3.2891666667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0.194174757281553">
            <text:p>0.1941747573</text:p>
          </table:table-cell>
          <table:table-cell office:value-type="float" office:value="3.69514563106796">
            <text:p>3.6951456311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93548387096774">
            <text:p>0.1935483871</text:p>
          </table:table-cell>
          <table:table-cell office:value-type="float" office:value="4.06225806451613">
            <text:p>4.0622580645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93548387096774">
            <text:p>0.1935483871</text:p>
          </table:table-cell>
          <table:table-cell office:value-type="float" office:value="3.28451612903226">
            <text:p>3.284516129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193548387096774">
            <text:p>0.1935483871</text:p>
          </table:table-cell>
          <table:table-cell office:value-type="float" office:value="3.59290322580645">
            <text:p>3.5929032258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192982456140351">
            <text:p>0.1929824561</text:p>
          </table:table-cell>
          <table:table-cell office:value-type="float" office:value="3.46228070175439">
            <text:p>3.4622807018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92307692307692">
            <text:p>0.1923076923</text:p>
          </table:table-cell>
          <table:table-cell office:value-type="float" office:value="3.90230769230769">
            <text:p>3.9023076923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192307692307692">
            <text:p>0.1923076923</text:p>
          </table:table-cell>
          <table:table-cell office:value-type="float" office:value="7.50538461538462">
            <text:p>7.5053846154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3.48619047619048">
            <text:p>3.4861904762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3.45301587301587">
            <text:p>3.453015873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4.80333333333333">
            <text:p>4.8033333333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189189189189189">
            <text:p>0.1891891892</text:p>
          </table:table-cell>
          <table:table-cell office:value-type="float" office:value="4.42864864864865">
            <text:p>4.4286486486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188679245283019">
            <text:p>0.1886792453</text:p>
          </table:table-cell>
          <table:table-cell office:value-type="float" office:value="6.64584905660377">
            <text:p>6.6458490566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188405797101449">
            <text:p>0.1884057971</text:p>
          </table:table-cell>
          <table:table-cell office:value-type="float" office:value="3.61115942028986">
            <text:p>3.6111594203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875">
            <text:p>0.1875</text:p>
          </table:table-cell>
          <table:table-cell office:value-type="float" office:value="3.89625">
            <text:p>3.8962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3.361875">
            <text:p>3.361875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875">
            <text:p>0.1875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875">
            <text:p>0.1875</text:p>
          </table:table-cell>
          <table:table-cell office:value-type="float" office:value="3.49">
            <text:p>3.49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4.1540625">
            <text:p>4.1540625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.186813186813187">
            <text:p>0.1868131868</text:p>
          </table:table-cell>
          <table:table-cell office:value-type="float" office:value="3.38340659340659">
            <text:p>3.3834065934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186046511627907">
            <text:p>0.1860465116</text:p>
          </table:table-cell>
          <table:table-cell office:value-type="float" office:value="4.64872093023256">
            <text:p>4.6487209302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185714285714286">
            <text:p>0.1857142857</text:p>
          </table:table-cell>
          <table:table-cell office:value-type="float" office:value="3.74771428571429">
            <text:p>3.7477142857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185185185185185">
            <text:p>0.1851851852</text:p>
          </table:table-cell>
          <table:table-cell office:value-type="float" office:value="4.98925925925926">
            <text:p>4.9892592593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09181818181818">
            <text:p>3.0918181818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3.00272727272727">
            <text:p>3.0027272727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2.74863636363636">
            <text:p>2.7486363636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3.36545454545455">
            <text:p>3.3654545455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5.09454545454546">
            <text:p>5.094545454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5.10363636363636">
            <text:p>5.1036363636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7075">
            <text:p>3.707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2.72727272727273">
            <text:p>2.7272727273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10.4921212121212">
            <text:p>10.4921212121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75454545454545">
            <text:p>3.7545454545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92363636363636">
            <text:p>3.9236363636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3.51454545454545">
            <text:p>3.5145454545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2.77636363636364">
            <text:p>2.7763636364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4.25818181818182">
            <text:p>4.2581818182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78571428571429">
            <text:p>0.1785714286</text:p>
          </table:table-cell>
          <table:table-cell office:value-type="float" office:value="9.43357142857143">
            <text:p>9.4335714286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178571428571429">
            <text:p>0.1785714286</text:p>
          </table:table-cell>
          <table:table-cell office:value-type="float" office:value="3.12678571428571">
            <text:p>3.1267857143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178571428571429">
            <text:p>0.1785714286</text:p>
          </table:table-cell>
          <table:table-cell office:value-type="float" office:value="3.485">
            <text:p>3.48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178571428571429">
            <text:p>0.1785714286</text:p>
          </table:table-cell>
          <table:table-cell office:value-type="float" office:value="4.745">
            <text:p>4.745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78571428571429">
            <text:p>0.1785714286</text:p>
          </table:table-cell>
          <table:table-cell office:value-type="float" office:value="4.18964285714286">
            <text:p>4.1896428571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3.68588235294118">
            <text:p>3.6858823529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76470588235294">
            <text:p>0.1764705882</text:p>
          </table:table-cell>
          <table:table-cell office:value-type="float" office:value="2.69058823529412">
            <text:p>2.6905882353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176470588235294">
            <text:p>0.1764705882</text:p>
          </table:table-cell>
          <table:table-cell office:value-type="float" office:value="5.23705882352941">
            <text:p>5.2370588235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4.13941176470588">
            <text:p>4.1394117647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4.49">
            <text:p>4.49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76470588235294">
            <text:p>0.1764705882</text:p>
          </table:table-cell>
          <table:table-cell office:value-type="float" office:value="3.25823529411765">
            <text:p>3.2582352941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3.59294117647059">
            <text:p>3.5929411765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175438596491228">
            <text:p>0.1754385965</text:p>
          </table:table-cell>
          <table:table-cell office:value-type="float" office:value="3.25438596491228">
            <text:p>3.2543859649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3.71775">
            <text:p>3.71775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174603174603175">
            <text:p>0.1746031746</text:p>
          </table:table-cell>
          <table:table-cell office:value-type="float" office:value="3.59492063492063">
            <text:p>3.5949206349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174603174603175">
            <text:p>0.1746031746</text:p>
          </table:table-cell>
          <table:table-cell office:value-type="float" office:value="5.28079365079365">
            <text:p>5.2807936508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73913043478261">
            <text:p>0.1739130435</text:p>
          </table:table-cell>
          <table:table-cell office:value-type="float" office:value="3.38608695652174">
            <text:p>3.3860869565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171875">
            <text:p>0.171875</text:p>
          </table:table-cell>
          <table:table-cell office:value-type="float" office:value="3.67703125">
            <text:p>3.67703125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71428571428571">
            <text:p>0.1714285714</text:p>
          </table:table-cell>
          <table:table-cell office:value-type="float" office:value="4.05314285714286">
            <text:p>4.0531428571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5.06047619047619">
            <text:p>5.0604761905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5.02083333333333">
            <text:p>5.0208333333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13041666666667">
            <text:p>4.1304166667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09166666666667">
            <text:p>3.091666666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72">
            <text:p>3.72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5.84">
            <text:p>5.84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6.80166666666667">
            <text:p>6.8016666667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48833333333333">
            <text:p>3.4883333333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37">
            <text:p>3.37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32208333333333">
            <text:p>3.3220833333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45833333333333">
            <text:p>2.4583333333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53333333333333">
            <text:p>2.5333333333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10.5325">
            <text:p>10.532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7.95333333333333">
            <text:p>7.9533333333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69416666666667">
            <text:p>2.6941666667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29583333333333">
            <text:p>3.2958333333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36833333333333">
            <text:p>2.3683333333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855">
            <text:p>2.855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28666666666667">
            <text:p>3.2866666667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5.36958333333333">
            <text:p>5.3695833333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23333333333333">
            <text:p>2.2333333333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525">
            <text:p>2.525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5.16166666666667">
            <text:p>5.1616666667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655">
            <text:p>2.65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6.38833333333333">
            <text:p>6.3883333333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83833333333333">
            <text:p>2.8383333333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685">
            <text:p>2.685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6.79333333333333">
            <text:p>6.7933333333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53">
            <text:p>4.53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8.13666666666667">
            <text:p>8.1366666667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12.2866666666667">
            <text:p>12.2866666667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9.69333333333333">
            <text:p>9.6933333333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64">
            <text:p>3.64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20333333333333">
            <text:p>2.2033333333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56666666666667">
            <text:p>2.5666666667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28833333333333">
            <text:p>3.2883333333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34333333333333">
            <text:p>2.3433333333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10.9083333333333">
            <text:p>10.9083333333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885">
            <text:p>3.885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50666666666667">
            <text:p>3.5066666667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635">
            <text:p>2.635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29166666666667">
            <text:p>3.2916666667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2.96">
            <text:p>2.96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575">
            <text:p>3.575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33833333333333">
            <text:p>3.3383333333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26666666666667">
            <text:p>4.2666666667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7.41416666666667">
            <text:p>7.4141666667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40333333333333">
            <text:p>2.4033333333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51416666666667">
            <text:p>2.5141666667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34333333333333">
            <text:p>3.3433333333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61833333333333">
            <text:p>3.6183333333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5.2">
            <text:p>5.2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30833333333333">
            <text:p>4.3083333333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4.75">
            <text:p>4.75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32166666666667">
            <text:p>2.3216666667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045">
            <text:p>3.04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62162162162162">
            <text:p>0.1621621622</text:p>
          </table:table-cell>
          <table:table-cell office:value-type="float" office:value="4.88216216216216">
            <text:p>4.8821621622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62162162162162">
            <text:p>0.1621621622</text:p>
          </table:table-cell>
          <table:table-cell office:value-type="float" office:value="4.52108108108108">
            <text:p>4.5210810811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float" office:value="2.6876">
            <text:p>2.6876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6.1528">
            <text:p>6.1528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4.6531">
            <text:p>4.6531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726">
            <text:p>3.726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float" office:value="6.6816">
            <text:p>6.6816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158730158730159">
            <text:p>0.1587301587</text:p>
          </table:table-cell>
          <table:table-cell office:value-type="float" office:value="3.56412698412698">
            <text:p>3.5641269841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4.50105263157895">
            <text:p>4.5010526316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3.80947368421053">
            <text:p>3.8094736842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5625">
            <text:p>0.15625</text:p>
          </table:table-cell>
          <table:table-cell office:value-type="float" office:value="4.303125">
            <text:p>4.30312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155172413793103">
            <text:p>0.1551724138</text:p>
          </table:table-cell>
          <table:table-cell office:value-type="float" office:value="4.68224137931034">
            <text:p>4.6822413793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3.36923076923077">
            <text:p>3.3692307692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4.00730769230769">
            <text:p>4.0073076923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3.63615384615385">
            <text:p>3.6361538462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153846153846154">
            <text:p>0.1538461538</text:p>
          </table:table-cell>
          <table:table-cell office:value-type="float" office:value="3.05769230769231">
            <text:p>3.0576923077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4.99230769230769">
            <text:p>4.9923076923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53846153846154">
            <text:p>0.1538461538</text:p>
          </table:table-cell>
          <table:table-cell office:value-type="float" office:value="5.03384615384615">
            <text:p>5.0338461538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3.219">
            <text:p>3.219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4.0605">
            <text:p>4.0605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4.6255">
            <text:p>4.6255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149253731343284">
            <text:p>0.1492537313</text:p>
          </table:table-cell>
          <table:table-cell office:value-type="float" office:value="5.19029850746269">
            <text:p>5.1902985075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48936170212766">
            <text:p>0.1489361702</text:p>
          </table:table-cell>
          <table:table-cell office:value-type="float" office:value="3.85148936170213">
            <text:p>3.8514893617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148148148148148">
            <text:p>0.1481481481</text:p>
          </table:table-cell>
          <table:table-cell office:value-type="float" office:value="11.7666666666667">
            <text:p>11.7666666667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148148148148148">
            <text:p>0.1481481481</text:p>
          </table:table-cell>
          <table:table-cell office:value-type="float" office:value="4.23222222222222">
            <text:p>4.2322222222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0.147540983606557">
            <text:p>0.1475409836</text:p>
          </table:table-cell>
          <table:table-cell office:value-type="float" office:value="4.46860655737705">
            <text:p>4.4686065574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146067415730337">
            <text:p>0.1460674157</text:p>
          </table:table-cell>
          <table:table-cell office:value-type="float" office:value="4.83213483146067">
            <text:p>4.8321348315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.144444444444444">
            <text:p>0.1444444444</text:p>
          </table:table-cell>
          <table:table-cell office:value-type="float" office:value="4.66622222222222">
            <text:p>4.6662222222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0.143939393939394">
            <text:p>0.1439393939</text:p>
          </table:table-cell>
          <table:table-cell office:value-type="float" office:value="4.25795454545455">
            <text:p>4.2579545455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05571428571429">
            <text:p>3.0557142857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42457142857143">
            <text:p>4.4245714286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54333333333333">
            <text:p>3.5433333333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3.09142857142857">
            <text:p>3.0914285714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99142857142857">
            <text:p>2.9914285714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27428571428571">
            <text:p>3.2742857143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20.1328571428571">
            <text:p>20.1328571429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25571428571429">
            <text:p>3.2557142857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29392857142857">
            <text:p>3.2939285714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5.86857142857143">
            <text:p>5.8685714286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77571428571429">
            <text:p>3.7757142857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69142857142857">
            <text:p>2.6914285714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98714285714286">
            <text:p>2.9871428571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6.23285714285714">
            <text:p>6.2328571429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4.95">
            <text:p>4.95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5.23571428571429">
            <text:p>5.2357142857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41">
            <text:p>3.41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07142857142857">
            <text:p>3.0714285714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79142857142857">
            <text:p>2.7914285714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5.09857142857143">
            <text:p>5.0985714286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79714285714286">
            <text:p>2.7971428571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4.87">
            <text:p>4.87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63571428571429">
            <text:p>3.6357142857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94857142857143">
            <text:p>3.9485714286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141025641025641">
            <text:p>0.141025641</text:p>
          </table:table-cell>
          <table:table-cell office:value-type="float" office:value="5.01282051282051">
            <text:p>5.0128205128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38888888888889">
            <text:p>0.1388888889</text:p>
          </table:table-cell>
          <table:table-cell office:value-type="float" office:value="4.32388888888889">
            <text:p>4.3238888889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138461538461538">
            <text:p>0.1384615385</text:p>
          </table:table-cell>
          <table:table-cell office:value-type="float" office:value="3.23953846153846">
            <text:p>3.2395384615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138461538461538">
            <text:p>0.1384615385</text:p>
          </table:table-cell>
          <table:table-cell office:value-type="float" office:value="4.79169230769231">
            <text:p>4.7916923077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136363636363636">
            <text:p>0.1363636364</text:p>
          </table:table-cell>
          <table:table-cell office:value-type="float" office:value="2.995">
            <text:p>2.995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office:value-type="float" office:value="9.79590909090909">
            <text:p>9.7959090909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office:value-type="float" office:value="4.58933333333333">
            <text:p>4.5893333333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133333333333333">
            <text:p>0.1333333333</text:p>
          </table:table-cell>
          <table:table-cell office:value-type="float" office:value="2.74133333333333">
            <text:p>2.7413333333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133333333333333">
            <text:p>0.1333333333</text:p>
          </table:table-cell>
          <table:table-cell office:value-type="float" office:value="3.052">
            <text:p>3.052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3.5895652173913">
            <text:p>3.5895652174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3.67434782608696">
            <text:p>3.6743478261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3.1925">
            <text:p>3.1925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47625">
            <text:p>3.47625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97125">
            <text:p>4.97125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3.5625">
            <text:p>3.562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94875">
            <text:p>2.94875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53">
            <text:p>3.53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8">
            <text:p>3.8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9.45375">
            <text:p>9.45375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3.87375">
            <text:p>3.8737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4.1825">
            <text:p>4.1825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69875">
            <text:p>3.69875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3.49941176470588">
            <text:p>3.4994117647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4.92470588235294">
            <text:p>4.9247058824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4.34576923076923">
            <text:p>4.3457692308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14285714285714">
            <text:p>0.1142857143</text:p>
          </table:table-cell>
          <table:table-cell office:value-type="float" office:value="3.80171428571429">
            <text:p>3.8017142857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11111111111111">
            <text:p>0.1111111111</text:p>
          </table:table-cell>
          <table:table-cell office:value-type="float" office:value="2.72333333333333">
            <text:p>2.7233333333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64888888888889">
            <text:p>4.6488888889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45555555555556">
            <text:p>3.4555555556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5.05111111111111">
            <text:p>5.0511111111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3.10888888888889">
            <text:p>3.1088888889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24888888888889">
            <text:p>3.2488888889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3.46333333333333">
            <text:p>3.4633333333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76444444444445">
            <text:p>4.7644444444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2.55222222222222">
            <text:p>2.5522222222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92111111111111">
            <text:p>3.9211111111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54277777777778">
            <text:p>4.5427777778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17111111111111">
            <text:p>4.1711111111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19888888888889">
            <text:p>3.1988888889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10.6533333333333">
            <text:p>10.6533333333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70555555555556">
            <text:p>3.7055555556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77888888888889">
            <text:p>3.7788888889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89">
            <text:p>3.89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30111111111111">
            <text:p>3.3011111111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108695652173913">
            <text:p>0.1086956522</text:p>
          </table:table-cell>
          <table:table-cell office:value-type="float" office:value="4.68804347826087">
            <text:p>4.6880434783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07142857142857">
            <text:p>0.1071428571</text:p>
          </table:table-cell>
          <table:table-cell office:value-type="float" office:value="5.88357142857143">
            <text:p>5.8835714286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9</text:p>
          </table:table-cell>
          <table:table-cell office:value-type="float" office:value="4.81315789473684">
            <text:p>4.8131578947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9</text:p>
          </table:table-cell>
          <table:table-cell office:value-type="float" office:value="3.95368421052632">
            <text:p>3.9536842105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02040816326531">
            <text:p>0.1020408163</text:p>
          </table:table-cell>
          <table:table-cell office:value-type="float" office:value="3.63714285714286">
            <text:p>3.6371428571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064">
            <text:p>4.064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3.801">
            <text:p>3.801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9.226">
            <text:p>9.226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082">
            <text:p>4.082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.684">
            <text:p>2.684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233">
            <text:p>4.233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963">
            <text:p>3.963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06">
            <text:p>4.606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796">
            <text:p>4.796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.526">
            <text:p>2.526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909090909090909">
            <text:p>0.0909090909</text:p>
          </table:table-cell>
          <table:table-cell office:value-type="float" office:value="2.69636363636364">
            <text:p>2.6963636364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909090909090909">
            <text:p>0.0909090909</text:p>
          </table:table-cell>
          <table:table-cell office:value-type="float" office:value="3.31363636363636">
            <text:p>3.3136363636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909090909090909">
            <text:p>0.0909090909</text:p>
          </table:table-cell>
          <table:table-cell office:value-type="float" office:value="2.80454545454545">
            <text:p>2.804545454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3.59">
            <text:p>3.59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3.61818181818182">
            <text:p>3.6181818182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909090909090909">
            <text:p>0.0909090909</text:p>
          </table:table-cell>
          <table:table-cell office:value-type="float" office:value="5.45636363636364">
            <text:p>5.4563636364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5.05">
            <text:p>5.05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851063829787234">
            <text:p>0.085106383</text:p>
          </table:table-cell>
          <table:table-cell office:value-type="float" office:value="5.13851063829787">
            <text:p>5.1385106383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2.10916666666667">
            <text:p>2.1091666667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4.2425">
            <text:p>4.242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3.68583333333333">
            <text:p>3.6858333333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2.31666666666667">
            <text:p>2.3166666667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9.57416666666667">
            <text:p>9.5741666667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4.03833333333333">
            <text:p>4.0383333333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833333333333333">
            <text:p>0.0833333333</text:p>
          </table:table-cell>
          <table:table-cell office:value-type="float" office:value="3.33333333333333">
            <text:p>3.3333333333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10.265">
            <text:p>10.265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3.58416666666667">
            <text:p>3.5841666667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office:value-type="float" office:value="9.88307692307692">
            <text:p>9.8830769231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office:value-type="float" office:value="3.31807692307692">
            <text:p>3.3180769231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office:value-type="float" office:value="5.00307692307692">
            <text:p>5.0030769231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5.50428571428571">
            <text:p>5.5042857143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11.2164285714286">
            <text:p>11.2164285714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4.055">
            <text:p>4.05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4.40214285714286">
            <text:p>4.4021428571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11.6493333333333">
            <text:p>11.6493333333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66666666666667">
            <text:p>0.0666666667</text:p>
          </table:table-cell>
          <table:table-cell office:value-type="float" office:value="2.88866666666667">
            <text:p>2.8886666667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66666666666667">
            <text:p>0.0666666667</text:p>
          </table:table-cell>
          <table:table-cell office:value-type="float" office:value="4.432">
            <text:p>4.432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66666666666667">
            <text:p>0.0666666667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11.955625">
            <text:p>11.955625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office:value-type="float" office:value="10.1617647058824">
            <text:p>10.1617647059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555555556</text:p>
          </table:table-cell>
          <table:table-cell office:value-type="float" office:value="4.25833333333333">
            <text:p>4.2583333333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.185">
            <text:p>13.18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.13">
            <text:p>10.13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0.9675">
            <text:p>10.9675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.5">
            <text:p>10.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.25">
            <text:p>33.25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65">
            <text:p>3.665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05">
            <text:p>2.705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915">
            <text:p>4.915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.21">
            <text:p>10.21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2.75">
            <text:p>22.75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91666666666667">
            <text:p>4.9166666667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18">
            <text:p>3.718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.685">
            <text:p>9.68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4125">
            <text:p>3.24125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7.47">
            <text:p>57.47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.72857142857143">
            <text:p>3.7285714286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.36">
            <text:p>10.36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54333333333333">
            <text:p>5.5433333333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53">
            <text:p>3.53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.479375">
            <text:p>4.47937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.79875">
            <text:p>12.7987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6">
            <text:p>3.56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436">
            <text:p>4.436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.9475">
            <text:p>10.9475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25">
            <text:p>2.825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95">
            <text:p>3.895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45333333333333">
            <text:p>3.4533333333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.23">
            <text:p>10.2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2">
            <text:p>4.2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05">
            <text:p>2.605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5075">
            <text:p>3.5075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8">
            <text:p>18.18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7075">
            <text:p>7.7075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.764">
            <text:p>10.764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.31">
            <text:p>9.31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761">
            <text:p>27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.7">
            <text:p>4.7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9333333333333">
            <text:p>2.1933333333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.25">
            <text:p>22.2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.93555555555556">
            <text:p>9.9355555556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40571428571429">
            <text:p>4.4057142857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9.9081818181818">
            <text:p>19.9081818182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57">
            <text:p>4.57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8025">
            <text:p>4.8025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92">
            <text:p>5.92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398">
            <text:p>4.398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1425">
            <text:p>4.1425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96">
            <text:p>4.96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.75">
            <text:p>9.75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9.93076923076923">
            <text:p>9.9307692308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2875">
            <text:p>3.2875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4571428571429">
            <text:p>3.1457142857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25">
            <text:p>2.525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59">
            <text:p>4.59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15">
            <text:p>3.015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13">
            <text:p>4.13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6">
            <text:p>2.96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.8">
            <text:p>7.8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5">
            <text:p>16.5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.035">
            <text:p>9.03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.75">
            <text:p>8.7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75">
            <text:p>4.7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">
            <text:p>2.57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68">
            <text:p>3.768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645">
            <text:p>6.64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.3633333333333">
            <text:p>18.3633333333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15">
            <text:p>3.41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.9375">
            <text:p>9.937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525">
            <text:p>4.52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9333333333333">
            <text:p>2.6933333333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9225">
            <text:p>3.9225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98">
            <text:p>5.98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9">
            <text:p>2.69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.044">
            <text:p>10.044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7375">
            <text:p>3.17375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.9866666666667">
            <text:p>24.9866666667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5">
            <text:p>3.5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55">
            <text:p>2.455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28">
            <text:p>4.28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.31">
            <text:p>13.31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5">
            <text:p>6.3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.015">
            <text:p>5.015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45">
            <text:p>3.24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.786">
            <text:p>9.786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93">
            <text:p>4.93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12333333333333">
            <text:p>3.1233333333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7333333333333">
            <text:p>3.7733333333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4">
            <text:p>3.14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74333333333333">
            <text:p>4.7433333333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25">
            <text:p>3.525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385">
            <text:p>3.385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75333333333333">
            <text:p>3.7533333333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77">
            <text:p>3.77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6">
            <text:p>3.96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.3325">
            <text:p>9.3325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39833333333333">
            <text:p>3.3983333333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85">
            <text:p>2.485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.88">
            <text:p>7.88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25">
            <text:p>3.125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85">
            <text:p>3.485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8">
            <text:p>3.68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0975">
            <text:p>4.0975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24333333333333">
            <text:p>3.2433333333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406">
            <text:p>4.406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0025">
            <text:p>8.0025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4666666666667">
            <text:p>2.6466666667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9.62333333333333">
            <text:p>9.6233333333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.7225">
            <text:p>24.722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.6575">
            <text:p>9.6575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788">
            <text:p>4.788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.70833333333333">
            <text:p>9.7083333333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.96142857142857">
            <text:p>8.9614285714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.415">
            <text:p>14.41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5">
            <text:p>9.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.35">
            <text:p>24.35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85">
            <text:p>2.285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91166666666667">
            <text:p>3.9116666667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.156">
            <text:p>10.156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45">
            <text:p>3.245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9166666666667">
            <text:p>2.2916666667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75">
            <text:p>4.7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745">
            <text:p>4.745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1.37">
            <text:p>21.37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55">
            <text:p>6.5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.25">
            <text:p>10.25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.26">
            <text:p>10.26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.205">
            <text:p>9.205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.5233333333333">
            <text:p>10.5233333333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25">
            <text:p>3.325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275">
            <text:p>2.7275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67">
            <text:p>8.67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39">
            <text:p>9.39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925">
            <text:p>2.8925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975">
            <text:p>3.97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15">
            <text:p>2.815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.4033333333333">
            <text:p>11.4033333333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.3625">
            <text:p>8.3625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21">
            <text:p>5.21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5333333333333">
            <text:p>2.3533333333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.2">
            <text:p>8.2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65">
            <text:p>3.66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985">
            <text:p>3.98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33333333333">
            <text:p>13.8833333333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2666666666667">
            <text:p>2.1266666667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1">
            <text:p>3.51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6666666666667">
            <text:p>2.6666666667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.9933333333333">
            <text:p>14.9933333333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1.63">
            <text:p>21.63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.515">
            <text:p>6.51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0.38">
            <text:p>20.38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3525">
            <text:p>4.3525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425">
            <text:p>6.425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.626">
            <text:p>10.626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85">
            <text:p>3.28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17">
            <text:p>6.17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95">
            <text:p>3.9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75">
            <text:p>16.17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.0775">
            <text:p>7.0775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4">
            <text:p>4.64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11">
            <text:p>7.11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92">
            <text:p>2.692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.94222222222222">
            <text:p>3.9422222222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25">
            <text:p>3.225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95">
            <text:p>4.95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.95">
            <text:p>13.95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5666666666667">
            <text:p>2.9566666667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95">
            <text:p>3.95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345">
            <text:p>5.345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.424">
            <text:p>4.424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15">
            <text:p>3.215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98333333333333">
            <text:p>4.9833333333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7">
            <text:p>2.87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95">
            <text:p>3.39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57888888888889">
            <text:p>5.5788888889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.93666666666667">
            <text:p>5.9366666667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35">
            <text:p>2.335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69">
            <text:p>7.69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33333333333333">
            <text:p>4.3333333333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8666666666667">
            <text:p>2.4866666667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265">
            <text:p>4.265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75">
            <text:p>3.475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 table:visibility="filter">
          <table:table-cell office:value-type="float" office:value="2681">
            <text:p>268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3">
            <text:p>3.43</text:p>
          </table:table-cell>
        </table:table-row>
        <table:table-row table:style-name="ro2" table:visibility="filter">
          <table:table-cell office:value-type="float" office:value="3607">
            <text:p>36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9">
            <text:p>3.39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05">
            <text:p>2.805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1">
            <text:p>3.51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305">
            <text:p>3.305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5333333333333">
            <text:p>2.1533333333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325">
            <text:p>3.32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785">
            <text:p>4.78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49">
            <text:p>4.49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6333333333333">
            <text:p>3.8633333333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52">
            <text:p>9.52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59">
            <text:p>4.59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25">
            <text:p>5.25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15">
            <text:p>2.715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9825">
            <text:p>3.982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25">
            <text:p>3.42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975">
            <text:p>2.497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45">
            <text:p>2.045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.13222222222222">
            <text:p>3.1322222222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48">
            <text:p>4.48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.65">
            <text:p>12.65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7333333333333">
            <text:p>2.1733333333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5">
            <text:p>2.575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105">
            <text:p>3.105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92">
            <text:p>5.92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.085">
            <text:p>7.085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43">
            <text:p>5.43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21">
            <text:p>3.21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00333333333333">
            <text:p>4.0033333333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.05666666666667">
            <text:p>5.0566666667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375">
            <text:p>3.375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.6585714285714">
            <text:p>11.6585714286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.5">
            <text:p>10.5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.5316666666667">
            <text:p>10.5316666667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156">
            <text:p>6.156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2120">
            <text:p>21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09">
            <text:p>4.09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6">
            <text:p>4.16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75">
            <text:p>2.37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4">
            <text:p>4.34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915">
            <text:p>3.915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.46">
            <text:p>8.46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.26">
            <text:p>5.26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7666666666667">
            <text:p>2.0766666667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.771">
            <text:p>10.77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25">
            <text:p>2.92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.01">
            <text:p>12.01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.106">
            <text:p>7.106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.31285714285714">
            <text:p>5.3128571429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2">
            <text:p>3.32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35">
            <text:p>2.735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17">
            <text:p>4.17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82">
            <text:p>5.82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2408">
            <text:p>240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25">
            <text:p>9.25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.92">
            <text:p>21.92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.32">
            <text:p>11.32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41">
            <text:p>3.41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4333333333333">
            <text:p>2.4433333333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375">
            <text:p>3.375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0885714285714">
            <text:p>12.0885714286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94">
            <text:p>15.94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.37">
            <text:p>9.3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02">
            <text:p>2.702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46">
            <text:p>13.46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06">
            <text:p>4.06</text:p>
          </table:table-cell>
        </table:table-row>
        <table:table-row table:style-name="ro2" table:visibility="filter">
          <table:table-cell office:value-type="float" office:value="2395">
            <text:p>23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83">
            <text:p>6.83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.025">
            <text:p>15.025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85">
            <text:p>2.385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91">
            <text:p>2.91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415">
            <text:p>3.415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15">
            <text:p>2.615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3096">
            <text:p>30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.1975">
            <text:p>5.1975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64">
            <text:p>3.64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2">
            <text:p>2.72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5">
            <text:p>2.24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11">
            <text:p>3.11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1">
            <text:p>3.01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95">
            <text:p>2.695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13">
            <text:p>8.13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8666666666667">
            <text:p>2.9866666667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99">
            <text:p>3.99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29">
            <text:p>5.29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15333333333333">
            <text:p>4.1533333333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465">
            <text:p>4.465</text:p>
          </table:table-cell>
        </table:table-row>
        <table:table-row table:style-name="ro2" table:visibility="filter">
          <table:table-cell office:value-type="float" office:value="2506">
            <text:p>25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55">
            <text:p>2.65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.13666666666667">
            <text:p>5.1366666667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534">
            <text:p>25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.185">
            <text:p>19.185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.2716666666667">
            <text:p>10.2716666667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68333333333333">
            <text:p>5.6833333333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2">
            <text:p>4.62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79666666666667">
            <text:p>8.7966666667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1">
            <text:p>4.31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1775">
            <text:p>4.1775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95">
            <text:p>5.95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3525">
            <text:p>4.3525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375">
            <text:p>2.937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5">
            <text:p>3.75</text:p>
          </table:table-cell>
        </table:table-row>
        <table:table-row table:style-name="ro2" table:visibility="filter">
          <table:table-cell office:value-type="float" office:value="2913">
            <text:p>29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55">
            <text:p>3.255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74">
            <text:p>3.74</text:p>
          </table:table-cell>
        </table:table-row>
        <table:table-row table:style-name="ro2" table:visibility="filter">
          <table:table-cell office:value-type="float" office:value="2172">
            <text:p>217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05">
            <text:p>3.205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001">
            <text:p>30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9">
            <text:p>3.49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91666666666667">
            <text:p>3.9166666667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43333333333333">
            <text:p>3.4333333333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1931">
            <text:p>19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85">
            <text:p>4.85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755">
            <text:p>4.755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4">
            <text:p>3.24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615">
            <text:p>4.615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695">
            <text:p>7.695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4">
            <text:p>3.14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4">
            <text:p>3.34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82">
            <text:p>4.82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42">
            <text:p>9.42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9">
            <text:p>3.09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8333333333333">
            <text:p>3.7833333333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63666666666667">
            <text:p>3.6366666667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2849">
            <text:p>28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75">
            <text:p>4.75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5">
            <text:p>3.875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25">
            <text:p>3.425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83">
            <text:p>7.83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68">
            <text:p>3.68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510">
            <text:p>25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5">
            <text:p>2.575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1">
            <text:p>4.31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95">
            <text:p>2.49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.28">
            <text:p>12.28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2191">
            <text:p>21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.55">
            <text:p>6.55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136">
            <text:p>3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0666666666667">
            <text:p>2.5066666667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165">
            <text:p>6.165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55">
            <text:p>2.355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</table:table-row>
        <table:table-row table:style-name="ro2" table:visibility="filter">
          <table:table-cell office:value-type="float" office:value="1961">
            <text:p>19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43333333333333">
            <text:p>3.4333333333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.5533333333333">
            <text:p>20.5533333333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67">
            <text:p>4.67</text:p>
          </table:table-cell>
        </table:table-row>
        <table:table-row table:style-name="ro2" table:visibility="filter">
          <table:table-cell office:value-type="float" office:value="3168">
            <text:p>31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98">
            <text:p>3.98</text:p>
          </table:table-cell>
        </table:table-row>
        <table:table-row table:style-name="ro2" table:visibility="filter">
          <table:table-cell office:value-type="float" office:value="3437">
            <text:p>34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.25">
            <text:p>10.25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43">
            <text:p>5.43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21">
            <text:p>5.21</text:p>
          </table:table-cell>
        </table:table-row>
        <table:table-row table:style-name="ro2" table:visibility="filter">
          <table:table-cell office:value-type="float" office:value="2976">
            <text:p>29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2175">
            <text:p>21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9">
            <text:p>3.59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</table:table-row>
        <table:table-row table:style-name="ro2" table:visibility="filter">
          <table:table-cell office:value-type="float" office:value="2905">
            <text:p>29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72">
            <text:p>3.72</text:p>
          </table:table-cell>
        </table:table-row>
        <table:table-row table:style-name="ro2" table:visibility="filter">
          <table:table-cell office:value-type="float" office:value="2751">
            <text:p>275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05">
            <text:p>3.205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5">
            <text:p>3.25</text:p>
          </table:table-cell>
        </table:table-row>
        <table:table-row table:style-name="ro2" table:visibility="filter">
          <table:table-cell office:value-type="float" office:value="2319">
            <text:p>23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15">
            <text:p>2.815</text:p>
          </table:table-cell>
        </table:table-row>
        <table:table-row table:style-name="ro2" table:visibility="filter">
          <table:table-cell office:value-type="float" office:value="2390">
            <text:p>23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2882">
            <text:p>288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93">
            <text:p>6.93</text:p>
          </table:table-cell>
        </table:table-row>
        <table:table-row table:style-name="ro2" table:visibility="filter">
          <table:table-cell office:value-type="float" office:value="3705">
            <text:p>37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6">
            <text:p>3.66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7">
            <text:p>3.47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98">
            <text:p>4.98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25">
            <text:p>3.225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578">
            <text:p>25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2659">
            <text:p>2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92">
            <text:p>3.92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06">
            <text:p>3.06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71">
            <text:p>3.71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 table:visibility="filter">
          <table:table-cell office:value-type="float" office:value="3595">
            <text:p>35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75">
            <text:p>4.75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85">
            <text:p>3.485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21">
            <text:p>6.21</text:p>
          </table:table-cell>
        </table:table-row>
        <table:table-row table:style-name="ro2" table:visibility="filter">
          <table:table-cell office:value-type="float" office:value="2876">
            <text:p>28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8">
            <text:p>3.98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2096">
            <text:p>20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2">
            <text:p>3.02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9">
            <text:p>3.69</text:p>
          </table:table-cell>
        </table:table-row>
        <table:table-row table:style-name="ro2" table:visibility="filter">
          <table:table-cell office:value-type="float" office:value="1947">
            <text:p>19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7">
            <text:p>3.87</text:p>
          </table:table-cell>
        </table:table-row>
        <table:table-row table:style-name="ro2" table:visibility="filter">
          <table:table-cell office:value-type="float" office:value="2739">
            <text:p>27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.05">
            <text:p>9.05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3099">
            <text:p>30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3294">
            <text:p>32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33">
            <text:p>19.33</text:p>
          </table:table-cell>
        </table:table-row>
        <table:table-row table:style-name="ro2" table:visibility="filter">
          <table:table-cell office:value-type="float" office:value="3349">
            <text:p>33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21">
            <text:p>5.21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87">
            <text:p>5.87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314">
            <text:p>33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183">
            <text:p>21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5">
            <text:p>3.55</text:p>
          </table:table-cell>
        </table:table-row>
        <table:table-row table:style-name="ro2" table:visibility="filter"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3">
            <text:p>3.53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755">
            <text:p>27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2777">
            <text:p>27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5">
            <text:p>19.5</text:p>
          </table:table-cell>
        </table:table-row>
        <table:table-row table:style-name="ro2" table:visibility="filter">
          <table:table-cell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057">
            <text:p>30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2624">
            <text:p>26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2">
            <text:p>4.32</text:p>
          </table:table-cell>
        </table:table-row>
      </table:table>
      <table:database-ranges>
        <table:database-range table:target-range-address="Sheet1.A1:Sheet1.E3376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1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12:08.04</dc:date>
    <dc:creator>Gajo </dc:creator>
    <meta:document-statistic meta:table-count="1" meta:cell-count="16880" meta:object-count="0"/>
    <meta:generator>OpenOffice/4.1.3$Win32 OpenOffice.org_project/413m1$Build-9783</meta:generator>
  </office:meta>
</office:document-meta>
</file>